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42.37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208.1mm"/>
    </style:style>
    <style:style style:name="co11" style:family="table-column">
      <style:table-column-properties fo:break-before="auto" style:column-width="43.57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52.51mm"/>
    </style:style>
    <style:style style:name="co15" style:family="table-column">
      <style:table-column-properties fo:break-before="auto" style:column-width="14.99mm"/>
    </style:style>
    <style:style style:name="co16" style:family="table-column">
      <style:table-column-properties fo:break-before="auto" style:column-width="39.51mm"/>
    </style:style>
    <style:style style:name="co17" style:family="table-column">
      <style:table-column-properties fo:break-before="auto" style:column-width="26.19mm"/>
    </style:style>
    <style:style style:name="co18" style:family="table-column">
      <style:table-column-properties fo:break-before="auto" style:column-width="6.53mm"/>
    </style:style>
    <style:style style:name="co19" style:family="table-column">
      <style:table-column-properties fo:break-before="auto" style:column-width="36.48mm"/>
    </style:style>
    <style:style style:name="co20" style:family="table-column">
      <style:table-column-properties fo:break-before="auto" style:column-width="37.39mm"/>
    </style:style>
    <style:style style:name="co21" style:family="table-column">
      <style:table-column-properties fo:break-before="auto" style:column-width="15.59mm"/>
    </style:style>
    <style:style style:name="co22" style:family="table-column">
      <style:table-column-properties fo:break-before="auto" style:column-width="8.64mm"/>
    </style:style>
    <style:style style:name="co23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58.63mm"/>
    </style:style>
    <style:style style:name="co25" style:family="table-column">
      <style:table-column-properties fo:break-before="auto" style:column-width="9.88mm"/>
    </style:style>
    <style:style style:name="co26" style:family="table-column">
      <style:table-column-properties fo:break-before="auto" style:column-width="16.69mm"/>
    </style:style>
    <style:style style:name="co27" style:family="table-column">
      <style:table-column-properties fo:break-before="auto" style:column-width="49.37mm"/>
    </style:style>
    <style:style style:name="co28" style:family="table-column">
      <style:table-column-properties fo:break-before="auto" style:column-width="90.22mm"/>
    </style:style>
    <style:style style:name="co29" style:family="table-column">
      <style:table-column-properties fo:break-before="auto" style:column-width="26.76mm"/>
    </style:style>
    <style:style style:name="co30" style:family="table-column">
      <style:table-column-properties fo:break-before="auto" style:column-width="99.75mm"/>
    </style:style>
    <style:style style:name="co31" style:family="table-column">
      <style:table-column-properties fo:break-before="auto" style:column-width="8.78mm"/>
    </style:style>
    <style:style style:name="co32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 style:data-style-name="N99">
      <style:text-properties style:text-position=""/>
    </style:style>
    <style:style style:name="ce7" style:family="table-cell" style:parent-style-name="Default">
      <style:table-cell-properties fo:background-color="#ff6600"/>
      <style:text-properties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99"/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4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a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r</text:p>
          </table:table-cell>
          <table:table-cell table:number-columns-repeated="2" office:value-type="string" calcext:value-type="string">
            <text:p>Afrikaan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Afric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mh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Ethi</text:p>
          </table:table-cell>
          <table:table-cell office:value-type="string" calcext:value-type="string">
            <text:p>Amári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العربية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Arábica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ərbaycanca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Azerbaiy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Bielorrus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български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Búlgar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Beng</text:p>
          </table:table-cell>
          <table:table-cell office:value-type="string" calcext:value-type="string">
            <text:p>Bengalí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ans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Bosni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Catalán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ceb</text:p>
          </table:table-cell>
          <table:table-cell table:number-columns-repeated="2" office:value-type="string" calcext:value-type="string">
            <text:p>Cebuano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u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Cors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Che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Gal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Dan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Alemán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rek</text:p>
          </table:table-cell>
          <table:table-cell office:value-type="string" calcext:value-type="string">
            <text:p>Grieg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Ingl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epo</text:p>
          </table:table-cell>
          <table:table-cell table:number-columns-repeated="2" office:value-type="string" calcext:value-type="string">
            <text:p>Esperanto</text:p>
          </table:table-cell>
          <table:table-cell office:value-type="string" calcext:value-type="string">
            <text:p>Artificial Language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Esperanto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Español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esti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Estoni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Vas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فارسی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Persa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uomi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Finland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Franc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isian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Frisi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Gaéli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Scots Gaelic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Gaélico escoc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lg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Galleg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j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ujr</text:p>
          </table:table-cell>
          <table:table-cell office:value-type="string" calcext:value-type="string">
            <text:p>Gujarati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u</text:p>
          </table:table-cell>
          <table:table-cell table:number-columns-repeated="2" office:value-type="string" calcext:value-type="string">
            <text:p>Hausa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Hausa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haw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ʻŌlelo Hawaiʻi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Hawai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עִבְרִית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Hebr</text:p>
          </table:table-cell>
          <table:table-cell office:value-type="string" calcext:value-type="string">
            <text:p>Hebre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Hindi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hmn</text:p>
          </table:table-cell>
          <table:table-cell office:value-type="string" calcext:value-type="string">
            <text:p>Hmong</text:p>
          </table:table-cell>
          <table:table-cell office:value-type="string" calcext:value-type="string">
            <text:p>Hmoob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Hmong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Croata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itian Creole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Creole haiti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Húngar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mn</text:p>
          </table:table-cell>
          <table:table-cell office:value-type="string" calcext:value-type="string">
            <text:p>Armeni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Indonesi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ibo</text:p>
          </table:table-cell>
          <table:table-cell table:number-columns-repeated="2" office:value-type="string" calcext:value-type="string">
            <text:p>Igbo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Igbo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Island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Itali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Japonic</text:p>
          </table:table-cell>
          <table:table-cell office:value-type="string" calcext:value-type="string">
            <text:p>Jpan</text:p>
          </table:table-cell>
          <table:table-cell office:value-type="string" calcext:value-type="string">
            <text:p>Japon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jv</text:p>
          </table:table-cell>
          <table:table-cell office:value-type="string" calcext:value-type="string">
            <text:p>ja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Javan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Kartvelian</text:p>
          </table:table-cell>
          <table:table-cell office:value-type="string" calcext:value-type="string">
            <text:p>Geor</text:p>
          </table:table-cell>
          <table:table-cell office:value-type="string" calcext:value-type="string">
            <text:p>Georgi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Kazakh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mer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Khmr</text:p>
          </table:table-cell>
          <table:table-cell office:value-type="string" calcext:value-type="string">
            <text:p>Jemer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Knda</text:p>
          </table:table-cell>
          <table:table-cell office:value-type="string" calcext:value-type="string">
            <text:p>Kannada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한국어</text:p>
          </table:table-cell>
          <table:table-cell office:value-type="string" calcext:value-type="string">
            <text:p>Koreanic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Core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î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Kurd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yrgyz</text:p>
          </table:table-cell>
          <table:table-cell office:value-type="string" calcext:value-type="string">
            <text:p>Кыргызча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Kirguí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Latín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tz</text:p>
          </table:table-cell>
          <table:table-cell office:value-type="string" calcext:value-type="string">
            <text:p>Luxembourgish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Luxemburgu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ລາວ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Laoo</text:p>
          </table:table-cell>
          <table:table-cell office:value-type="string" calcext:value-type="string">
            <text:p>Lao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etuvių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Litu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atviešu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Letón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table:number-columns-repeated="2" office:value-type="string" calcext:value-type="string">
            <text:p>Malagasy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Madagascarí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āori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Maorí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Македонски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Macedóni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Mlym</text:p>
          </table:table-cell>
          <table:table-cell office:value-type="string" calcext:value-type="string">
            <text:p>Malayalam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c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Mongol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Maratí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Bahasa Melayu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Malay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Maltés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mww</text:p>
          </table:table-cell>
          <table:table-cell office:value-type="string" calcext:value-type="string">
            <text:p>Hmong Daw</text:p>
          </table:table-cell>
          <table:table-cell office:value-type="string" calcext:value-type="string">
            <text:p>Hmoob Daw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Hmong Daw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မြန်မာစာ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Mymr</text:p>
          </table:table-cell>
          <table:table-cell office:value-type="string" calcext:value-type="string">
            <text:p>Myanmar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Nepalí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Holand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Norueg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Chichewa</text:p>
          </table:table-cell>
          <table:table-cell office:value-type="string" calcext:value-type="string">
            <text:p>Nyanja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Chichewa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otq</text:p>
          </table:table-cell>
          <table:table-cell office:value-type="string" calcext:value-type="string">
            <text:p>Querétaro Otomi</text:p>
          </table:table-cell>
          <table:table-cell office:value-type="string" calcext:value-type="string">
            <text:p>Hñąñho</text:p>
          </table:table-cell>
          <table:table-cell office:value-type="string" calcext:value-type="string">
            <text:p>Oto-Mangu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Querétaro Otomi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ਪੰਜਾਬ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Punjabi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Pola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ashto</text:p>
          </table:table-cell>
          <table:table-cell office:value-type="string" calcext:value-type="string">
            <text:p>پښتو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Pashto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Portugu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manian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Rum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Rus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سنڌي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Sindhi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hala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Sinhala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Eslova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Eslove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Gagana Sāmoa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Samoan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Shona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omaali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Somalí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Alban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r-Cyrl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Serbian (Cyrillic)</text:p>
          </table:table-cell>
          <table:table-cell office:value-type="string" calcext:value-type="string">
            <text:p>српски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Serbio (cirílico)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r-Latn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Serbian (Latin)</text:p>
          </table:table-cell>
          <table:table-cell office:value-type="string" calcext:value-type="string">
            <text:p>srps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Serbio (latín)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ot</text:p>
          </table:table-cell>
          <table:table-cell table:number-columns-repeated="2" office:value-type="string" calcext:value-type="string">
            <text:p>Sesotho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Sesotho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Sundanese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Sue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Swahili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Taml</text:p>
          </table:table-cell>
          <table:table-cell office:value-type="string" calcext:value-type="string">
            <text:p>Tam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Telugu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gk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Тоҷикӣ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Tajik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ailandés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Filipino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Filipino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tlh</text:p>
          </table:table-cell>
          <table:table-cell office:value-type="string" calcext:value-type="string">
            <text:p>Klingon</text:p>
          </table:table-cell>
          <table:table-cell office:value-type="string" calcext:value-type="string">
            <text:p>tlhIngan Hol</text:p>
          </table:table-cell>
          <table:table-cell office:value-type="string" calcext:value-type="string">
            <text:p>Artificial Language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Klingon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lh-Qaak</text:p>
          </table:table-cell>
          <table:table-cell office:value-type="string" calcext:value-type="string">
            <text:p>tlh</text:p>
          </table:table-cell>
          <table:table-cell office:value-type="string" calcext:value-type="string">
            <text:p>Klingon (pIqaD)</text:p>
          </table:table-cell>
          <table:table-cell office:value-type="string" calcext:value-type="string">
            <text:p> </text:p>
          </table:table-cell>
          <table:table-cell office:value-type="string" calcext:value-type="string">
            <text:p>Artificial Language</text:p>
          </table:table-cell>
          <table:table-cell office:value-type="string" calcext:value-type="string">
            <text:p>Piqd</text:p>
          </table:table-cell>
          <table:table-cell office:value-type="string" calcext:value-type="string">
            <text:p>Klingon (pIqaD)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Tur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татарча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Tártaro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udm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удмурт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Udmurt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Українська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office:value-type="string" calcext:value-type="string">
            <text:p>Ucrani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اُردُو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Urdu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ʻzbek tili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Uzbek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Vietnamita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xh</text:p>
          </table:table-cell>
          <table:table-cell office:value-type="string" calcext:value-type="string">
            <text:p>xho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Xhosa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ייִדיש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Hebr</text:p>
          </table:table-cell>
          <table:table-cell office:value-type="string" calcext:value-type="string">
            <text:p>Yídish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Yoruba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yua</text:p>
          </table:table-cell>
          <table:table-cell office:value-type="string" calcext:value-type="string">
            <text:p>Yucatec Maya</text:p>
          </table:table-cell>
          <table:table-cell office:value-type="string" calcext:value-type="string">
            <text:p>Màaya T'àan</text:p>
          </table:table-cell>
          <table:table-cell office:value-type="string" calcext:value-type="string">
            <text:p>Mayan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Maya yucatec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zh-CN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Chinese Simplified</text:p>
          </table:table-cell>
          <table:table-cell office:value-type="string" calcext:value-type="string">
            <text:p>简体中文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Chino simplificado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zh-TW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Chinese Traditional</text:p>
          </table:table-cell>
          <table:table-cell office:value-type="string" calcext:value-type="string">
            <text:p>正體中文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Hant</text:p>
          </table:table-cell>
          <table:table-cell office:value-type="string" calcext:value-type="string">
            <text:p>Chino tradicional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zul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office:value-type="string" calcext:value-type="string">
            <text:p>Zulú</text:p>
          </table:table-cell>
          <table:table-cell table:style-name="ce3"/>
          <table:table-cell table:number-columns-repeated="1014"/>
        </table:table-row>
        <table:table-row table:style-name="ro1" table:number-rows-repeated="10484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Default"/>
        <table:table-column table:style-name="co7" table:default-cell-style-name="ce2"/>
        <table:table-column table:style-name="co7" table:number-columns-repeated="2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4" table:default-cell-style-name="Default"/>
        <table:table-column table:style-name="co6" table:default-cell-style-name="Default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spell</text:p>
          </table:table-cell>
          <table:table-cell table:style-name="ce1" office:value-type="string" calcext:value-type="string">
            <text:p>english</text:p>
          </table:table-cell>
          <table:table-cell table:style-name="ce1" table:number-columns-repeated="2"/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System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stxLanguage.Add([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"af"</text:p>
          </table:table-cell>
          <table:table-cell office:value-type="string" calcext:value-type="string">
            <text:p>"afr"</text:p>
          </table:table-cell>
          <table:table-cell office:value-type="string" calcext:value-type="string">
            <text:p>("Afric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afrikaans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Afrikaans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3]&amp;&quot;,&quot;&amp;[.B3]&amp;&quot;,&quot;&amp;[.C3]&amp;&quot;,&quot;&amp;[.D3]&amp;&quot;,&quot;&amp;[.E3]&amp;&quot;,&quot;&amp;[.F3]&amp;&quot;,&quot;&amp;[.G3]&amp;&quot;,&quot;&amp;[.H3]&amp;&quot;,&quot;&amp;[.I3]&amp;&quot;,&quot;&amp;[.J3]&amp;[.$Q$2]" office:value-type="string" office:string-value="stxLanguage.Add([&quot;af&quot;,&quot;afr&quot;,(&quot;Africano&quot;), &quot;&quot;,&quot;afrikaans&quot;, &quot;&quot;, &quot;Afrikaans&quot;,&quot;Indo-European&quot;,&quot;Latn&quot;, &quot;&quot;])" calcext:value-type="string">
            <text:p>stxLanguage.Add(["af","afr",("Africano"), "","afrikaans", "", "Afrikaans","Indo-European","Latn", ""])</text:p>
          </table:table-cell>
          <table:table-cell table:formula="of:=IF(LEN([.D3])&gt;3;[.K3];&quot;'&quot;&amp;[.K3])" office:value-type="string" office:string-value="'stxLanguage.Add([&quot;af&quot;,&quot;afr&quot;,(&quot;Africano&quot;), &quot;&quot;,&quot;afrikaans&quot;, &quot;&quot;, &quot;Afrikaans&quot;,&quot;Indo-European&quot;,&quot;Latn&quot;, &quot;&quot;])" calcext:value-type="string">
            <text:p>'stxLanguage.Add(["af","afr",("Africano"), "","afrikaans", "", "Afrikaans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am"</text:p>
          </table:table-cell>
          <table:table-cell office:value-type="string" calcext:value-type="string">
            <text:p>"amh"</text:p>
          </table:table-cell>
          <table:table-cell office:value-type="string" calcext:value-type="string">
            <text:p>("Amáric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amharic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አማርኛ"</text:p>
          </table:table-cell>
          <table:table-cell office:value-type="string" calcext:value-type="string">
            <text:p>"Afro-Asiatic"</text:p>
          </table:table-cell>
          <table:table-cell office:value-type="string" calcext:value-type="string">
            <text:p>"Ethi"</text:p>
          </table:table-cell>
          <table:table-cell office:value-type="string" calcext:value-type="string">
            <text:p><text:s/>""</text:p>
          </table:table-cell>
          <table:table-cell table:formula="of:=[.$L$2]&amp;[.A4]&amp;&quot;,&quot;&amp;[.B4]&amp;&quot;,&quot;&amp;[.C4]&amp;&quot;,&quot;&amp;[.D4]&amp;&quot;,&quot;&amp;[.E4]&amp;&quot;,&quot;&amp;[.F4]&amp;&quot;,&quot;&amp;[.G4]&amp;&quot;,&quot;&amp;[.H4]&amp;&quot;,&quot;&amp;[.I4]&amp;&quot;,&quot;&amp;[.J4]&amp;[.$Q$2]" office:value-type="string" office:string-value="stxLanguage.Add([&quot;am&quot;,&quot;amh&quot;,(&quot;Amárico&quot;), &quot;&quot;,&quot;amharic&quot;, &quot;&quot;, &quot;አማርኛ&quot;,&quot;Afro-Asiatic&quot;,&quot;Ethi&quot;, &quot;&quot;])" calcext:value-type="string">
            <text:p>stxLanguage.Add(["am","amh",("Amárico"), "","amharic", "", "አማርኛ","Afro-Asiatic","Ethi", ""])</text:p>
          </table:table-cell>
          <table:table-cell table:formula="of:=IF(LEN([.D4])&gt;3;[.K4];&quot;'&quot;&amp;[.K4])" office:value-type="string" office:string-value="'stxLanguage.Add([&quot;am&quot;,&quot;amh&quot;,(&quot;Amárico&quot;), &quot;&quot;,&quot;amharic&quot;, &quot;&quot;, &quot;አማርኛ&quot;,&quot;Afro-Asiatic&quot;,&quot;Ethi&quot;, &quot;&quot;])" calcext:value-type="string">
            <text:p>'stxLanguage.Add(["am","amh",("Amárico"), "","amharic", "", "አማርኛ","Afro-Asiatic","Ethi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ar"</text:p>
          </table:table-cell>
          <table:table-cell office:value-type="string" calcext:value-type="string">
            <text:p>"ara"</text:p>
          </table:table-cell>
          <table:table-cell office:value-type="string" calcext:value-type="string">
            <text:p>("Arábic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arabic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العربية"</text:p>
          </table:table-cell>
          <table:table-cell office:value-type="string" calcext:value-type="string">
            <text:p>"Afro-Asiatic"</text:p>
          </table:table-cell>
          <table:table-cell office:value-type="string" calcext:value-type="string">
            <text:p>"Arab"</text:p>
          </table:table-cell>
          <table:table-cell office:value-type="string" calcext:value-type="string">
            <text:p><text:s/>""</text:p>
          </table:table-cell>
          <table:table-cell table:formula="of:=[.$L$2]&amp;[.A5]&amp;&quot;,&quot;&amp;[.B5]&amp;&quot;,&quot;&amp;[.C5]&amp;&quot;,&quot;&amp;[.D5]&amp;&quot;,&quot;&amp;[.E5]&amp;&quot;,&quot;&amp;[.F5]&amp;&quot;,&quot;&amp;[.G5]&amp;&quot;,&quot;&amp;[.H5]&amp;&quot;,&quot;&amp;[.I5]&amp;&quot;,&quot;&amp;[.J5]&amp;[.$Q$2]" office:value-type="string" office:string-value="stxLanguage.Add([&quot;ar&quot;,&quot;ara&quot;,(&quot;Arábica&quot;), &quot;&quot;,&quot;arabic&quot;, &quot;&quot;, &quot;العربية&quot;,&quot;Afro-Asiatic&quot;,&quot;Arab&quot;, &quot;&quot;])" calcext:value-type="string">
            <text:p>stxLanguage.Add(["ar","ara",("Arábica"), "","arabic", "", "العربية","Afro-Asiatic","Arab", ""])</text:p>
          </table:table-cell>
          <table:table-cell table:formula="of:=IF(LEN([.D5])&gt;3;[.K5];&quot;'&quot;&amp;[.K5])" office:value-type="string" office:string-value="'stxLanguage.Add([&quot;ar&quot;,&quot;ara&quot;,(&quot;Arábica&quot;), &quot;&quot;,&quot;arabic&quot;, &quot;&quot;, &quot;العربية&quot;,&quot;Afro-Asiatic&quot;,&quot;Arab&quot;, &quot;&quot;])" calcext:value-type="string">
            <text:p>'stxLanguage.Add(["ar","ara",("Arábica"), "","arabic", "", "العربية","Afro-Asiatic","Arab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az"</text:p>
          </table:table-cell>
          <table:table-cell office:value-type="string" calcext:value-type="string">
            <text:p>"aze"</text:p>
          </table:table-cell>
          <table:table-cell office:value-type="string" calcext:value-type="string">
            <text:p>("Azerbaiy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azerbaijan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Azərbaycanca"</text:p>
          </table:table-cell>
          <table:table-cell office:value-type="string" calcext:value-type="string">
            <text:p>"Turk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6]&amp;&quot;,&quot;&amp;[.B6]&amp;&quot;,&quot;&amp;[.C6]&amp;&quot;,&quot;&amp;[.D6]&amp;&quot;,&quot;&amp;[.E6]&amp;&quot;,&quot;&amp;[.F6]&amp;&quot;,&quot;&amp;[.G6]&amp;&quot;,&quot;&amp;[.H6]&amp;&quot;,&quot;&amp;[.I6]&amp;&quot;,&quot;&amp;[.J6]&amp;[.$Q$2]" office:value-type="string" office:string-value="stxLanguage.Add([&quot;az&quot;,&quot;aze&quot;,(&quot;Azerbaiyano&quot;), &quot;&quot;,&quot;azerbaijani&quot;, &quot;&quot;, &quot;Azərbaycanca&quot;,&quot;Turkic&quot;,&quot;Latn&quot;, &quot;&quot;])" calcext:value-type="string">
            <text:p>stxLanguage.Add(["az","aze",("Azerbaiyano"), "","azerbaijani", "", "Azərbaycanca","Turkic","Latn", ""])</text:p>
          </table:table-cell>
          <table:table-cell table:formula="of:=IF(LEN([.D6])&gt;3;[.K6];&quot;'&quot;&amp;[.K6])" office:value-type="string" office:string-value="'stxLanguage.Add([&quot;az&quot;,&quot;aze&quot;,(&quot;Azerbaiyano&quot;), &quot;&quot;,&quot;azerbaijani&quot;, &quot;&quot;, &quot;Azərbaycanca&quot;,&quot;Turkic&quot;,&quot;Latn&quot;, &quot;&quot;])" calcext:value-type="string">
            <text:p>'stxLanguage.Add(["az","aze",("Azerbaiyano"), "","azerbaijani", "", "Azərbaycanca","Turkic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be"</text:p>
          </table:table-cell>
          <table:table-cell office:value-type="string" calcext:value-type="string">
            <text:p>"bel"</text:p>
          </table:table-cell>
          <table:table-cell office:value-type="string" calcext:value-type="string">
            <text:p>("Bielorrus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belarus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беларуская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7]&amp;&quot;,&quot;&amp;[.B7]&amp;&quot;,&quot;&amp;[.C7]&amp;&quot;,&quot;&amp;[.D7]&amp;&quot;,&quot;&amp;[.E7]&amp;&quot;,&quot;&amp;[.F7]&amp;&quot;,&quot;&amp;[.G7]&amp;&quot;,&quot;&amp;[.H7]&amp;&quot;,&quot;&amp;[.I7]&amp;&quot;,&quot;&amp;[.J7]&amp;[.$Q$2]" office:value-type="string" office:string-value="stxLanguage.Add([&quot;be&quot;,&quot;bel&quot;,(&quot;Bielorruso&quot;), &quot;&quot;,&quot;belarusian&quot;, &quot;&quot;, &quot;беларуская&quot;,&quot;Indo-European&quot;,&quot;Cyrl&quot;, &quot;&quot;])" calcext:value-type="string">
            <text:p>stxLanguage.Add(["be","bel",("Bielorruso"), "","belarusian", "", "беларуская","Indo-European","Cyrl", ""])</text:p>
          </table:table-cell>
          <table:table-cell table:formula="of:=IF(LEN([.D7])&gt;3;[.K7];&quot;'&quot;&amp;[.K7])" office:value-type="string" office:string-value="'stxLanguage.Add([&quot;be&quot;,&quot;bel&quot;,(&quot;Bielorruso&quot;), &quot;&quot;,&quot;belarusian&quot;, &quot;&quot;, &quot;беларуская&quot;,&quot;Indo-European&quot;,&quot;Cyrl&quot;, &quot;&quot;])" calcext:value-type="string">
            <text:p>'stxLanguage.Add(["be","bel",("Bielorruso"), "","belarusian", "", "беларуская","Indo-European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bg"</text:p>
          </table:table-cell>
          <table:table-cell office:value-type="string" calcext:value-type="string">
            <text:p>"bul"</text:p>
          </table:table-cell>
          <table:table-cell office:value-type="string" calcext:value-type="string">
            <text:p>("Búlgaro")</text:p>
          </table:table-cell>
          <table:table-cell office:value-type="string" calcext:value-type="string">
            <text:p><text:s/>"bulgarian"</text:p>
          </table:table-cell>
          <table:table-cell office:value-type="string" calcext:value-type="string">
            <text:p>"bulgar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български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8]&amp;&quot;,&quot;&amp;[.B8]&amp;&quot;,&quot;&amp;[.C8]&amp;&quot;,&quot;&amp;[.D8]&amp;&quot;,&quot;&amp;[.E8]&amp;&quot;,&quot;&amp;[.F8]&amp;&quot;,&quot;&amp;[.G8]&amp;&quot;,&quot;&amp;[.H8]&amp;&quot;,&quot;&amp;[.I8]&amp;&quot;,&quot;&amp;[.J8]&amp;[.$Q$2]" office:value-type="string" office:string-value="stxLanguage.Add([&quot;bg&quot;,&quot;bul&quot;,(&quot;Búlgaro&quot;), &quot;bulgarian&quot;,&quot;bulgarian&quot;, &quot;&quot;, &quot;български&quot;,&quot;Indo-European&quot;,&quot;Cyrl&quot;, &quot;&quot;])" calcext:value-type="string">
            <text:p>stxLanguage.Add(["bg","bul",("Búlgaro"), "bulgarian","bulgarian", "", "български","Indo-European","Cyrl", ""])</text:p>
          </table:table-cell>
          <table:table-cell table:formula="of:=IF(LEN([.D8])&gt;3;[.K8];&quot;'&quot;&amp;[.K8])" office:value-type="string" office:string-value="stxLanguage.Add([&quot;bg&quot;,&quot;bul&quot;,(&quot;Búlgaro&quot;), &quot;bulgarian&quot;,&quot;bulgarian&quot;, &quot;&quot;, &quot;български&quot;,&quot;Indo-European&quot;,&quot;Cyrl&quot;, &quot;&quot;])" calcext:value-type="string">
            <text:p>stxLanguage.Add(["bg","bul",("Búlgaro"), "bulgarian","bulgarian", "", "български","Indo-European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bn"</text:p>
          </table:table-cell>
          <table:table-cell office:value-type="string" calcext:value-type="string">
            <text:p>"ben"</text:p>
          </table:table-cell>
          <table:table-cell office:value-type="string" calcext:value-type="string">
            <text:p>("Bengalí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bengal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বাংলা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Beng"</text:p>
          </table:table-cell>
          <table:table-cell office:value-type="string" calcext:value-type="string">
            <text:p><text:s/>""</text:p>
          </table:table-cell>
          <table:table-cell table:formula="of:=[.$L$2]&amp;[.A9]&amp;&quot;,&quot;&amp;[.B9]&amp;&quot;,&quot;&amp;[.C9]&amp;&quot;,&quot;&amp;[.D9]&amp;&quot;,&quot;&amp;[.E9]&amp;&quot;,&quot;&amp;[.F9]&amp;&quot;,&quot;&amp;[.G9]&amp;&quot;,&quot;&amp;[.H9]&amp;&quot;,&quot;&amp;[.I9]&amp;&quot;,&quot;&amp;[.J9]&amp;[.$Q$2]" office:value-type="string" office:string-value="stxLanguage.Add([&quot;bn&quot;,&quot;ben&quot;,(&quot;Bengalí&quot;), &quot;&quot;,&quot;bengali&quot;, &quot;&quot;, &quot;বাংলা&quot;,&quot;Indo-European&quot;,&quot;Beng&quot;, &quot;&quot;])" calcext:value-type="string">
            <text:p>stxLanguage.Add(["bn","ben",("Bengalí"), "","bengali", "", "বাংলা","Indo-European","Beng", ""])</text:p>
          </table:table-cell>
          <table:table-cell table:formula="of:=IF(LEN([.D9])&gt;3;[.K9];&quot;'&quot;&amp;[.K9])" office:value-type="string" office:string-value="'stxLanguage.Add([&quot;bn&quot;,&quot;ben&quot;,(&quot;Bengalí&quot;), &quot;&quot;,&quot;bengali&quot;, &quot;&quot;, &quot;বাংলা&quot;,&quot;Indo-European&quot;,&quot;Beng&quot;, &quot;&quot;])" calcext:value-type="string">
            <text:p>'stxLanguage.Add(["bn","ben",("Bengalí"), "","bengali", "", "বাংলা","Indo-European","Beng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bs"</text:p>
          </table:table-cell>
          <table:table-cell office:value-type="string" calcext:value-type="string">
            <text:p>"bos"</text:p>
          </table:table-cell>
          <table:table-cell office:value-type="string" calcext:value-type="string">
            <text:p>("Bosni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bos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Bosanski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0]&amp;&quot;,&quot;&amp;[.B10]&amp;&quot;,&quot;&amp;[.C10]&amp;&quot;,&quot;&amp;[.D10]&amp;&quot;,&quot;&amp;[.E10]&amp;&quot;,&quot;&amp;[.F10]&amp;&quot;,&quot;&amp;[.G10]&amp;&quot;,&quot;&amp;[.H10]&amp;&quot;,&quot;&amp;[.I10]&amp;&quot;,&quot;&amp;[.J10]&amp;[.$Q$2]" office:value-type="string" office:string-value="stxLanguage.Add([&quot;bs&quot;,&quot;bos&quot;,(&quot;Bosnio&quot;), &quot;&quot;,&quot;bosnian&quot;, &quot;&quot;, &quot;Bosanski&quot;,&quot;Indo-European&quot;,&quot;Latn&quot;, &quot;&quot;])" calcext:value-type="string">
            <text:p>stxLanguage.Add(["bs","bos",("Bosnio"), "","bosnian", "", "Bosanski","Indo-European","Latn", ""])</text:p>
          </table:table-cell>
          <table:table-cell table:formula="of:=IF(LEN([.D10])&gt;3;[.K10];&quot;'&quot;&amp;[.K10])" office:value-type="string" office:string-value="'stxLanguage.Add([&quot;bs&quot;,&quot;bos&quot;,(&quot;Bosnio&quot;), &quot;&quot;,&quot;bosnian&quot;, &quot;&quot;, &quot;Bosanski&quot;,&quot;Indo-European&quot;,&quot;Latn&quot;, &quot;&quot;])" calcext:value-type="string">
            <text:p>'stxLanguage.Add(["bs","bos",("Bosnio"), "","bosnian", "", "Bosanski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ca"</text:p>
          </table:table-cell>
          <table:table-cell office:value-type="string" calcext:value-type="string">
            <text:p>"cat"</text:p>
          </table:table-cell>
          <table:table-cell office:value-type="string" calcext:value-type="string">
            <text:p>("Catalán")</text:p>
          </table:table-cell>
          <table:table-cell office:value-type="string" calcext:value-type="string">
            <text:p><text:s/>"catalan"</text:p>
          </table:table-cell>
          <table:table-cell office:value-type="string" calcext:value-type="string">
            <text:p>"catal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Català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1]&amp;&quot;,&quot;&amp;[.B11]&amp;&quot;,&quot;&amp;[.C11]&amp;&quot;,&quot;&amp;[.D11]&amp;&quot;,&quot;&amp;[.E11]&amp;&quot;,&quot;&amp;[.F11]&amp;&quot;,&quot;&amp;[.G11]&amp;&quot;,&quot;&amp;[.H11]&amp;&quot;,&quot;&amp;[.I11]&amp;&quot;,&quot;&amp;[.J11]&amp;[.$Q$2]" office:value-type="string" office:string-value="stxLanguage.Add([&quot;ca&quot;,&quot;cat&quot;,(&quot;Catalán&quot;), &quot;catalan&quot;,&quot;catalan&quot;, &quot;&quot;, &quot;Català&quot;,&quot;Indo-European&quot;,&quot;Latn&quot;, &quot;&quot;])" calcext:value-type="string">
            <text:p>stxLanguage.Add(["ca","cat",("Catalán"), "catalan","catalan", "", "Català","Indo-European","Latn", ""])</text:p>
          </table:table-cell>
          <table:table-cell table:formula="of:=IF(LEN([.D11])&gt;3;[.K11];&quot;'&quot;&amp;[.K11])" office:value-type="string" office:string-value="stxLanguage.Add([&quot;ca&quot;,&quot;cat&quot;,(&quot;Catalán&quot;), &quot;catalan&quot;,&quot;catalan&quot;, &quot;&quot;, &quot;Català&quot;,&quot;Indo-European&quot;,&quot;Latn&quot;, &quot;&quot;])" calcext:value-type="string">
            <text:p>stxLanguage.Add(["ca","cat",("Catalán"), "catalan","catalan", "", "Català","Indo-European","Latn", ""])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"ceb"</text:p>
          </table:table-cell>
          <table:table-cell office:value-type="string" calcext:value-type="string">
            <text:p>("Cebu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cebuano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Cebuano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2]&amp;&quot;,&quot;&amp;[.B12]&amp;&quot;,&quot;&amp;[.C12]&amp;&quot;,&quot;&amp;[.D12]&amp;&quot;,&quot;&amp;[.E12]&amp;&quot;,&quot;&amp;[.F12]&amp;&quot;,&quot;&amp;[.G12]&amp;&quot;,&quot;&amp;[.H12]&amp;&quot;,&quot;&amp;[.I12]&amp;&quot;,&quot;&amp;[.J12]&amp;[.$Q$2]" office:value-type="string" office:string-value="stxLanguage.Add([&quot;ceb&quot;,&quot;ceb&quot;,(&quot;Cebuano&quot;), &quot;&quot;,&quot;cebuano&quot;, &quot;&quot;, &quot;Cebuano&quot;,&quot;Austronesian&quot;,&quot;Latn&quot;, &quot;&quot;])" calcext:value-type="string">
            <text:p>stxLanguage.Add(["ceb","ceb",("Cebuano"), "","cebuano", "", "Cebuano","Austronesian","Latn", ""])</text:p>
          </table:table-cell>
          <table:table-cell table:formula="of:=IF(LEN([.D12])&gt;3;[.K12];&quot;'&quot;&amp;[.K12])" office:value-type="string" office:string-value="'stxLanguage.Add([&quot;ceb&quot;,&quot;ceb&quot;,(&quot;Cebuano&quot;), &quot;&quot;,&quot;cebuano&quot;, &quot;&quot;, &quot;Cebuano&quot;,&quot;Austronesian&quot;,&quot;Latn&quot;, &quot;&quot;])" calcext:value-type="string">
            <text:p>'stxLanguage.Add(["ceb","ceb",("Cebuano"), "","cebuano", "", "Cebuano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co"</text:p>
          </table:table-cell>
          <table:table-cell office:value-type="string" calcext:value-type="string">
            <text:p>"cos"</text:p>
          </table:table-cell>
          <table:table-cell office:value-type="string" calcext:value-type="string">
            <text:p>("Cors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corsic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Corsu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3]&amp;&quot;,&quot;&amp;[.B13]&amp;&quot;,&quot;&amp;[.C13]&amp;&quot;,&quot;&amp;[.D13]&amp;&quot;,&quot;&amp;[.E13]&amp;&quot;,&quot;&amp;[.F13]&amp;&quot;,&quot;&amp;[.G13]&amp;&quot;,&quot;&amp;[.H13]&amp;&quot;,&quot;&amp;[.I13]&amp;&quot;,&quot;&amp;[.J13]&amp;[.$Q$2]" office:value-type="string" office:string-value="stxLanguage.Add([&quot;co&quot;,&quot;cos&quot;,(&quot;Corso&quot;), &quot;&quot;,&quot;corsican&quot;, &quot;&quot;, &quot;Corsu&quot;,&quot;Indo-European&quot;,&quot;Latn&quot;, &quot;&quot;])" calcext:value-type="string">
            <text:p>stxLanguage.Add(["co","cos",("Corso"), "","corsican", "", "Corsu","Indo-European","Latn", ""])</text:p>
          </table:table-cell>
          <table:table-cell table:formula="of:=IF(LEN([.D13])&gt;3;[.K13];&quot;'&quot;&amp;[.K13])" office:value-type="string" office:string-value="'stxLanguage.Add([&quot;co&quot;,&quot;cos&quot;,(&quot;Corso&quot;), &quot;&quot;,&quot;corsican&quot;, &quot;&quot;, &quot;Corsu&quot;,&quot;Indo-European&quot;,&quot;Latn&quot;, &quot;&quot;])" calcext:value-type="string">
            <text:p>'stxLanguage.Add(["co","cos",("Corso"), "","corsican", "", "Corsu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cs"</text:p>
          </table:table-cell>
          <table:table-cell office:value-type="string" calcext:value-type="string">
            <text:p>"ces"</text:p>
          </table:table-cell>
          <table:table-cell office:value-type="string" calcext:value-type="string">
            <text:p>("Checo")</text:p>
          </table:table-cell>
          <table:table-cell office:value-type="string" calcext:value-type="string">
            <text:p><text:s/>"czech"</text:p>
          </table:table-cell>
          <table:table-cell office:value-type="string" calcext:value-type="string">
            <text:p>"czec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Čeština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4]&amp;&quot;,&quot;&amp;[.B14]&amp;&quot;,&quot;&amp;[.C14]&amp;&quot;,&quot;&amp;[.D14]&amp;&quot;,&quot;&amp;[.E14]&amp;&quot;,&quot;&amp;[.F14]&amp;&quot;,&quot;&amp;[.G14]&amp;&quot;,&quot;&amp;[.H14]&amp;&quot;,&quot;&amp;[.I14]&amp;&quot;,&quot;&amp;[.J14]&amp;[.$Q$2]" office:value-type="string" office:string-value="stxLanguage.Add([&quot;cs&quot;,&quot;ces&quot;,(&quot;Checo&quot;), &quot;czech&quot;,&quot;czech&quot;, &quot;&quot;, &quot;Čeština&quot;,&quot;Indo-European&quot;,&quot;Latn&quot;, &quot;&quot;])" calcext:value-type="string">
            <text:p>stxLanguage.Add(["cs","ces",("Checo"), "czech","czech", "", "Čeština","Indo-European","Latn", ""])</text:p>
          </table:table-cell>
          <table:table-cell table:formula="of:=IF(LEN([.D14])&gt;3;[.K14];&quot;'&quot;&amp;[.K14])" office:value-type="string" office:string-value="stxLanguage.Add([&quot;cs&quot;,&quot;ces&quot;,(&quot;Checo&quot;), &quot;czech&quot;,&quot;czech&quot;, &quot;&quot;, &quot;Čeština&quot;,&quot;Indo-European&quot;,&quot;Latn&quot;, &quot;&quot;])" calcext:value-type="string">
            <text:p>stxLanguage.Add(["cs","ces",("Checo"), "czech","czech", "", "Čeština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cy"</text:p>
          </table:table-cell>
          <table:table-cell office:value-type="string" calcext:value-type="string">
            <text:p>"cym"</text:p>
          </table:table-cell>
          <table:table-cell office:value-type="string" calcext:value-type="string">
            <text:p>("Gal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wel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Cymraeg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5]&amp;&quot;,&quot;&amp;[.B15]&amp;&quot;,&quot;&amp;[.C15]&amp;&quot;,&quot;&amp;[.D15]&amp;&quot;,&quot;&amp;[.E15]&amp;&quot;,&quot;&amp;[.F15]&amp;&quot;,&quot;&amp;[.G15]&amp;&quot;,&quot;&amp;[.H15]&amp;&quot;,&quot;&amp;[.I15]&amp;&quot;,&quot;&amp;[.J15]&amp;[.$Q$2]" office:value-type="string" office:string-value="stxLanguage.Add([&quot;cy&quot;,&quot;cym&quot;,(&quot;Galés&quot;), &quot;&quot;,&quot;welsh&quot;, &quot;&quot;, &quot;Cymraeg&quot;,&quot;Indo-European&quot;,&quot;Latn&quot;, &quot;&quot;])" calcext:value-type="string">
            <text:p>stxLanguage.Add(["cy","cym",("Galés"), "","welsh", "", "Cymraeg","Indo-European","Latn", ""])</text:p>
          </table:table-cell>
          <table:table-cell table:formula="of:=IF(LEN([.D15])&gt;3;[.K15];&quot;'&quot;&amp;[.K15])" office:value-type="string" office:string-value="'stxLanguage.Add([&quot;cy&quot;,&quot;cym&quot;,(&quot;Galés&quot;), &quot;&quot;,&quot;welsh&quot;, &quot;&quot;, &quot;Cymraeg&quot;,&quot;Indo-European&quot;,&quot;Latn&quot;, &quot;&quot;])" calcext:value-type="string">
            <text:p>'stxLanguage.Add(["cy","cym",("Galés"), "","welsh", "", "Cymraeg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da"</text:p>
          </table:table-cell>
          <table:table-cell office:value-type="string" calcext:value-type="string">
            <text:p>"dan"</text:p>
          </table:table-cell>
          <table:table-cell office:value-type="string" calcext:value-type="string">
            <text:p>("Danés")</text:p>
          </table:table-cell>
          <table:table-cell office:value-type="string" calcext:value-type="string">
            <text:p><text:s/>"danish"</text:p>
          </table:table-cell>
          <table:table-cell office:value-type="string" calcext:value-type="string">
            <text:p>"dan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Dansk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6]&amp;&quot;,&quot;&amp;[.B16]&amp;&quot;,&quot;&amp;[.C16]&amp;&quot;,&quot;&amp;[.D16]&amp;&quot;,&quot;&amp;[.E16]&amp;&quot;,&quot;&amp;[.F16]&amp;&quot;,&quot;&amp;[.G16]&amp;&quot;,&quot;&amp;[.H16]&amp;&quot;,&quot;&amp;[.I16]&amp;&quot;,&quot;&amp;[.J16]&amp;[.$Q$2]" office:value-type="string" office:string-value="stxLanguage.Add([&quot;da&quot;,&quot;dan&quot;,(&quot;Danés&quot;), &quot;danish&quot;,&quot;danish&quot;, &quot;&quot;, &quot;Dansk&quot;,&quot;Indo-European&quot;,&quot;Latn&quot;, &quot;&quot;])" calcext:value-type="string">
            <text:p>stxLanguage.Add(["da","dan",("Danés"), "danish","danish", "", "Dansk","Indo-European","Latn", ""])</text:p>
          </table:table-cell>
          <table:table-cell table:formula="of:=IF(LEN([.D16])&gt;3;[.K16];&quot;'&quot;&amp;[.K16])" office:value-type="string" office:string-value="stxLanguage.Add([&quot;da&quot;,&quot;dan&quot;,(&quot;Danés&quot;), &quot;danish&quot;,&quot;danish&quot;, &quot;&quot;, &quot;Dansk&quot;,&quot;Indo-European&quot;,&quot;Latn&quot;, &quot;&quot;])" calcext:value-type="string">
            <text:p>stxLanguage.Add(["da","dan",("Danés"), "danish","danish", "", "Dansk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de"</text:p>
          </table:table-cell>
          <table:table-cell office:value-type="string" calcext:value-type="string">
            <text:p>"deu"</text:p>
          </table:table-cell>
          <table:table-cell office:value-type="string" calcext:value-type="string">
            <text:p>("Alemán")</text:p>
          </table:table-cell>
          <table:table-cell office:value-type="string" calcext:value-type="string">
            <text:p><text:s/>"ngerman"</text:p>
          </table:table-cell>
          <table:table-cell office:value-type="string" calcext:value-type="string">
            <text:p>"germ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Deutsch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7]&amp;&quot;,&quot;&amp;[.B17]&amp;&quot;,&quot;&amp;[.C17]&amp;&quot;,&quot;&amp;[.D17]&amp;&quot;,&quot;&amp;[.E17]&amp;&quot;,&quot;&amp;[.F17]&amp;&quot;,&quot;&amp;[.G17]&amp;&quot;,&quot;&amp;[.H17]&amp;&quot;,&quot;&amp;[.I17]&amp;&quot;,&quot;&amp;[.J17]&amp;[.$Q$2]" office:value-type="string" office:string-value="stxLanguage.Add([&quot;de&quot;,&quot;deu&quot;,(&quot;Alemán&quot;), &quot;ngerman&quot;,&quot;german&quot;, &quot;&quot;, &quot;Deutsch&quot;,&quot;Indo-European&quot;,&quot;Latn&quot;, &quot;&quot;])" calcext:value-type="string">
            <text:p>stxLanguage.Add(["de","deu",("Alemán"), "ngerman","german", "", "Deutsch","Indo-European","Latn", ""])</text:p>
          </table:table-cell>
          <table:table-cell table:formula="of:=IF(LEN([.D17])&gt;3;[.K17];&quot;'&quot;&amp;[.K17])" office:value-type="string" office:string-value="stxLanguage.Add([&quot;de&quot;,&quot;deu&quot;,(&quot;Alemán&quot;), &quot;ngerman&quot;,&quot;german&quot;, &quot;&quot;, &quot;Deutsch&quot;,&quot;Indo-European&quot;,&quot;Latn&quot;, &quot;&quot;])" calcext:value-type="string">
            <text:p>stxLanguage.Add(["de","deu",("Alemán"), "ngerman","german", "", "Deutsch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el"</text:p>
          </table:table-cell>
          <table:table-cell office:value-type="string" calcext:value-type="string">
            <text:p>"ell"</text:p>
          </table:table-cell>
          <table:table-cell office:value-type="string" calcext:value-type="string">
            <text:p>("Grieg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greek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Ελληνικά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Grek"</text:p>
          </table:table-cell>
          <table:table-cell office:value-type="string" calcext:value-type="string">
            <text:p><text:s/>""</text:p>
          </table:table-cell>
          <table:table-cell table:formula="of:=[.$L$2]&amp;[.A18]&amp;&quot;,&quot;&amp;[.B18]&amp;&quot;,&quot;&amp;[.C18]&amp;&quot;,&quot;&amp;[.D18]&amp;&quot;,&quot;&amp;[.E18]&amp;&quot;,&quot;&amp;[.F18]&amp;&quot;,&quot;&amp;[.G18]&amp;&quot;,&quot;&amp;[.H18]&amp;&quot;,&quot;&amp;[.I18]&amp;&quot;,&quot;&amp;[.J18]&amp;[.$Q$2]" office:value-type="string" office:string-value="stxLanguage.Add([&quot;el&quot;,&quot;ell&quot;,(&quot;Griego&quot;), &quot;&quot;,&quot;greek&quot;, &quot;&quot;, &quot;Ελληνικά&quot;,&quot;Indo-European&quot;,&quot;Grek&quot;, &quot;&quot;])" calcext:value-type="string">
            <text:p>stxLanguage.Add(["el","ell",("Griego"), "","greek", "", "Ελληνικά","Indo-European","Grek", ""])</text:p>
          </table:table-cell>
          <table:table-cell table:formula="of:=IF(LEN([.D18])&gt;3;[.K18];&quot;'&quot;&amp;[.K18])" office:value-type="string" office:string-value="'stxLanguage.Add([&quot;el&quot;,&quot;ell&quot;,(&quot;Griego&quot;), &quot;&quot;,&quot;greek&quot;, &quot;&quot;, &quot;Ελληνικά&quot;,&quot;Indo-European&quot;,&quot;Grek&quot;, &quot;&quot;])" calcext:value-type="string">
            <text:p>'stxLanguage.Add(["el","ell",("Griego"), "","greek", "", "Ελληνικά","Indo-European","Grek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en"</text:p>
          </table:table-cell>
          <table:table-cell office:value-type="string" calcext:value-type="string">
            <text:p>"eng"</text:p>
          </table:table-cell>
          <table:table-cell office:value-type="string" calcext:value-type="string">
            <text:p>("Inglés")</text:p>
          </table:table-cell>
          <table:table-cell office:value-type="string" calcext:value-type="string">
            <text:p><text:s/>"british"</text:p>
          </table:table-cell>
          <table:table-cell office:value-type="string" calcext:value-type="string">
            <text:p>"engl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English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9]&amp;&quot;,&quot;&amp;[.B19]&amp;&quot;,&quot;&amp;[.C19]&amp;&quot;,&quot;&amp;[.D19]&amp;&quot;,&quot;&amp;[.E19]&amp;&quot;,&quot;&amp;[.F19]&amp;&quot;,&quot;&amp;[.G19]&amp;&quot;,&quot;&amp;[.H19]&amp;&quot;,&quot;&amp;[.I19]&amp;&quot;,&quot;&amp;[.J19]&amp;[.$Q$2]" office:value-type="string" office:string-value="stxLanguage.Add([&quot;en&quot;,&quot;eng&quot;,(&quot;Inglés&quot;), &quot;british&quot;,&quot;english&quot;, &quot;&quot;, &quot;English&quot;,&quot;Indo-European&quot;,&quot;Latn&quot;, &quot;&quot;])" calcext:value-type="string">
            <text:p>stxLanguage.Add(["en","eng",("Inglés"), "british","english", "", "English","Indo-European","Latn", ""])</text:p>
          </table:table-cell>
          <table:table-cell table:formula="of:=IF(LEN([.D19])&gt;3;[.K19];&quot;'&quot;&amp;[.K19])" office:value-type="string" office:string-value="stxLanguage.Add([&quot;en&quot;,&quot;eng&quot;,(&quot;Inglés&quot;), &quot;british&quot;,&quot;english&quot;, &quot;&quot;, &quot;English&quot;,&quot;Indo-European&quot;,&quot;Latn&quot;, &quot;&quot;])" calcext:value-type="string">
            <text:p>stxLanguage.Add(["en","eng",("Inglés"), "british","english", "", "English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eo"</text:p>
          </table:table-cell>
          <table:table-cell office:value-type="string" calcext:value-type="string">
            <text:p>"epo"</text:p>
          </table:table-cell>
          <table:table-cell office:value-type="string" calcext:value-type="string">
            <text:p>("Esperanto")</text:p>
          </table:table-cell>
          <table:table-cell office:value-type="string" calcext:value-type="string">
            <text:p><text:s/>"esperanto"</text:p>
          </table:table-cell>
          <table:table-cell office:value-type="string" calcext:value-type="string">
            <text:p>"esperanto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Esperanto"</text:p>
          </table:table-cell>
          <table:table-cell office:value-type="string" calcext:value-type="string">
            <text:p>"Artificial Language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0]&amp;&quot;,&quot;&amp;[.B20]&amp;&quot;,&quot;&amp;[.C20]&amp;&quot;,&quot;&amp;[.D20]&amp;&quot;,&quot;&amp;[.E20]&amp;&quot;,&quot;&amp;[.F20]&amp;&quot;,&quot;&amp;[.G20]&amp;&quot;,&quot;&amp;[.H20]&amp;&quot;,&quot;&amp;[.I20]&amp;&quot;,&quot;&amp;[.J20]&amp;[.$Q$2]" office:value-type="string" office:string-value="stxLanguage.Add([&quot;eo&quot;,&quot;epo&quot;,(&quot;Esperanto&quot;), &quot;esperanto&quot;,&quot;esperanto&quot;, &quot;&quot;, &quot;Esperanto&quot;,&quot;Artificial Language&quot;,&quot;Latn&quot;, &quot;&quot;])" calcext:value-type="string">
            <text:p>stxLanguage.Add(["eo","epo",("Esperanto"), "esperanto","esperanto", "", "Esperanto","Artificial Language","Latn", ""])</text:p>
          </table:table-cell>
          <table:table-cell table:formula="of:=IF(LEN([.D20])&gt;3;[.K20];&quot;'&quot;&amp;[.K20])" office:value-type="string" office:string-value="stxLanguage.Add([&quot;eo&quot;,&quot;epo&quot;,(&quot;Esperanto&quot;), &quot;esperanto&quot;,&quot;esperanto&quot;, &quot;&quot;, &quot;Esperanto&quot;,&quot;Artificial Language&quot;,&quot;Latn&quot;, &quot;&quot;])" calcext:value-type="string">
            <text:p>stxLanguage.Add(["eo","epo",("Esperanto"), "esperanto","esperanto", "", "Esperanto","Artificial Language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es"</text:p>
          </table:table-cell>
          <table:table-cell office:value-type="string" calcext:value-type="string">
            <text:p>"spa"</text:p>
          </table:table-cell>
          <table:table-cell office:value-type="string" calcext:value-type="string">
            <text:p>("Castellano")</text:p>
          </table:table-cell>
          <table:table-cell office:value-type="string" calcext:value-type="string">
            <text:p><text:s/>"spanish"</text:p>
          </table:table-cell>
          <table:table-cell office:value-type="string" calcext:value-type="string">
            <text:p>"span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Castellano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1]&amp;&quot;,&quot;&amp;[.B21]&amp;&quot;,&quot;&amp;[.C21]&amp;&quot;,&quot;&amp;[.D21]&amp;&quot;,&quot;&amp;[.E21]&amp;&quot;,&quot;&amp;[.F21]&amp;&quot;,&quot;&amp;[.G21]&amp;&quot;,&quot;&amp;[.H21]&amp;&quot;,&quot;&amp;[.I21]&amp;&quot;,&quot;&amp;[.J21]&amp;[.$Q$2]" office:value-type="string" office:string-value="stxLanguage.Add([&quot;es&quot;,&quot;spa&quot;,(&quot;Castellano&quot;), &quot;spanish&quot;,&quot;spanish&quot;, &quot;&quot;, &quot;Castellano&quot;,&quot;Indo-European&quot;,&quot;Latn&quot;, &quot;&quot;])" calcext:value-type="string">
            <text:p>stxLanguage.Add(["es","spa",("Castellano"), "spanish","spanish", "", "Castellano","Indo-European","Latn", ""])</text:p>
          </table:table-cell>
          <table:table-cell table:formula="of:=IF(LEN([.D21])&gt;3;[.K21];&quot;'&quot;&amp;[.K21])" office:value-type="string" office:string-value="stxLanguage.Add([&quot;es&quot;,&quot;spa&quot;,(&quot;Castellano&quot;), &quot;spanish&quot;,&quot;spanish&quot;, &quot;&quot;, &quot;Castellano&quot;,&quot;Indo-European&quot;,&quot;Latn&quot;, &quot;&quot;])" calcext:value-type="string">
            <text:p>stxLanguage.Add(["es","spa",("Castellano"), "spanish","spanish", "", "Castellano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et"</text:p>
          </table:table-cell>
          <table:table-cell office:value-type="string" calcext:value-type="string">
            <text:p>"est"</text:p>
          </table:table-cell>
          <table:table-cell office:value-type="string" calcext:value-type="string">
            <text:p>("Estonio")</text:p>
          </table:table-cell>
          <table:table-cell office:value-type="string" calcext:value-type="string">
            <text:p><text:s/>"estonian"</text:p>
          </table:table-cell>
          <table:table-cell office:value-type="string" calcext:value-type="string">
            <text:p>"esto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Eesti"</text:p>
          </table:table-cell>
          <table:table-cell office:value-type="string" calcext:value-type="string">
            <text:p>"Ural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2]&amp;&quot;,&quot;&amp;[.B22]&amp;&quot;,&quot;&amp;[.C22]&amp;&quot;,&quot;&amp;[.D22]&amp;&quot;,&quot;&amp;[.E22]&amp;&quot;,&quot;&amp;[.F22]&amp;&quot;,&quot;&amp;[.G22]&amp;&quot;,&quot;&amp;[.H22]&amp;&quot;,&quot;&amp;[.I22]&amp;&quot;,&quot;&amp;[.J22]&amp;[.$Q$2]" office:value-type="string" office:string-value="stxLanguage.Add([&quot;et&quot;,&quot;est&quot;,(&quot;Estonio&quot;), &quot;estonian&quot;,&quot;estonian&quot;, &quot;&quot;, &quot;Eesti&quot;,&quot;Uralic&quot;,&quot;Latn&quot;, &quot;&quot;])" calcext:value-type="string">
            <text:p>stxLanguage.Add(["et","est",("Estonio"), "estonian","estonian", "", "Eesti","Uralic","Latn", ""])</text:p>
          </table:table-cell>
          <table:table-cell table:formula="of:=IF(LEN([.D22])&gt;3;[.K22];&quot;'&quot;&amp;[.K22])" office:value-type="string" office:string-value="stxLanguage.Add([&quot;et&quot;,&quot;est&quot;,(&quot;Estonio&quot;), &quot;estonian&quot;,&quot;estonian&quot;, &quot;&quot;, &quot;Eesti&quot;,&quot;Uralic&quot;,&quot;Latn&quot;, &quot;&quot;])" calcext:value-type="string">
            <text:p>stxLanguage.Add(["et","est",("Estonio"), "estonian","estonian", "", "Eesti","Uralic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eu"</text:p>
          </table:table-cell>
          <table:table-cell office:value-type="string" calcext:value-type="string">
            <text:p>"eus"</text:p>
          </table:table-cell>
          <table:table-cell office:value-type="string" calcext:value-type="string">
            <text:p>("Vasc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basque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Euskara"</text:p>
          </table:table-cell>
          <table:table-cell office:value-type="string" calcext:value-type="string">
            <text:p>"Language Isolate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3]&amp;&quot;,&quot;&amp;[.B23]&amp;&quot;,&quot;&amp;[.C23]&amp;&quot;,&quot;&amp;[.D23]&amp;&quot;,&quot;&amp;[.E23]&amp;&quot;,&quot;&amp;[.F23]&amp;&quot;,&quot;&amp;[.G23]&amp;&quot;,&quot;&amp;[.H23]&amp;&quot;,&quot;&amp;[.I23]&amp;&quot;,&quot;&amp;[.J23]&amp;[.$Q$2]" office:value-type="string" office:string-value="stxLanguage.Add([&quot;eu&quot;,&quot;eus&quot;,(&quot;Vasco&quot;), &quot;&quot;,&quot;basque&quot;, &quot;&quot;, &quot;Euskara&quot;,&quot;Language Isolate&quot;,&quot;Latn&quot;, &quot;&quot;])" calcext:value-type="string">
            <text:p>stxLanguage.Add(["eu","eus",("Vasco"), "","basque", "", "Euskara","Language Isolate","Latn", ""])</text:p>
          </table:table-cell>
          <table:table-cell table:formula="of:=IF(LEN([.D23])&gt;3;[.K23];&quot;'&quot;&amp;[.K23])" office:value-type="string" office:string-value="'stxLanguage.Add([&quot;eu&quot;,&quot;eus&quot;,(&quot;Vasco&quot;), &quot;&quot;,&quot;basque&quot;, &quot;&quot;, &quot;Euskara&quot;,&quot;Language Isolate&quot;,&quot;Latn&quot;, &quot;&quot;])" calcext:value-type="string">
            <text:p>'stxLanguage.Add(["eu","eus",("Vasco"), "","basque", "", "Euskara","Language Isolate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fa"</text:p>
          </table:table-cell>
          <table:table-cell office:value-type="string" calcext:value-type="string">
            <text:p>"fas"</text:p>
          </table:table-cell>
          <table:table-cell office:value-type="string" calcext:value-type="string">
            <text:p>("Pers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pers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فارسی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Arab"</text:p>
          </table:table-cell>
          <table:table-cell office:value-type="string" calcext:value-type="string">
            <text:p><text:s/>""</text:p>
          </table:table-cell>
          <table:table-cell table:formula="of:=[.$L$2]&amp;[.A24]&amp;&quot;,&quot;&amp;[.B24]&amp;&quot;,&quot;&amp;[.C24]&amp;&quot;,&quot;&amp;[.D24]&amp;&quot;,&quot;&amp;[.E24]&amp;&quot;,&quot;&amp;[.F24]&amp;&quot;,&quot;&amp;[.G24]&amp;&quot;,&quot;&amp;[.H24]&amp;&quot;,&quot;&amp;[.I24]&amp;&quot;,&quot;&amp;[.J24]&amp;[.$Q$2]" office:value-type="string" office:string-value="stxLanguage.Add([&quot;fa&quot;,&quot;fas&quot;,(&quot;Persa&quot;), &quot;&quot;,&quot;persian&quot;, &quot;&quot;, &quot;فارسی&quot;,&quot;Indo-European&quot;,&quot;Arab&quot;, &quot;&quot;])" calcext:value-type="string">
            <text:p>stxLanguage.Add(["fa","fas",("Persa"), "","persian", "", "فارسی","Indo-European","Arab", ""])</text:p>
          </table:table-cell>
          <table:table-cell table:formula="of:=IF(LEN([.D24])&gt;3;[.K24];&quot;'&quot;&amp;[.K24])" office:value-type="string" office:string-value="'stxLanguage.Add([&quot;fa&quot;,&quot;fas&quot;,(&quot;Persa&quot;), &quot;&quot;,&quot;persian&quot;, &quot;&quot;, &quot;فارسی&quot;,&quot;Indo-European&quot;,&quot;Arab&quot;, &quot;&quot;])" calcext:value-type="string">
            <text:p>'stxLanguage.Add(["fa","fas",("Persa"), "","persian", "", "فارسی","Indo-European","Arab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fi"</text:p>
          </table:table-cell>
          <table:table-cell office:value-type="string" calcext:value-type="string">
            <text:p>"fin"</text:p>
          </table:table-cell>
          <table:table-cell office:value-type="string" calcext:value-type="string">
            <text:p>("Finland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finn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Suomi"</text:p>
          </table:table-cell>
          <table:table-cell office:value-type="string" calcext:value-type="string">
            <text:p>"Ural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5]&amp;&quot;,&quot;&amp;[.B25]&amp;&quot;,&quot;&amp;[.C25]&amp;&quot;,&quot;&amp;[.D25]&amp;&quot;,&quot;&amp;[.E25]&amp;&quot;,&quot;&amp;[.F25]&amp;&quot;,&quot;&amp;[.G25]&amp;&quot;,&quot;&amp;[.H25]&amp;&quot;,&quot;&amp;[.I25]&amp;&quot;,&quot;&amp;[.J25]&amp;[.$Q$2]" office:value-type="string" office:string-value="stxLanguage.Add([&quot;fi&quot;,&quot;fin&quot;,(&quot;Finlandés&quot;), &quot;&quot;,&quot;finnish&quot;, &quot;&quot;, &quot;Suomi&quot;,&quot;Uralic&quot;,&quot;Latn&quot;, &quot;&quot;])" calcext:value-type="string">
            <text:p>stxLanguage.Add(["fi","fin",("Finlandés"), "","finnish", "", "Suomi","Uralic","Latn", ""])</text:p>
          </table:table-cell>
          <table:table-cell table:formula="of:=IF(LEN([.D25])&gt;3;[.K25];&quot;'&quot;&amp;[.K25])" office:value-type="string" office:string-value="'stxLanguage.Add([&quot;fi&quot;,&quot;fin&quot;,(&quot;Finlandés&quot;), &quot;&quot;,&quot;finnish&quot;, &quot;&quot;, &quot;Suomi&quot;,&quot;Uralic&quot;,&quot;Latn&quot;, &quot;&quot;])" calcext:value-type="string">
            <text:p>'stxLanguage.Add(["fi","fin",("Finlandés"), "","finnish", "", "Suomi","Uralic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fr"</text:p>
          </table:table-cell>
          <table:table-cell office:value-type="string" calcext:value-type="string">
            <text:p>"fra"</text:p>
          </table:table-cell>
          <table:table-cell office:value-type="string" calcext:value-type="string">
            <text:p>("Francés")</text:p>
          </table:table-cell>
          <table:table-cell office:value-type="string" calcext:value-type="string">
            <text:p><text:s/>"french"</text:p>
          </table:table-cell>
          <table:table-cell office:value-type="string" calcext:value-type="string">
            <text:p>"frenc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Français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6]&amp;&quot;,&quot;&amp;[.B26]&amp;&quot;,&quot;&amp;[.C26]&amp;&quot;,&quot;&amp;[.D26]&amp;&quot;,&quot;&amp;[.E26]&amp;&quot;,&quot;&amp;[.F26]&amp;&quot;,&quot;&amp;[.G26]&amp;&quot;,&quot;&amp;[.H26]&amp;&quot;,&quot;&amp;[.I26]&amp;&quot;,&quot;&amp;[.J26]&amp;[.$Q$2]" office:value-type="string" office:string-value="stxLanguage.Add([&quot;fr&quot;,&quot;fra&quot;,(&quot;Francés&quot;), &quot;french&quot;,&quot;french&quot;, &quot;&quot;, &quot;Français&quot;,&quot;Indo-European&quot;,&quot;Latn&quot;, &quot;&quot;])" calcext:value-type="string">
            <text:p>stxLanguage.Add(["fr","fra",("Francés"), "french","french", "", "Français","Indo-European","Latn", ""])</text:p>
          </table:table-cell>
          <table:table-cell table:formula="of:=IF(LEN([.D26])&gt;3;[.K26];&quot;'&quot;&amp;[.K26])" office:value-type="string" office:string-value="stxLanguage.Add([&quot;fr&quot;,&quot;fra&quot;,(&quot;Francés&quot;), &quot;french&quot;,&quot;french&quot;, &quot;&quot;, &quot;Français&quot;,&quot;Indo-European&quot;,&quot;Latn&quot;, &quot;&quot;])" calcext:value-type="string">
            <text:p>stxLanguage.Add(["fr","fra",("Francés"), "french","french", "", "Français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fy"</text:p>
          </table:table-cell>
          <table:table-cell office:value-type="string" calcext:value-type="string">
            <text:p>"fry"</text:p>
          </table:table-cell>
          <table:table-cell office:value-type="string" calcext:value-type="string">
            <text:p>("Frisi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fris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Frysk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7]&amp;&quot;,&quot;&amp;[.B27]&amp;&quot;,&quot;&amp;[.C27]&amp;&quot;,&quot;&amp;[.D27]&amp;&quot;,&quot;&amp;[.E27]&amp;&quot;,&quot;&amp;[.F27]&amp;&quot;,&quot;&amp;[.G27]&amp;&quot;,&quot;&amp;[.H27]&amp;&quot;,&quot;&amp;[.I27]&amp;&quot;,&quot;&amp;[.J27]&amp;[.$Q$2]" office:value-type="string" office:string-value="stxLanguage.Add([&quot;fy&quot;,&quot;fry&quot;,(&quot;Frisio&quot;), &quot;&quot;,&quot;frisian&quot;, &quot;&quot;, &quot;Frysk&quot;,&quot;Indo-European&quot;,&quot;Latn&quot;, &quot;&quot;])" calcext:value-type="string">
            <text:p>stxLanguage.Add(["fy","fry",("Frisio"), "","frisian", "", "Frysk","Indo-European","Latn", ""])</text:p>
          </table:table-cell>
          <table:table-cell table:formula="of:=IF(LEN([.D27])&gt;3;[.K27];&quot;'&quot;&amp;[.K27])" office:value-type="string" office:string-value="'stxLanguage.Add([&quot;fy&quot;,&quot;fry&quot;,(&quot;Frisio&quot;), &quot;&quot;,&quot;frisian&quot;, &quot;&quot;, &quot;Frysk&quot;,&quot;Indo-European&quot;,&quot;Latn&quot;, &quot;&quot;])" calcext:value-type="string">
            <text:p>'stxLanguage.Add(["fy","fry",("Frisio"), "","frisian", "", "Frysk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ga"</text:p>
          </table:table-cell>
          <table:table-cell office:value-type="string" calcext:value-type="string">
            <text:p>"gle"</text:p>
          </table:table-cell>
          <table:table-cell office:value-type="string" calcext:value-type="string">
            <text:p>("Gaélico")</text:p>
          </table:table-cell>
          <table:table-cell office:value-type="string" calcext:value-type="string">
            <text:p><text:s/>"irish"</text:p>
          </table:table-cell>
          <table:table-cell office:value-type="string" calcext:value-type="string">
            <text:p>"ir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Gaeilge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8]&amp;&quot;,&quot;&amp;[.B28]&amp;&quot;,&quot;&amp;[.C28]&amp;&quot;,&quot;&amp;[.D28]&amp;&quot;,&quot;&amp;[.E28]&amp;&quot;,&quot;&amp;[.F28]&amp;&quot;,&quot;&amp;[.G28]&amp;&quot;,&quot;&amp;[.H28]&amp;&quot;,&quot;&amp;[.I28]&amp;&quot;,&quot;&amp;[.J28]&amp;[.$Q$2]" office:value-type="string" office:string-value="stxLanguage.Add([&quot;ga&quot;,&quot;gle&quot;,(&quot;Gaélico&quot;), &quot;irish&quot;,&quot;irish&quot;, &quot;&quot;, &quot;Gaeilge&quot;,&quot;Indo-European&quot;,&quot;Latn&quot;, &quot;&quot;])" calcext:value-type="string">
            <text:p>stxLanguage.Add(["ga","gle",("Gaélico"), "irish","irish", "", "Gaeilge","Indo-European","Latn", ""])</text:p>
          </table:table-cell>
          <table:table-cell table:formula="of:=IF(LEN([.D28])&gt;3;[.K28];&quot;'&quot;&amp;[.K28])" office:value-type="string" office:string-value="stxLanguage.Add([&quot;ga&quot;,&quot;gle&quot;,(&quot;Gaélico&quot;), &quot;irish&quot;,&quot;irish&quot;, &quot;&quot;, &quot;Gaeilge&quot;,&quot;Indo-European&quot;,&quot;Latn&quot;, &quot;&quot;])" calcext:value-type="string">
            <text:p>stxLanguage.Add(["ga","gle",("Gaélico"), "irish","irish", "", "Gaeilge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gd"</text:p>
          </table:table-cell>
          <table:table-cell office:value-type="string" calcext:value-type="string">
            <text:p>"gla"</text:p>
          </table:table-cell>
          <table:table-cell office:value-type="string" calcext:value-type="string">
            <text:p>("Gaélico escocés")</text:p>
          </table:table-cell>
          <table:table-cell office:value-type="string" calcext:value-type="string">
            <text:p><text:s/>"gaelic"</text:p>
          </table:table-cell>
          <table:table-cell office:value-type="string" calcext:value-type="string">
            <text:p>"scots gaelic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Gàidhlig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29]&amp;&quot;,&quot;&amp;[.B29]&amp;&quot;,&quot;&amp;[.C29]&amp;&quot;,&quot;&amp;[.D29]&amp;&quot;,&quot;&amp;[.E29]&amp;&quot;,&quot;&amp;[.F29]&amp;&quot;,&quot;&amp;[.G29]&amp;&quot;,&quot;&amp;[.H29]&amp;&quot;,&quot;&amp;[.I29]&amp;&quot;,&quot;&amp;[.J29]&amp;[.$Q$2]" office:value-type="string" office:string-value="stxLanguage.Add([&quot;gd&quot;,&quot;gla&quot;,(&quot;Gaélico escocés&quot;), &quot;gaelic&quot;,&quot;scots gaelic&quot;, &quot;&quot;, &quot;Gàidhlig&quot;,&quot;Indo-European&quot;,&quot;Latn&quot;, &quot;&quot;])" calcext:value-type="string">
            <text:p>stxLanguage.Add(["gd","gla",("Gaélico escocés"), "gaelic","scots gaelic", "", "Gàidhlig","Indo-European","Latn", ""])</text:p>
          </table:table-cell>
          <table:table-cell table:formula="of:=IF(LEN([.D29])&gt;3;[.K29];&quot;'&quot;&amp;[.K29])" office:value-type="string" office:string-value="stxLanguage.Add([&quot;gd&quot;,&quot;gla&quot;,(&quot;Gaélico escocés&quot;), &quot;gaelic&quot;,&quot;scots gaelic&quot;, &quot;&quot;, &quot;Gàidhlig&quot;,&quot;Indo-European&quot;,&quot;Latn&quot;, &quot;&quot;])" calcext:value-type="string">
            <text:p>stxLanguage.Add(["gd","gla",("Gaélico escocés"), "gaelic","scots gaelic", "", "Gàidhlig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gl"</text:p>
          </table:table-cell>
          <table:table-cell office:value-type="string" calcext:value-type="string">
            <text:p>"glg"</text:p>
          </table:table-cell>
          <table:table-cell office:value-type="string" calcext:value-type="string">
            <text:p>("Galleg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galic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Galego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30]&amp;&quot;,&quot;&amp;[.B30]&amp;&quot;,&quot;&amp;[.C30]&amp;&quot;,&quot;&amp;[.D30]&amp;&quot;,&quot;&amp;[.E30]&amp;&quot;,&quot;&amp;[.F30]&amp;&quot;,&quot;&amp;[.G30]&amp;&quot;,&quot;&amp;[.H30]&amp;&quot;,&quot;&amp;[.I30]&amp;&quot;,&quot;&amp;[.J30]&amp;[.$Q$2]" office:value-type="string" office:string-value="stxLanguage.Add([&quot;gl&quot;,&quot;glg&quot;,(&quot;Gallego&quot;), &quot;&quot;,&quot;galician&quot;, &quot;&quot;, &quot;Galego&quot;,&quot;Indo-European&quot;,&quot;Latn&quot;, &quot;&quot;])" calcext:value-type="string">
            <text:p>stxLanguage.Add(["gl","glg",("Gallego"), "","galician", "", "Galego","Indo-European","Latn", ""])</text:p>
          </table:table-cell>
          <table:table-cell table:formula="of:=IF(LEN([.D30])&gt;3;[.K30];&quot;'&quot;&amp;[.K30])" office:value-type="string" office:string-value="'stxLanguage.Add([&quot;gl&quot;,&quot;glg&quot;,(&quot;Gallego&quot;), &quot;&quot;,&quot;galician&quot;, &quot;&quot;, &quot;Galego&quot;,&quot;Indo-European&quot;,&quot;Latn&quot;, &quot;&quot;])" calcext:value-type="string">
            <text:p>'stxLanguage.Add(["gl","glg",("Gallego"), "","galician", "", "Galego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gu"</text:p>
          </table:table-cell>
          <table:table-cell office:value-type="string" calcext:value-type="string">
            <text:p>"guj"</text:p>
          </table:table-cell>
          <table:table-cell office:value-type="string" calcext:value-type="string">
            <text:p>("Gujarati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gujarat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ગુજરાતી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Gujr"</text:p>
          </table:table-cell>
          <table:table-cell office:value-type="string" calcext:value-type="string">
            <text:p><text:s/>""</text:p>
          </table:table-cell>
          <table:table-cell table:formula="of:=[.$L$2]&amp;[.A31]&amp;&quot;,&quot;&amp;[.B31]&amp;&quot;,&quot;&amp;[.C31]&amp;&quot;,&quot;&amp;[.D31]&amp;&quot;,&quot;&amp;[.E31]&amp;&quot;,&quot;&amp;[.F31]&amp;&quot;,&quot;&amp;[.G31]&amp;&quot;,&quot;&amp;[.H31]&amp;&quot;,&quot;&amp;[.I31]&amp;&quot;,&quot;&amp;[.J31]&amp;[.$Q$2]" office:value-type="string" office:string-value="stxLanguage.Add([&quot;gu&quot;,&quot;guj&quot;,(&quot;Gujarati&quot;), &quot;&quot;,&quot;gujarati&quot;, &quot;&quot;, &quot;ગુજરાતી&quot;,&quot;Indo-European&quot;,&quot;Gujr&quot;, &quot;&quot;])" calcext:value-type="string">
            <text:p>stxLanguage.Add(["gu","guj",("Gujarati"), "","gujarati", "", "ગુજરાતી","Indo-European","Gujr", ""])</text:p>
          </table:table-cell>
          <table:table-cell table:formula="of:=IF(LEN([.D31])&gt;3;[.K31];&quot;'&quot;&amp;[.K31])" office:value-type="string" office:string-value="'stxLanguage.Add([&quot;gu&quot;,&quot;guj&quot;,(&quot;Gujarati&quot;), &quot;&quot;,&quot;gujarati&quot;, &quot;&quot;, &quot;ગુજરાતી&quot;,&quot;Indo-European&quot;,&quot;Gujr&quot;, &quot;&quot;])" calcext:value-type="string">
            <text:p>'stxLanguage.Add(["gu","guj",("Gujarati"), "","gujarati", "", "ગુજરાતી","Indo-European","Gujr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ha"</text:p>
          </table:table-cell>
          <table:table-cell office:value-type="string" calcext:value-type="string">
            <text:p>"hau"</text:p>
          </table:table-cell>
          <table:table-cell office:value-type="string" calcext:value-type="string">
            <text:p>("Haus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hausa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Hausa"</text:p>
          </table:table-cell>
          <table:table-cell office:value-type="string" calcext:value-type="string">
            <text:p>"Afro-Asiat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32]&amp;&quot;,&quot;&amp;[.B32]&amp;&quot;,&quot;&amp;[.C32]&amp;&quot;,&quot;&amp;[.D32]&amp;&quot;,&quot;&amp;[.E32]&amp;&quot;,&quot;&amp;[.F32]&amp;&quot;,&quot;&amp;[.G32]&amp;&quot;,&quot;&amp;[.H32]&amp;&quot;,&quot;&amp;[.I32]&amp;&quot;,&quot;&amp;[.J32]&amp;[.$Q$2]" office:value-type="string" office:string-value="stxLanguage.Add([&quot;ha&quot;,&quot;hau&quot;,(&quot;Hausa&quot;), &quot;&quot;,&quot;hausa&quot;, &quot;&quot;, &quot;Hausa&quot;,&quot;Afro-Asiatic&quot;,&quot;Latn&quot;, &quot;&quot;])" calcext:value-type="string">
            <text:p>stxLanguage.Add(["ha","hau",("Hausa"), "","hausa", "", "Hausa","Afro-Asiatic","Latn", ""])</text:p>
          </table:table-cell>
          <table:table-cell table:formula="of:=IF(LEN([.D32])&gt;3;[.K32];&quot;'&quot;&amp;[.K32])" office:value-type="string" office:string-value="'stxLanguage.Add([&quot;ha&quot;,&quot;hau&quot;,(&quot;Hausa&quot;), &quot;&quot;,&quot;hausa&quot;, &quot;&quot;, &quot;Hausa&quot;,&quot;Afro-Asiatic&quot;,&quot;Latn&quot;, &quot;&quot;])" calcext:value-type="string">
            <text:p>'stxLanguage.Add(["ha","hau",("Hausa"), "","hausa", "", "Hausa","Afro-Asiatic","Latn", ""])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"haw"</text:p>
          </table:table-cell>
          <table:table-cell office:value-type="string" calcext:value-type="string">
            <text:p>("Hawai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hawai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ʻŌlelo Hawaiʻi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33]&amp;&quot;,&quot;&amp;[.B33]&amp;&quot;,&quot;&amp;[.C33]&amp;&quot;,&quot;&amp;[.D33]&amp;&quot;,&quot;&amp;[.E33]&amp;&quot;,&quot;&amp;[.F33]&amp;&quot;,&quot;&amp;[.G33]&amp;&quot;,&quot;&amp;[.H33]&amp;&quot;,&quot;&amp;[.I33]&amp;&quot;,&quot;&amp;[.J33]&amp;[.$Q$2]" office:value-type="string" office:string-value="stxLanguage.Add([&quot;haw&quot;,&quot;haw&quot;,(&quot;Hawaiano&quot;), &quot;&quot;,&quot;hawaiian&quot;, &quot;&quot;, &quot;ʻŌlelo Hawaiʻi&quot;,&quot;Austronesian&quot;,&quot;Latn&quot;, &quot;&quot;])" calcext:value-type="string">
            <text:p>stxLanguage.Add(["haw","haw",("Hawaiano"), "","hawaiian", "", "ʻŌlelo Hawaiʻi","Austronesian","Latn", ""])</text:p>
          </table:table-cell>
          <table:table-cell table:formula="of:=IF(LEN([.D33])&gt;3;[.K33];&quot;'&quot;&amp;[.K33])" office:value-type="string" office:string-value="'stxLanguage.Add([&quot;haw&quot;,&quot;haw&quot;,(&quot;Hawaiano&quot;), &quot;&quot;,&quot;hawaiian&quot;, &quot;&quot;, &quot;ʻŌlelo Hawaiʻi&quot;,&quot;Austronesian&quot;,&quot;Latn&quot;, &quot;&quot;])" calcext:value-type="string">
            <text:p>'stxLanguage.Add(["haw","haw",("Hawaiano"), "","hawaiian", "", "ʻŌlelo Hawaiʻi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he"</text:p>
          </table:table-cell>
          <table:table-cell office:value-type="string" calcext:value-type="string">
            <text:p>"heb"</text:p>
          </table:table-cell>
          <table:table-cell office:value-type="string" calcext:value-type="string">
            <text:p>("Hebre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hebrew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עִבְרִית"</text:p>
          </table:table-cell>
          <table:table-cell office:value-type="string" calcext:value-type="string">
            <text:p>"Afro-Asiatic"</text:p>
          </table:table-cell>
          <table:table-cell office:value-type="string" calcext:value-type="string">
            <text:p>"Hebr"</text:p>
          </table:table-cell>
          <table:table-cell office:value-type="string" calcext:value-type="string">
            <text:p><text:s/>""</text:p>
          </table:table-cell>
          <table:table-cell table:formula="of:=[.$L$2]&amp;[.A34]&amp;&quot;,&quot;&amp;[.B34]&amp;&quot;,&quot;&amp;[.C34]&amp;&quot;,&quot;&amp;[.D34]&amp;&quot;,&quot;&amp;[.E34]&amp;&quot;,&quot;&amp;[.F34]&amp;&quot;,&quot;&amp;[.G34]&amp;&quot;,&quot;&amp;[.H34]&amp;&quot;,&quot;&amp;[.I34]&amp;&quot;,&quot;&amp;[.J34]&amp;[.$Q$2]" office:value-type="string" office:string-value="stxLanguage.Add([&quot;he&quot;,&quot;heb&quot;,(&quot;Hebreo&quot;), &quot;&quot;,&quot;hebrew&quot;, &quot;&quot;, &quot;עִבְרִית&quot;,&quot;Afro-Asiatic&quot;,&quot;Hebr&quot;, &quot;&quot;])" calcext:value-type="string">
            <text:p>stxLanguage.Add(["he","heb",("Hebreo"), "","hebrew", "", "עִבְרִית","Afro-Asiatic","Hebr", ""])</text:p>
          </table:table-cell>
          <table:table-cell table:formula="of:=IF(LEN([.D34])&gt;3;[.K34];&quot;'&quot;&amp;[.K34])" office:value-type="string" office:string-value="'stxLanguage.Add([&quot;he&quot;,&quot;heb&quot;,(&quot;Hebreo&quot;), &quot;&quot;,&quot;hebrew&quot;, &quot;&quot;, &quot;עִבְרִית&quot;,&quot;Afro-Asiatic&quot;,&quot;Hebr&quot;, &quot;&quot;])" calcext:value-type="string">
            <text:p>'stxLanguage.Add(["he","heb",("Hebreo"), "","hebrew", "", "עִבְרִית","Afro-Asiatic","Hebr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hi"</text:p>
          </table:table-cell>
          <table:table-cell office:value-type="string" calcext:value-type="string">
            <text:p>"hin"</text:p>
          </table:table-cell>
          <table:table-cell office:value-type="string" calcext:value-type="string">
            <text:p>("Hindi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hind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हिन्दी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Deva"</text:p>
          </table:table-cell>
          <table:table-cell office:value-type="string" calcext:value-type="string">
            <text:p><text:s/>""</text:p>
          </table:table-cell>
          <table:table-cell table:formula="of:=[.$L$2]&amp;[.A35]&amp;&quot;,&quot;&amp;[.B35]&amp;&quot;,&quot;&amp;[.C35]&amp;&quot;,&quot;&amp;[.D35]&amp;&quot;,&quot;&amp;[.E35]&amp;&quot;,&quot;&amp;[.F35]&amp;&quot;,&quot;&amp;[.G35]&amp;&quot;,&quot;&amp;[.H35]&amp;&quot;,&quot;&amp;[.I35]&amp;&quot;,&quot;&amp;[.J35]&amp;[.$Q$2]" office:value-type="string" office:string-value="stxLanguage.Add([&quot;hi&quot;,&quot;hin&quot;,(&quot;Hindi&quot;), &quot;&quot;,&quot;hindi&quot;, &quot;&quot;, &quot;हिन्दी&quot;,&quot;Indo-European&quot;,&quot;Deva&quot;, &quot;&quot;])" calcext:value-type="string">
            <text:p>stxLanguage.Add(["hi","hin",("Hindi"), "","hindi", "", "हिन्दी","Indo-European","Deva", ""])</text:p>
          </table:table-cell>
          <table:table-cell table:formula="of:=IF(LEN([.D35])&gt;3;[.K35];&quot;'&quot;&amp;[.K35])" office:value-type="string" office:string-value="'stxLanguage.Add([&quot;hi&quot;,&quot;hin&quot;,(&quot;Hindi&quot;), &quot;&quot;,&quot;hindi&quot;, &quot;&quot;, &quot;हिन्दी&quot;,&quot;Indo-European&quot;,&quot;Deva&quot;, &quot;&quot;])" calcext:value-type="string">
            <text:p>'stxLanguage.Add(["hi","hin",("Hindi"), "","hindi", "", "हिन्दी","Indo-European","Deva", ""])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"hmn"</text:p>
          </table:table-cell>
          <table:table-cell office:value-type="string" calcext:value-type="string">
            <text:p>("Hmong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hmong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Hmoob"</text:p>
          </table:table-cell>
          <table:table-cell office:value-type="string" calcext:value-type="string">
            <text:p>"Hmong-Mie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36]&amp;&quot;,&quot;&amp;[.B36]&amp;&quot;,&quot;&amp;[.C36]&amp;&quot;,&quot;&amp;[.D36]&amp;&quot;,&quot;&amp;[.E36]&amp;&quot;,&quot;&amp;[.F36]&amp;&quot;,&quot;&amp;[.G36]&amp;&quot;,&quot;&amp;[.H36]&amp;&quot;,&quot;&amp;[.I36]&amp;&quot;,&quot;&amp;[.J36]&amp;[.$Q$2]" office:value-type="string" office:string-value="stxLanguage.Add([&quot;hmn&quot;,&quot;hmn&quot;,(&quot;Hmong&quot;), &quot;&quot;,&quot;hmong&quot;, &quot;&quot;, &quot;Hmoob&quot;,&quot;Hmong-Mien&quot;,&quot;Latn&quot;, &quot;&quot;])" calcext:value-type="string">
            <text:p>stxLanguage.Add(["hmn","hmn",("Hmong"), "","hmong", "", "Hmoob","Hmong-Mien","Latn", ""])</text:p>
          </table:table-cell>
          <table:table-cell table:formula="of:=IF(LEN([.D36])&gt;3;[.K36];&quot;'&quot;&amp;[.K36])" office:value-type="string" office:string-value="'stxLanguage.Add([&quot;hmn&quot;,&quot;hmn&quot;,(&quot;Hmong&quot;), &quot;&quot;,&quot;hmong&quot;, &quot;&quot;, &quot;Hmoob&quot;,&quot;Hmong-Mien&quot;,&quot;Latn&quot;, &quot;&quot;])" calcext:value-type="string">
            <text:p>'stxLanguage.Add(["hmn","hmn",("Hmong"), "","hmong", "", "Hmoob","Hmong-Mie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hr"</text:p>
          </table:table-cell>
          <table:table-cell office:value-type="string" calcext:value-type="string">
            <text:p>"hrv"</text:p>
          </table:table-cell>
          <table:table-cell office:value-type="string" calcext:value-type="string">
            <text:p>("Croat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croat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Hrvatski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37]&amp;&quot;,&quot;&amp;[.B37]&amp;&quot;,&quot;&amp;[.C37]&amp;&quot;,&quot;&amp;[.D37]&amp;&quot;,&quot;&amp;[.E37]&amp;&quot;,&quot;&amp;[.F37]&amp;&quot;,&quot;&amp;[.G37]&amp;&quot;,&quot;&amp;[.H37]&amp;&quot;,&quot;&amp;[.I37]&amp;&quot;,&quot;&amp;[.J37]&amp;[.$Q$2]" office:value-type="string" office:string-value="stxLanguage.Add([&quot;hr&quot;,&quot;hrv&quot;,(&quot;Croata&quot;), &quot;&quot;,&quot;croatian&quot;, &quot;&quot;, &quot;Hrvatski&quot;,&quot;Indo-European&quot;,&quot;Latn&quot;, &quot;&quot;])" calcext:value-type="string">
            <text:p>stxLanguage.Add(["hr","hrv",("Croata"), "","croatian", "", "Hrvatski","Indo-European","Latn", ""])</text:p>
          </table:table-cell>
          <table:table-cell table:formula="of:=IF(LEN([.D37])&gt;3;[.K37];&quot;'&quot;&amp;[.K37])" office:value-type="string" office:string-value="'stxLanguage.Add([&quot;hr&quot;,&quot;hrv&quot;,(&quot;Croata&quot;), &quot;&quot;,&quot;croatian&quot;, &quot;&quot;, &quot;Hrvatski&quot;,&quot;Indo-European&quot;,&quot;Latn&quot;, &quot;&quot;])" calcext:value-type="string">
            <text:p>'stxLanguage.Add(["hr","hrv",("Croata"), "","croatian", "", "Hrvatski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ht"</text:p>
          </table:table-cell>
          <table:table-cell office:value-type="string" calcext:value-type="string">
            <text:p>"hat"</text:p>
          </table:table-cell>
          <table:table-cell office:value-type="string" calcext:value-type="string">
            <text:p>("Creole haiti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haitian creole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Kreyòl Ayisyen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38]&amp;&quot;,&quot;&amp;[.B38]&amp;&quot;,&quot;&amp;[.C38]&amp;&quot;,&quot;&amp;[.D38]&amp;&quot;,&quot;&amp;[.E38]&amp;&quot;,&quot;&amp;[.F38]&amp;&quot;,&quot;&amp;[.G38]&amp;&quot;,&quot;&amp;[.H38]&amp;&quot;,&quot;&amp;[.I38]&amp;&quot;,&quot;&amp;[.J38]&amp;[.$Q$2]" office:value-type="string" office:string-value="stxLanguage.Add([&quot;ht&quot;,&quot;hat&quot;,(&quot;Creole haitiano&quot;), &quot;&quot;,&quot;haitian creole&quot;, &quot;&quot;, &quot;Kreyòl Ayisyen&quot;,&quot;Indo-European&quot;,&quot;Latn&quot;, &quot;&quot;])" calcext:value-type="string">
            <text:p>stxLanguage.Add(["ht","hat",("Creole haitiano"), "","haitian creole", "", "Kreyòl Ayisyen","Indo-European","Latn", ""])</text:p>
          </table:table-cell>
          <table:table-cell table:formula="of:=IF(LEN([.D38])&gt;3;[.K38];&quot;'&quot;&amp;[.K38])" office:value-type="string" office:string-value="'stxLanguage.Add([&quot;ht&quot;,&quot;hat&quot;,(&quot;Creole haitiano&quot;), &quot;&quot;,&quot;haitian creole&quot;, &quot;&quot;, &quot;Kreyòl Ayisyen&quot;,&quot;Indo-European&quot;,&quot;Latn&quot;, &quot;&quot;])" calcext:value-type="string">
            <text:p>'stxLanguage.Add(["ht","hat",("Creole haitiano"), "","haitian creole", "", "Kreyòl Ayisyen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hu"</text:p>
          </table:table-cell>
          <table:table-cell office:value-type="string" calcext:value-type="string">
            <text:p>"hun"</text:p>
          </table:table-cell>
          <table:table-cell office:value-type="string" calcext:value-type="string">
            <text:p>("Húngaro")</text:p>
          </table:table-cell>
          <table:table-cell office:value-type="string" calcext:value-type="string">
            <text:p><text:s/>"hungarian"</text:p>
          </table:table-cell>
          <table:table-cell office:value-type="string" calcext:value-type="string">
            <text:p>"hungar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Magyar"</text:p>
          </table:table-cell>
          <table:table-cell office:value-type="string" calcext:value-type="string">
            <text:p>"Ural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39]&amp;&quot;,&quot;&amp;[.B39]&amp;&quot;,&quot;&amp;[.C39]&amp;&quot;,&quot;&amp;[.D39]&amp;&quot;,&quot;&amp;[.E39]&amp;&quot;,&quot;&amp;[.F39]&amp;&quot;,&quot;&amp;[.G39]&amp;&quot;,&quot;&amp;[.H39]&amp;&quot;,&quot;&amp;[.I39]&amp;&quot;,&quot;&amp;[.J39]&amp;[.$Q$2]" office:value-type="string" office:string-value="stxLanguage.Add([&quot;hu&quot;,&quot;hun&quot;,(&quot;Húngaro&quot;), &quot;hungarian&quot;,&quot;hungarian&quot;, &quot;&quot;, &quot;Magyar&quot;,&quot;Uralic&quot;,&quot;Latn&quot;, &quot;&quot;])" calcext:value-type="string">
            <text:p>stxLanguage.Add(["hu","hun",("Húngaro"), "hungarian","hungarian", "", "Magyar","Uralic","Latn", ""])</text:p>
          </table:table-cell>
          <table:table-cell table:formula="of:=IF(LEN([.D39])&gt;3;[.K39];&quot;'&quot;&amp;[.K39])" office:value-type="string" office:string-value="stxLanguage.Add([&quot;hu&quot;,&quot;hun&quot;,(&quot;Húngaro&quot;), &quot;hungarian&quot;,&quot;hungarian&quot;, &quot;&quot;, &quot;Magyar&quot;,&quot;Uralic&quot;,&quot;Latn&quot;, &quot;&quot;])" calcext:value-type="string">
            <text:p>stxLanguage.Add(["hu","hun",("Húngaro"), "hungarian","hungarian", "", "Magyar","Uralic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hy"</text:p>
          </table:table-cell>
          <table:table-cell office:value-type="string" calcext:value-type="string">
            <text:p>"hye"</text:p>
          </table:table-cell>
          <table:table-cell office:value-type="string" calcext:value-type="string">
            <text:p>("Armeni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arme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Հայերեն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Armn"</text:p>
          </table:table-cell>
          <table:table-cell office:value-type="string" calcext:value-type="string">
            <text:p><text:s/>""</text:p>
          </table:table-cell>
          <table:table-cell table:formula="of:=[.$L$2]&amp;[.A40]&amp;&quot;,&quot;&amp;[.B40]&amp;&quot;,&quot;&amp;[.C40]&amp;&quot;,&quot;&amp;[.D40]&amp;&quot;,&quot;&amp;[.E40]&amp;&quot;,&quot;&amp;[.F40]&amp;&quot;,&quot;&amp;[.G40]&amp;&quot;,&quot;&amp;[.H40]&amp;&quot;,&quot;&amp;[.I40]&amp;&quot;,&quot;&amp;[.J40]&amp;[.$Q$2]" office:value-type="string" office:string-value="stxLanguage.Add([&quot;hy&quot;,&quot;hye&quot;,(&quot;Armenio&quot;), &quot;&quot;,&quot;armenian&quot;, &quot;&quot;, &quot;Հայերեն&quot;,&quot;Indo-European&quot;,&quot;Armn&quot;, &quot;&quot;])" calcext:value-type="string">
            <text:p>stxLanguage.Add(["hy","hye",("Armenio"), "","armenian", "", "Հայերեն","Indo-European","Armn", ""])</text:p>
          </table:table-cell>
          <table:table-cell table:formula="of:=IF(LEN([.D40])&gt;3;[.K40];&quot;'&quot;&amp;[.K40])" office:value-type="string" office:string-value="'stxLanguage.Add([&quot;hy&quot;,&quot;hye&quot;,(&quot;Armenio&quot;), &quot;&quot;,&quot;armenian&quot;, &quot;&quot;, &quot;Հայերեն&quot;,&quot;Indo-European&quot;,&quot;Armn&quot;, &quot;&quot;])" calcext:value-type="string">
            <text:p>'stxLanguage.Add(["hy","hye",("Armenio"), "","armenian", "", "Հայերեն","Indo-European","Arm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id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("Indonesi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indones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Bahasa Indonesia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41]&amp;&quot;,&quot;&amp;[.B41]&amp;&quot;,&quot;&amp;[.C41]&amp;&quot;,&quot;&amp;[.D41]&amp;&quot;,&quot;&amp;[.E41]&amp;&quot;,&quot;&amp;[.F41]&amp;&quot;,&quot;&amp;[.G41]&amp;&quot;,&quot;&amp;[.H41]&amp;&quot;,&quot;&amp;[.I41]&amp;&quot;,&quot;&amp;[.J41]&amp;[.$Q$2]" office:value-type="string" office:string-value="stxLanguage.Add([&quot;id&quot;,&quot;ind&quot;,(&quot;Indonesio&quot;), &quot;&quot;,&quot;indonesian&quot;, &quot;&quot;, &quot;Bahasa Indonesia&quot;,&quot;Austronesian&quot;,&quot;Latn&quot;, &quot;&quot;])" calcext:value-type="string">
            <text:p>stxLanguage.Add(["id","ind",("Indonesio"), "","indonesian", "", "Bahasa Indonesia","Austronesian","Latn", ""])</text:p>
          </table:table-cell>
          <table:table-cell table:formula="of:=IF(LEN([.D41])&gt;3;[.K41];&quot;'&quot;&amp;[.K41])" office:value-type="string" office:string-value="'stxLanguage.Add([&quot;id&quot;,&quot;ind&quot;,(&quot;Indonesio&quot;), &quot;&quot;,&quot;indonesian&quot;, &quot;&quot;, &quot;Bahasa Indonesia&quot;,&quot;Austronesian&quot;,&quot;Latn&quot;, &quot;&quot;])" calcext:value-type="string">
            <text:p>'stxLanguage.Add(["id","ind",("Indonesio"), "","indonesian", "", "Bahasa Indonesia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ig"</text:p>
          </table:table-cell>
          <table:table-cell office:value-type="string" calcext:value-type="string">
            <text:p>"ibo"</text:p>
          </table:table-cell>
          <table:table-cell office:value-type="string" calcext:value-type="string">
            <text:p>("Igb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igbo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Igbo"</text:p>
          </table:table-cell>
          <table:table-cell office:value-type="string" calcext:value-type="string">
            <text:p>"Atlantic-Congo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42]&amp;&quot;,&quot;&amp;[.B42]&amp;&quot;,&quot;&amp;[.C42]&amp;&quot;,&quot;&amp;[.D42]&amp;&quot;,&quot;&amp;[.E42]&amp;&quot;,&quot;&amp;[.F42]&amp;&quot;,&quot;&amp;[.G42]&amp;&quot;,&quot;&amp;[.H42]&amp;&quot;,&quot;&amp;[.I42]&amp;&quot;,&quot;&amp;[.J42]&amp;[.$Q$2]" office:value-type="string" office:string-value="stxLanguage.Add([&quot;ig&quot;,&quot;ibo&quot;,(&quot;Igbo&quot;), &quot;&quot;,&quot;igbo&quot;, &quot;&quot;, &quot;Igbo&quot;,&quot;Atlantic-Congo&quot;,&quot;Latn&quot;, &quot;&quot;])" calcext:value-type="string">
            <text:p>stxLanguage.Add(["ig","ibo",("Igbo"), "","igbo", "", "Igbo","Atlantic-Congo","Latn", ""])</text:p>
          </table:table-cell>
          <table:table-cell table:formula="of:=IF(LEN([.D42])&gt;3;[.K42];&quot;'&quot;&amp;[.K42])" office:value-type="string" office:string-value="'stxLanguage.Add([&quot;ig&quot;,&quot;ibo&quot;,(&quot;Igbo&quot;), &quot;&quot;,&quot;igbo&quot;, &quot;&quot;, &quot;Igbo&quot;,&quot;Atlantic-Congo&quot;,&quot;Latn&quot;, &quot;&quot;])" calcext:value-type="string">
            <text:p>'stxLanguage.Add(["ig","ibo",("Igbo"), "","igbo", "", "Igbo","Atlantic-Congo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is"</text:p>
          </table:table-cell>
          <table:table-cell office:value-type="string" calcext:value-type="string">
            <text:p>"isl"</text:p>
          </table:table-cell>
          <table:table-cell office:value-type="string" calcext:value-type="string">
            <text:p>("Island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icelandic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Íslenska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43]&amp;&quot;,&quot;&amp;[.B43]&amp;&quot;,&quot;&amp;[.C43]&amp;&quot;,&quot;&amp;[.D43]&amp;&quot;,&quot;&amp;[.E43]&amp;&quot;,&quot;&amp;[.F43]&amp;&quot;,&quot;&amp;[.G43]&amp;&quot;,&quot;&amp;[.H43]&amp;&quot;,&quot;&amp;[.I43]&amp;&quot;,&quot;&amp;[.J43]&amp;[.$Q$2]" office:value-type="string" office:string-value="stxLanguage.Add([&quot;is&quot;,&quot;isl&quot;,(&quot;Islandés&quot;), &quot;&quot;,&quot;icelandic&quot;, &quot;&quot;, &quot;Íslenska&quot;,&quot;Indo-European&quot;,&quot;Latn&quot;, &quot;&quot;])" calcext:value-type="string">
            <text:p>stxLanguage.Add(["is","isl",("Islandés"), "","icelandic", "", "Íslenska","Indo-European","Latn", ""])</text:p>
          </table:table-cell>
          <table:table-cell table:formula="of:=IF(LEN([.D43])&gt;3;[.K43];&quot;'&quot;&amp;[.K43])" office:value-type="string" office:string-value="'stxLanguage.Add([&quot;is&quot;,&quot;isl&quot;,(&quot;Islandés&quot;), &quot;&quot;,&quot;icelandic&quot;, &quot;&quot;, &quot;Íslenska&quot;,&quot;Indo-European&quot;,&quot;Latn&quot;, &quot;&quot;])" calcext:value-type="string">
            <text:p>'stxLanguage.Add(["is","isl",("Islandés"), "","icelandic", "", "Íslenska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it"</text:p>
          </table:table-cell>
          <table:table-cell office:value-type="string" calcext:value-type="string">
            <text:p>"ita"</text:p>
          </table:table-cell>
          <table:table-cell office:value-type="string" calcext:value-type="string">
            <text:p>("Italiano")</text:p>
          </table:table-cell>
          <table:table-cell office:value-type="string" calcext:value-type="string">
            <text:p><text:s/>"italian"</text:p>
          </table:table-cell>
          <table:table-cell office:value-type="string" calcext:value-type="string">
            <text:p>"ital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Italiano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44]&amp;&quot;,&quot;&amp;[.B44]&amp;&quot;,&quot;&amp;[.C44]&amp;&quot;,&quot;&amp;[.D44]&amp;&quot;,&quot;&amp;[.E44]&amp;&quot;,&quot;&amp;[.F44]&amp;&quot;,&quot;&amp;[.G44]&amp;&quot;,&quot;&amp;[.H44]&amp;&quot;,&quot;&amp;[.I44]&amp;&quot;,&quot;&amp;[.J44]&amp;[.$Q$2]" office:value-type="string" office:string-value="stxLanguage.Add([&quot;it&quot;,&quot;ita&quot;,(&quot;Italiano&quot;), &quot;italian&quot;,&quot;italian&quot;, &quot;&quot;, &quot;Italiano&quot;,&quot;Indo-European&quot;,&quot;Latn&quot;, &quot;&quot;])" calcext:value-type="string">
            <text:p>stxLanguage.Add(["it","ita",("Italiano"), "italian","italian", "", "Italiano","Indo-European","Latn", ""])</text:p>
          </table:table-cell>
          <table:table-cell table:formula="of:=IF(LEN([.D44])&gt;3;[.K44];&quot;'&quot;&amp;[.K44])" office:value-type="string" office:string-value="stxLanguage.Add([&quot;it&quot;,&quot;ita&quot;,(&quot;Italiano&quot;), &quot;italian&quot;,&quot;italian&quot;, &quot;&quot;, &quot;Italiano&quot;,&quot;Indo-European&quot;,&quot;Latn&quot;, &quot;&quot;])" calcext:value-type="string">
            <text:p>stxLanguage.Add(["it","ita",("Italiano"), "italian","italian", "", "Italiano","Indo-European","Latn", ""]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"ja"</text:p>
          </table:table-cell>
          <table:table-cell office:value-type="string" calcext:value-type="string">
            <text:p>"jpn"</text:p>
          </table:table-cell>
          <table:table-cell office:value-type="string" calcext:value-type="string">
            <text:p>("Japon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japanese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日本語"</text:p>
          </table:table-cell>
          <table:table-cell office:value-type="string" calcext:value-type="string">
            <text:p>"Japonic"</text:p>
          </table:table-cell>
          <table:table-cell office:value-type="string" calcext:value-type="string">
            <text:p>"Jpan"</text:p>
          </table:table-cell>
          <table:table-cell office:value-type="string" calcext:value-type="string">
            <text:p><text:s/>""</text:p>
          </table:table-cell>
          <table:table-cell table:formula="of:=[.$L$2]&amp;[.A45]&amp;&quot;,&quot;&amp;[.B45]&amp;&quot;,&quot;&amp;[.C45]&amp;&quot;,&quot;&amp;[.D45]&amp;&quot;,&quot;&amp;[.E45]&amp;&quot;,&quot;&amp;[.F45]&amp;&quot;,&quot;&amp;[.G45]&amp;&quot;,&quot;&amp;[.H45]&amp;&quot;,&quot;&amp;[.I45]&amp;&quot;,&quot;&amp;[.J45]&amp;[.$Q$2]" office:value-type="string" office:string-value="stxLanguage.Add([&quot;ja&quot;,&quot;jpn&quot;,(&quot;Japonés&quot;), &quot;&quot;,&quot;japanese&quot;, &quot;&quot;, &quot;日本語&quot;,&quot;Japonic&quot;,&quot;Jpan&quot;, &quot;&quot;])" calcext:value-type="string">
            <text:p>stxLanguage.Add(["ja","jpn",("Japonés"), "","japanese", "", "日本語","Japonic","Jpan", ""])</text:p>
          </table:table-cell>
          <table:table-cell table:formula="of:=IF(LEN([.D45])&gt;3;[.K45];&quot;'&quot;&amp;[.K45])" office:value-type="string" office:string-value="'stxLanguage.Add([&quot;ja&quot;,&quot;jpn&quot;,(&quot;Japonés&quot;), &quot;&quot;,&quot;japanese&quot;, &quot;&quot;, &quot;日本語&quot;,&quot;Japonic&quot;,&quot;Jpan&quot;, &quot;&quot;])" calcext:value-type="string">
            <text:p>'stxLanguage.Add(["ja","jpn",("Japonés"), "","japanese", "", "日本語","Japonic","Jpa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jv"</text:p>
          </table:table-cell>
          <table:table-cell office:value-type="string" calcext:value-type="string">
            <text:p>"jav"</text:p>
          </table:table-cell>
          <table:table-cell office:value-type="string" calcext:value-type="string">
            <text:p>("Javan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javanese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Basa Jawa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46]&amp;&quot;,&quot;&amp;[.B46]&amp;&quot;,&quot;&amp;[.C46]&amp;&quot;,&quot;&amp;[.D46]&amp;&quot;,&quot;&amp;[.E46]&amp;&quot;,&quot;&amp;[.F46]&amp;&quot;,&quot;&amp;[.G46]&amp;&quot;,&quot;&amp;[.H46]&amp;&quot;,&quot;&amp;[.I46]&amp;&quot;,&quot;&amp;[.J46]&amp;[.$Q$2]" office:value-type="string" office:string-value="stxLanguage.Add([&quot;jv&quot;,&quot;jav&quot;,(&quot;Javanés&quot;), &quot;&quot;,&quot;javanese&quot;, &quot;&quot;, &quot;Basa Jawa&quot;,&quot;Austronesian&quot;,&quot;Latn&quot;, &quot;&quot;])" calcext:value-type="string">
            <text:p>stxLanguage.Add(["jv","jav",("Javanés"), "","javanese", "", "Basa Jawa","Austronesian","Latn", ""])</text:p>
          </table:table-cell>
          <table:table-cell table:formula="of:=IF(LEN([.D46])&gt;3;[.K46];&quot;'&quot;&amp;[.K46])" office:value-type="string" office:string-value="'stxLanguage.Add([&quot;jv&quot;,&quot;jav&quot;,(&quot;Javanés&quot;), &quot;&quot;,&quot;javanese&quot;, &quot;&quot;, &quot;Basa Jawa&quot;,&quot;Austronesian&quot;,&quot;Latn&quot;, &quot;&quot;])" calcext:value-type="string">
            <text:p>'stxLanguage.Add(["jv","jav",("Javanés"), "","javanese", "", "Basa Jawa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ka"</text:p>
          </table:table-cell>
          <table:table-cell office:value-type="string" calcext:value-type="string">
            <text:p>"kat"</text:p>
          </table:table-cell>
          <table:table-cell office:value-type="string" calcext:value-type="string">
            <text:p>("Georgi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georg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ქართული"</text:p>
          </table:table-cell>
          <table:table-cell office:value-type="string" calcext:value-type="string">
            <text:p>"Kartvelian"</text:p>
          </table:table-cell>
          <table:table-cell office:value-type="string" calcext:value-type="string">
            <text:p>"Geor"</text:p>
          </table:table-cell>
          <table:table-cell office:value-type="string" calcext:value-type="string">
            <text:p><text:s/>""</text:p>
          </table:table-cell>
          <table:table-cell table:formula="of:=[.$L$2]&amp;[.A47]&amp;&quot;,&quot;&amp;[.B47]&amp;&quot;,&quot;&amp;[.C47]&amp;&quot;,&quot;&amp;[.D47]&amp;&quot;,&quot;&amp;[.E47]&amp;&quot;,&quot;&amp;[.F47]&amp;&quot;,&quot;&amp;[.G47]&amp;&quot;,&quot;&amp;[.H47]&amp;&quot;,&quot;&amp;[.I47]&amp;&quot;,&quot;&amp;[.J47]&amp;[.$Q$2]" office:value-type="string" office:string-value="stxLanguage.Add([&quot;ka&quot;,&quot;kat&quot;,(&quot;Georgiano&quot;), &quot;&quot;,&quot;georgian&quot;, &quot;&quot;, &quot;ქართული&quot;,&quot;Kartvelian&quot;,&quot;Geor&quot;, &quot;&quot;])" calcext:value-type="string">
            <text:p>stxLanguage.Add(["ka","kat",("Georgiano"), "","georgian", "", "ქართული","Kartvelian","Geor", ""])</text:p>
          </table:table-cell>
          <table:table-cell table:formula="of:=IF(LEN([.D47])&gt;3;[.K47];&quot;'&quot;&amp;[.K47])" office:value-type="string" office:string-value="'stxLanguage.Add([&quot;ka&quot;,&quot;kat&quot;,(&quot;Georgiano&quot;), &quot;&quot;,&quot;georgian&quot;, &quot;&quot;, &quot;ქართული&quot;,&quot;Kartvelian&quot;,&quot;Geor&quot;, &quot;&quot;])" calcext:value-type="string">
            <text:p>'stxLanguage.Add(["ka","kat",("Georgiano"), "","georgian", "", "ქართული","Kartvelian","Geor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kk"</text:p>
          </table:table-cell>
          <table:table-cell office:value-type="string" calcext:value-type="string">
            <text:p>"kaz"</text:p>
          </table:table-cell>
          <table:table-cell office:value-type="string" calcext:value-type="string">
            <text:p>("Kazakh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kazak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Қазақ тілі"</text:p>
          </table:table-cell>
          <table:table-cell office:value-type="string" calcext:value-type="string">
            <text:p>"Turkic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48]&amp;&quot;,&quot;&amp;[.B48]&amp;&quot;,&quot;&amp;[.C48]&amp;&quot;,&quot;&amp;[.D48]&amp;&quot;,&quot;&amp;[.E48]&amp;&quot;,&quot;&amp;[.F48]&amp;&quot;,&quot;&amp;[.G48]&amp;&quot;,&quot;&amp;[.H48]&amp;&quot;,&quot;&amp;[.I48]&amp;&quot;,&quot;&amp;[.J48]&amp;[.$Q$2]" office:value-type="string" office:string-value="stxLanguage.Add([&quot;kk&quot;,&quot;kaz&quot;,(&quot;Kazakh&quot;), &quot;&quot;,&quot;kazakh&quot;, &quot;&quot;, &quot;Қазақ тілі&quot;,&quot;Turkic&quot;,&quot;Cyrl&quot;, &quot;&quot;])" calcext:value-type="string">
            <text:p>stxLanguage.Add(["kk","kaz",("Kazakh"), "","kazakh", "", "Қазақ тілі","Turkic","Cyrl", ""])</text:p>
          </table:table-cell>
          <table:table-cell table:formula="of:=IF(LEN([.D48])&gt;3;[.K48];&quot;'&quot;&amp;[.K48])" office:value-type="string" office:string-value="'stxLanguage.Add([&quot;kk&quot;,&quot;kaz&quot;,(&quot;Kazakh&quot;), &quot;&quot;,&quot;kazakh&quot;, &quot;&quot;, &quot;Қазақ тілі&quot;,&quot;Turkic&quot;,&quot;Cyrl&quot;, &quot;&quot;])" calcext:value-type="string">
            <text:p>'stxLanguage.Add(["kk","kaz",("Kazakh"), "","kazakh", "", "Қазақ тілі","Turkic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km"</text:p>
          </table:table-cell>
          <table:table-cell office:value-type="string" calcext:value-type="string">
            <text:p>"khm"</text:p>
          </table:table-cell>
          <table:table-cell office:value-type="string" calcext:value-type="string">
            <text:p>("Jemer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khmer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ភាសាខ្មែរ"</text:p>
          </table:table-cell>
          <table:table-cell office:value-type="string" calcext:value-type="string">
            <text:p>"Austroasiatic"</text:p>
          </table:table-cell>
          <table:table-cell office:value-type="string" calcext:value-type="string">
            <text:p>"Khmr"</text:p>
          </table:table-cell>
          <table:table-cell office:value-type="string" calcext:value-type="string">
            <text:p><text:s/>""</text:p>
          </table:table-cell>
          <table:table-cell table:formula="of:=[.$L$2]&amp;[.A49]&amp;&quot;,&quot;&amp;[.B49]&amp;&quot;,&quot;&amp;[.C49]&amp;&quot;,&quot;&amp;[.D49]&amp;&quot;,&quot;&amp;[.E49]&amp;&quot;,&quot;&amp;[.F49]&amp;&quot;,&quot;&amp;[.G49]&amp;&quot;,&quot;&amp;[.H49]&amp;&quot;,&quot;&amp;[.I49]&amp;&quot;,&quot;&amp;[.J49]&amp;[.$Q$2]" office:value-type="string" office:string-value="stxLanguage.Add([&quot;km&quot;,&quot;khm&quot;,(&quot;Jemer&quot;), &quot;&quot;,&quot;khmer&quot;, &quot;&quot;, &quot;ភាសាខ្មែរ&quot;,&quot;Austroasiatic&quot;,&quot;Khmr&quot;, &quot;&quot;])" calcext:value-type="string">
            <text:p>stxLanguage.Add(["km","khm",("Jemer"), "","khmer", "", "ភាសាខ្មែរ","Austroasiatic","Khmr", ""])</text:p>
          </table:table-cell>
          <table:table-cell table:formula="of:=IF(LEN([.D49])&gt;3;[.K49];&quot;'&quot;&amp;[.K49])" office:value-type="string" office:string-value="'stxLanguage.Add([&quot;km&quot;,&quot;khm&quot;,(&quot;Jemer&quot;), &quot;&quot;,&quot;khmer&quot;, &quot;&quot;, &quot;ភាសាខ្មែរ&quot;,&quot;Austroasiatic&quot;,&quot;Khmr&quot;, &quot;&quot;])" calcext:value-type="string">
            <text:p>'stxLanguage.Add(["km","khm",("Jemer"), "","khmer", "", "ភាសាខ្មែរ","Austroasiatic","Khmr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k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("Kannad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kannada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ಕನ್ನಡ"</text:p>
          </table:table-cell>
          <table:table-cell office:value-type="string" calcext:value-type="string">
            <text:p>"Dravidian"</text:p>
          </table:table-cell>
          <table:table-cell office:value-type="string" calcext:value-type="string">
            <text:p>"Knda"</text:p>
          </table:table-cell>
          <table:table-cell office:value-type="string" calcext:value-type="string">
            <text:p><text:s/>""</text:p>
          </table:table-cell>
          <table:table-cell table:formula="of:=[.$L$2]&amp;[.A50]&amp;&quot;,&quot;&amp;[.B50]&amp;&quot;,&quot;&amp;[.C50]&amp;&quot;,&quot;&amp;[.D50]&amp;&quot;,&quot;&amp;[.E50]&amp;&quot;,&quot;&amp;[.F50]&amp;&quot;,&quot;&amp;[.G50]&amp;&quot;,&quot;&amp;[.H50]&amp;&quot;,&quot;&amp;[.I50]&amp;&quot;,&quot;&amp;[.J50]&amp;[.$Q$2]" office:value-type="string" office:string-value="stxLanguage.Add([&quot;kn&quot;,&quot;kan&quot;,(&quot;Kannada&quot;), &quot;&quot;,&quot;kannada&quot;, &quot;&quot;, &quot;ಕನ್ನಡ&quot;,&quot;Dravidian&quot;,&quot;Knda&quot;, &quot;&quot;])" calcext:value-type="string">
            <text:p>stxLanguage.Add(["kn","kan",("Kannada"), "","kannada", "", "ಕನ್ನಡ","Dravidian","Knda", ""])</text:p>
          </table:table-cell>
          <table:table-cell table:formula="of:=IF(LEN([.D50])&gt;3;[.K50];&quot;'&quot;&amp;[.K50])" office:value-type="string" office:string-value="'stxLanguage.Add([&quot;kn&quot;,&quot;kan&quot;,(&quot;Kannada&quot;), &quot;&quot;,&quot;kannada&quot;, &quot;&quot;, &quot;ಕನ್ನಡ&quot;,&quot;Dravidian&quot;,&quot;Knda&quot;, &quot;&quot;])" calcext:value-type="string">
            <text:p>'stxLanguage.Add(["kn","kan",("Kannada"), "","kannada", "", "ಕನ್ನಡ","Dravidian","Knda", ""]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"ko"</text:p>
          </table:table-cell>
          <table:table-cell office:value-type="string" calcext:value-type="string">
            <text:p>"kor"</text:p>
          </table:table-cell>
          <table:table-cell office:value-type="string" calcext:value-type="string">
            <text:p>("Core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kore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한국어"</text:p>
          </table:table-cell>
          <table:table-cell office:value-type="string" calcext:value-type="string">
            <text:p>"Koreanic"</text:p>
          </table:table-cell>
          <table:table-cell office:value-type="string" calcext:value-type="string">
            <text:p>"Kore"</text:p>
          </table:table-cell>
          <table:table-cell office:value-type="string" calcext:value-type="string">
            <text:p><text:s/>""</text:p>
          </table:table-cell>
          <table:table-cell table:formula="of:=[.$L$2]&amp;[.A51]&amp;&quot;,&quot;&amp;[.B51]&amp;&quot;,&quot;&amp;[.C51]&amp;&quot;,&quot;&amp;[.D51]&amp;&quot;,&quot;&amp;[.E51]&amp;&quot;,&quot;&amp;[.F51]&amp;&quot;,&quot;&amp;[.G51]&amp;&quot;,&quot;&amp;[.H51]&amp;&quot;,&quot;&amp;[.I51]&amp;&quot;,&quot;&amp;[.J51]&amp;[.$Q$2]" office:value-type="string" office:string-value="stxLanguage.Add([&quot;ko&quot;,&quot;kor&quot;,(&quot;Coreano&quot;), &quot;&quot;,&quot;korean&quot;, &quot;&quot;, &quot;한국어&quot;,&quot;Koreanic&quot;,&quot;Kore&quot;, &quot;&quot;])" calcext:value-type="string">
            <text:p>stxLanguage.Add(["ko","kor",("Coreano"), "","korean", "", "한국어","Koreanic","Kore", ""])</text:p>
          </table:table-cell>
          <table:table-cell table:formula="of:=IF(LEN([.D51])&gt;3;[.K51];&quot;'&quot;&amp;[.K51])" office:value-type="string" office:string-value="'stxLanguage.Add([&quot;ko&quot;,&quot;kor&quot;,(&quot;Coreano&quot;), &quot;&quot;,&quot;korean&quot;, &quot;&quot;, &quot;한국어&quot;,&quot;Koreanic&quot;,&quot;Kore&quot;, &quot;&quot;])" calcext:value-type="string">
            <text:p>'stxLanguage.Add(["ko","kor",("Coreano"), "","korean", "", "한국어","Koreanic","Kore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ku"</text:p>
          </table:table-cell>
          <table:table-cell office:value-type="string" calcext:value-type="string">
            <text:p>"kur"</text:p>
          </table:table-cell>
          <table:table-cell office:value-type="string" calcext:value-type="string">
            <text:p>("Kurd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kurd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Kurdî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52]&amp;&quot;,&quot;&amp;[.B52]&amp;&quot;,&quot;&amp;[.C52]&amp;&quot;,&quot;&amp;[.D52]&amp;&quot;,&quot;&amp;[.E52]&amp;&quot;,&quot;&amp;[.F52]&amp;&quot;,&quot;&amp;[.G52]&amp;&quot;,&quot;&amp;[.H52]&amp;&quot;,&quot;&amp;[.I52]&amp;&quot;,&quot;&amp;[.J52]&amp;[.$Q$2]" office:value-type="string" office:string-value="stxLanguage.Add([&quot;ku&quot;,&quot;kur&quot;,(&quot;Kurdo&quot;), &quot;&quot;,&quot;kurdish&quot;, &quot;&quot;, &quot;Kurdî&quot;,&quot;Indo-European&quot;,&quot;Latn&quot;, &quot;&quot;])" calcext:value-type="string">
            <text:p>stxLanguage.Add(["ku","kur",("Kurdo"), "","kurdish", "", "Kurdî","Indo-European","Latn", ""])</text:p>
          </table:table-cell>
          <table:table-cell table:formula="of:=IF(LEN([.D52])&gt;3;[.K52];&quot;'&quot;&amp;[.K52])" office:value-type="string" office:string-value="'stxLanguage.Add([&quot;ku&quot;,&quot;kur&quot;,(&quot;Kurdo&quot;), &quot;&quot;,&quot;kurdish&quot;, &quot;&quot;, &quot;Kurdî&quot;,&quot;Indo-European&quot;,&quot;Latn&quot;, &quot;&quot;])" calcext:value-type="string">
            <text:p>'stxLanguage.Add(["ku","kur",("Kurdo"), "","kurdish", "", "Kurdî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ky"</text:p>
          </table:table-cell>
          <table:table-cell office:value-type="string" calcext:value-type="string">
            <text:p>"kir"</text:p>
          </table:table-cell>
          <table:table-cell office:value-type="string" calcext:value-type="string">
            <text:p>("Kirguí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kyrgyz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Кыргызча"</text:p>
          </table:table-cell>
          <table:table-cell office:value-type="string" calcext:value-type="string">
            <text:p>"Turkic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53]&amp;&quot;,&quot;&amp;[.B53]&amp;&quot;,&quot;&amp;[.C53]&amp;&quot;,&quot;&amp;[.D53]&amp;&quot;,&quot;&amp;[.E53]&amp;&quot;,&quot;&amp;[.F53]&amp;&quot;,&quot;&amp;[.G53]&amp;&quot;,&quot;&amp;[.H53]&amp;&quot;,&quot;&amp;[.I53]&amp;&quot;,&quot;&amp;[.J53]&amp;[.$Q$2]" office:value-type="string" office:string-value="stxLanguage.Add([&quot;ky&quot;,&quot;kir&quot;,(&quot;Kirguís&quot;), &quot;&quot;,&quot;kyrgyz&quot;, &quot;&quot;, &quot;Кыргызча&quot;,&quot;Turkic&quot;,&quot;Cyrl&quot;, &quot;&quot;])" calcext:value-type="string">
            <text:p>stxLanguage.Add(["ky","kir",("Kirguís"), "","kyrgyz", "", "Кыргызча","Turkic","Cyrl", ""])</text:p>
          </table:table-cell>
          <table:table-cell table:formula="of:=IF(LEN([.D53])&gt;3;[.K53];&quot;'&quot;&amp;[.K53])" office:value-type="string" office:string-value="'stxLanguage.Add([&quot;ky&quot;,&quot;kir&quot;,(&quot;Kirguís&quot;), &quot;&quot;,&quot;kyrgyz&quot;, &quot;&quot;, &quot;Кыргызча&quot;,&quot;Turkic&quot;,&quot;Cyrl&quot;, &quot;&quot;])" calcext:value-type="string">
            <text:p>'stxLanguage.Add(["ky","kir",("Kirguís"), "","kyrgyz", "", "Кыргызча","Turkic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la"</text:p>
          </table:table-cell>
          <table:table-cell office:value-type="string" calcext:value-type="string">
            <text:p>"lat"</text:p>
          </table:table-cell>
          <table:table-cell office:value-type="string" calcext:value-type="string">
            <text:p>("Latín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lati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Latina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54]&amp;&quot;,&quot;&amp;[.B54]&amp;&quot;,&quot;&amp;[.C54]&amp;&quot;,&quot;&amp;[.D54]&amp;&quot;,&quot;&amp;[.E54]&amp;&quot;,&quot;&amp;[.F54]&amp;&quot;,&quot;&amp;[.G54]&amp;&quot;,&quot;&amp;[.H54]&amp;&quot;,&quot;&amp;[.I54]&amp;&quot;,&quot;&amp;[.J54]&amp;[.$Q$2]" office:value-type="string" office:string-value="stxLanguage.Add([&quot;la&quot;,&quot;lat&quot;,(&quot;Latín&quot;), &quot;&quot;,&quot;latin&quot;, &quot;&quot;, &quot;Latina&quot;,&quot;Indo-European&quot;,&quot;Latn&quot;, &quot;&quot;])" calcext:value-type="string">
            <text:p>stxLanguage.Add(["la","lat",("Latín"), "","latin", "", "Latina","Indo-European","Latn", ""])</text:p>
          </table:table-cell>
          <table:table-cell table:formula="of:=IF(LEN([.D54])&gt;3;[.K54];&quot;'&quot;&amp;[.K54])" office:value-type="string" office:string-value="'stxLanguage.Add([&quot;la&quot;,&quot;lat&quot;,(&quot;Latín&quot;), &quot;&quot;,&quot;latin&quot;, &quot;&quot;, &quot;Latina&quot;,&quot;Indo-European&quot;,&quot;Latn&quot;, &quot;&quot;])" calcext:value-type="string">
            <text:p>'stxLanguage.Add(["la","lat",("Latín"), "","latin", "", "Latina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lb"</text:p>
          </table:table-cell>
          <table:table-cell office:value-type="string" calcext:value-type="string">
            <text:p>"ltz"</text:p>
          </table:table-cell>
          <table:table-cell office:value-type="string" calcext:value-type="string">
            <text:p>("Luxemburgu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luxembourg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Lëtzebuergesch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55]&amp;&quot;,&quot;&amp;[.B55]&amp;&quot;,&quot;&amp;[.C55]&amp;&quot;,&quot;&amp;[.D55]&amp;&quot;,&quot;&amp;[.E55]&amp;&quot;,&quot;&amp;[.F55]&amp;&quot;,&quot;&amp;[.G55]&amp;&quot;,&quot;&amp;[.H55]&amp;&quot;,&quot;&amp;[.I55]&amp;&quot;,&quot;&amp;[.J55]&amp;[.$Q$2]" office:value-type="string" office:string-value="stxLanguage.Add([&quot;lb&quot;,&quot;ltz&quot;,(&quot;Luxemburgués&quot;), &quot;&quot;,&quot;luxembourgish&quot;, &quot;&quot;, &quot;Lëtzebuergesch&quot;,&quot;Indo-European&quot;,&quot;Latn&quot;, &quot;&quot;])" calcext:value-type="string">
            <text:p>stxLanguage.Add(["lb","ltz",("Luxemburgués"), "","luxembourgish", "", "Lëtzebuergesch","Indo-European","Latn", ""])</text:p>
          </table:table-cell>
          <table:table-cell table:formula="of:=IF(LEN([.D55])&gt;3;[.K55];&quot;'&quot;&amp;[.K55])" office:value-type="string" office:string-value="'stxLanguage.Add([&quot;lb&quot;,&quot;ltz&quot;,(&quot;Luxemburgués&quot;), &quot;&quot;,&quot;luxembourgish&quot;, &quot;&quot;, &quot;Lëtzebuergesch&quot;,&quot;Indo-European&quot;,&quot;Latn&quot;, &quot;&quot;])" calcext:value-type="string">
            <text:p>'stxLanguage.Add(["lb","ltz",("Luxemburgués"), "","luxembourgish", "", "Lëtzebuergesch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lo"</text:p>
          </table:table-cell>
          <table:table-cell office:value-type="string" calcext:value-type="string">
            <text:p>"lao"</text:p>
          </table:table-cell>
          <table:table-cell office:value-type="string" calcext:value-type="string">
            <text:p>("La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lao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ລາວ"</text:p>
          </table:table-cell>
          <table:table-cell office:value-type="string" calcext:value-type="string">
            <text:p>"Tai-Kadai"</text:p>
          </table:table-cell>
          <table:table-cell office:value-type="string" calcext:value-type="string">
            <text:p>"Laoo"</text:p>
          </table:table-cell>
          <table:table-cell office:value-type="string" calcext:value-type="string">
            <text:p><text:s/>""</text:p>
          </table:table-cell>
          <table:table-cell table:formula="of:=[.$L$2]&amp;[.A56]&amp;&quot;,&quot;&amp;[.B56]&amp;&quot;,&quot;&amp;[.C56]&amp;&quot;,&quot;&amp;[.D56]&amp;&quot;,&quot;&amp;[.E56]&amp;&quot;,&quot;&amp;[.F56]&amp;&quot;,&quot;&amp;[.G56]&amp;&quot;,&quot;&amp;[.H56]&amp;&quot;,&quot;&amp;[.I56]&amp;&quot;,&quot;&amp;[.J56]&amp;[.$Q$2]" office:value-type="string" office:string-value="stxLanguage.Add([&quot;lo&quot;,&quot;lao&quot;,(&quot;Lao&quot;), &quot;&quot;,&quot;lao&quot;, &quot;&quot;, &quot;ລາວ&quot;,&quot;Tai-Kadai&quot;,&quot;Laoo&quot;, &quot;&quot;])" calcext:value-type="string">
            <text:p>stxLanguage.Add(["lo","lao",("Lao"), "","lao", "", "ລາວ","Tai-Kadai","Laoo", ""])</text:p>
          </table:table-cell>
          <table:table-cell table:formula="of:=IF(LEN([.D56])&gt;3;[.K56];&quot;'&quot;&amp;[.K56])" office:value-type="string" office:string-value="'stxLanguage.Add([&quot;lo&quot;,&quot;lao&quot;,(&quot;Lao&quot;), &quot;&quot;,&quot;lao&quot;, &quot;&quot;, &quot;ລາວ&quot;,&quot;Tai-Kadai&quot;,&quot;Laoo&quot;, &quot;&quot;])" calcext:value-type="string">
            <text:p>'stxLanguage.Add(["lo","lao",("Lao"), "","lao", "", "ລາວ","Tai-Kadai","Laoo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lt"</text:p>
          </table:table-cell>
          <table:table-cell office:value-type="string" calcext:value-type="string">
            <text:p>"lit"</text:p>
          </table:table-cell>
          <table:table-cell office:value-type="string" calcext:value-type="string">
            <text:p>("Litu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lithua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Lietuvių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57]&amp;&quot;,&quot;&amp;[.B57]&amp;&quot;,&quot;&amp;[.C57]&amp;&quot;,&quot;&amp;[.D57]&amp;&quot;,&quot;&amp;[.E57]&amp;&quot;,&quot;&amp;[.F57]&amp;&quot;,&quot;&amp;[.G57]&amp;&quot;,&quot;&amp;[.H57]&amp;&quot;,&quot;&amp;[.I57]&amp;&quot;,&quot;&amp;[.J57]&amp;[.$Q$2]" office:value-type="string" office:string-value="stxLanguage.Add([&quot;lt&quot;,&quot;lit&quot;,(&quot;Lituano&quot;), &quot;&quot;,&quot;lithuanian&quot;, &quot;&quot;, &quot;Lietuvių&quot;,&quot;Indo-European&quot;,&quot;Latn&quot;, &quot;&quot;])" calcext:value-type="string">
            <text:p>stxLanguage.Add(["lt","lit",("Lituano"), "","lithuanian", "", "Lietuvių","Indo-European","Latn", ""])</text:p>
          </table:table-cell>
          <table:table-cell table:formula="of:=IF(LEN([.D57])&gt;3;[.K57];&quot;'&quot;&amp;[.K57])" office:value-type="string" office:string-value="'stxLanguage.Add([&quot;lt&quot;,&quot;lit&quot;,(&quot;Lituano&quot;), &quot;&quot;,&quot;lithuanian&quot;, &quot;&quot;, &quot;Lietuvių&quot;,&quot;Indo-European&quot;,&quot;Latn&quot;, &quot;&quot;])" calcext:value-type="string">
            <text:p>'stxLanguage.Add(["lt","lit",("Lituano"), "","lithuanian", "", "Lietuvių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lv"</text:p>
          </table:table-cell>
          <table:table-cell office:value-type="string" calcext:value-type="string">
            <text:p>"lav"</text:p>
          </table:table-cell>
          <table:table-cell office:value-type="string" calcext:value-type="string">
            <text:p>("Letón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latv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Latviešu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58]&amp;&quot;,&quot;&amp;[.B58]&amp;&quot;,&quot;&amp;[.C58]&amp;&quot;,&quot;&amp;[.D58]&amp;&quot;,&quot;&amp;[.E58]&amp;&quot;,&quot;&amp;[.F58]&amp;&quot;,&quot;&amp;[.G58]&amp;&quot;,&quot;&amp;[.H58]&amp;&quot;,&quot;&amp;[.I58]&amp;&quot;,&quot;&amp;[.J58]&amp;[.$Q$2]" office:value-type="string" office:string-value="stxLanguage.Add([&quot;lv&quot;,&quot;lav&quot;,(&quot;Letón&quot;), &quot;&quot;,&quot;latvian&quot;, &quot;&quot;, &quot;Latviešu&quot;,&quot;Indo-European&quot;,&quot;Latn&quot;, &quot;&quot;])" calcext:value-type="string">
            <text:p>stxLanguage.Add(["lv","lav",("Letón"), "","latvian", "", "Latviešu","Indo-European","Latn", ""])</text:p>
          </table:table-cell>
          <table:table-cell table:formula="of:=IF(LEN([.D58])&gt;3;[.K58];&quot;'&quot;&amp;[.K58])" office:value-type="string" office:string-value="'stxLanguage.Add([&quot;lv&quot;,&quot;lav&quot;,(&quot;Letón&quot;), &quot;&quot;,&quot;latvian&quot;, &quot;&quot;, &quot;Latviešu&quot;,&quot;Indo-European&quot;,&quot;Latn&quot;, &quot;&quot;])" calcext:value-type="string">
            <text:p>'stxLanguage.Add(["lv","lav",("Letón"), "","latvian", "", "Latviešu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g"</text:p>
          </table:table-cell>
          <table:table-cell office:value-type="string" calcext:value-type="string">
            <text:p>"mlg"</text:p>
          </table:table-cell>
          <table:table-cell office:value-type="string" calcext:value-type="string">
            <text:p>("Madagascarí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alagasy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Malagasy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59]&amp;&quot;,&quot;&amp;[.B59]&amp;&quot;,&quot;&amp;[.C59]&amp;&quot;,&quot;&amp;[.D59]&amp;&quot;,&quot;&amp;[.E59]&amp;&quot;,&quot;&amp;[.F59]&amp;&quot;,&quot;&amp;[.G59]&amp;&quot;,&quot;&amp;[.H59]&amp;&quot;,&quot;&amp;[.I59]&amp;&quot;,&quot;&amp;[.J59]&amp;[.$Q$2]" office:value-type="string" office:string-value="stxLanguage.Add([&quot;mg&quot;,&quot;mlg&quot;,(&quot;Madagascarí&quot;), &quot;&quot;,&quot;malagasy&quot;, &quot;&quot;, &quot;Malagasy&quot;,&quot;Austronesian&quot;,&quot;Latn&quot;, &quot;&quot;])" calcext:value-type="string">
            <text:p>stxLanguage.Add(["mg","mlg",("Madagascarí"), "","malagasy", "", "Malagasy","Austronesian","Latn", ""])</text:p>
          </table:table-cell>
          <table:table-cell table:formula="of:=IF(LEN([.D59])&gt;3;[.K59];&quot;'&quot;&amp;[.K59])" office:value-type="string" office:string-value="'stxLanguage.Add([&quot;mg&quot;,&quot;mlg&quot;,(&quot;Madagascarí&quot;), &quot;&quot;,&quot;malagasy&quot;, &quot;&quot;, &quot;Malagasy&quot;,&quot;Austronesian&quot;,&quot;Latn&quot;, &quot;&quot;])" calcext:value-type="string">
            <text:p>'stxLanguage.Add(["mg","mlg",("Madagascarí"), "","malagasy", "", "Malagasy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i"</text:p>
          </table:table-cell>
          <table:table-cell office:value-type="string" calcext:value-type="string">
            <text:p>"mri"</text:p>
          </table:table-cell>
          <table:table-cell office:value-type="string" calcext:value-type="string">
            <text:p>("Maorí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aor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Māori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60]&amp;&quot;,&quot;&amp;[.B60]&amp;&quot;,&quot;&amp;[.C60]&amp;&quot;,&quot;&amp;[.D60]&amp;&quot;,&quot;&amp;[.E60]&amp;&quot;,&quot;&amp;[.F60]&amp;&quot;,&quot;&amp;[.G60]&amp;&quot;,&quot;&amp;[.H60]&amp;&quot;,&quot;&amp;[.I60]&amp;&quot;,&quot;&amp;[.J60]&amp;[.$Q$2]" office:value-type="string" office:string-value="stxLanguage.Add([&quot;mi&quot;,&quot;mri&quot;,(&quot;Maorí&quot;), &quot;&quot;,&quot;maori&quot;, &quot;&quot;, &quot;Māori&quot;,&quot;Austronesian&quot;,&quot;Latn&quot;, &quot;&quot;])" calcext:value-type="string">
            <text:p>stxLanguage.Add(["mi","mri",("Maorí"), "","maori", "", "Māori","Austronesian","Latn", ""])</text:p>
          </table:table-cell>
          <table:table-cell table:formula="of:=IF(LEN([.D60])&gt;3;[.K60];&quot;'&quot;&amp;[.K60])" office:value-type="string" office:string-value="'stxLanguage.Add([&quot;mi&quot;,&quot;mri&quot;,(&quot;Maorí&quot;), &quot;&quot;,&quot;maori&quot;, &quot;&quot;, &quot;Māori&quot;,&quot;Austronesian&quot;,&quot;Latn&quot;, &quot;&quot;])" calcext:value-type="string">
            <text:p>'stxLanguage.Add(["mi","mri",("Maorí"), "","maori", "", "Māori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k"</text:p>
          </table:table-cell>
          <table:table-cell office:value-type="string" calcext:value-type="string">
            <text:p>"mkd"</text:p>
          </table:table-cell>
          <table:table-cell office:value-type="string" calcext:value-type="string">
            <text:p>("Macedóni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acedo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Македонски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61]&amp;&quot;,&quot;&amp;[.B61]&amp;&quot;,&quot;&amp;[.C61]&amp;&quot;,&quot;&amp;[.D61]&amp;&quot;,&quot;&amp;[.E61]&amp;&quot;,&quot;&amp;[.F61]&amp;&quot;,&quot;&amp;[.G61]&amp;&quot;,&quot;&amp;[.H61]&amp;&quot;,&quot;&amp;[.I61]&amp;&quot;,&quot;&amp;[.J61]&amp;[.$Q$2]" office:value-type="string" office:string-value="stxLanguage.Add([&quot;mk&quot;,&quot;mkd&quot;,(&quot;Macedónio&quot;), &quot;&quot;,&quot;macedonian&quot;, &quot;&quot;, &quot;Македонски&quot;,&quot;Indo-European&quot;,&quot;Cyrl&quot;, &quot;&quot;])" calcext:value-type="string">
            <text:p>stxLanguage.Add(["mk","mkd",("Macedónio"), "","macedonian", "", "Македонски","Indo-European","Cyrl", ""])</text:p>
          </table:table-cell>
          <table:table-cell table:formula="of:=IF(LEN([.D61])&gt;3;[.K61];&quot;'&quot;&amp;[.K61])" office:value-type="string" office:string-value="'stxLanguage.Add([&quot;mk&quot;,&quot;mkd&quot;,(&quot;Macedónio&quot;), &quot;&quot;,&quot;macedonian&quot;, &quot;&quot;, &quot;Македонски&quot;,&quot;Indo-European&quot;,&quot;Cyrl&quot;, &quot;&quot;])" calcext:value-type="string">
            <text:p>'stxLanguage.Add(["mk","mkd",("Macedónio"), "","macedonian", "", "Македонски","Indo-European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l"</text:p>
          </table:table-cell>
          <table:table-cell office:value-type="string" calcext:value-type="string">
            <text:p>"mal"</text:p>
          </table:table-cell>
          <table:table-cell office:value-type="string" calcext:value-type="string">
            <text:p>("Malayalam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alayalam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മലയാളം"</text:p>
          </table:table-cell>
          <table:table-cell office:value-type="string" calcext:value-type="string">
            <text:p>"Dravidian"</text:p>
          </table:table-cell>
          <table:table-cell office:value-type="string" calcext:value-type="string">
            <text:p>"Mlym"</text:p>
          </table:table-cell>
          <table:table-cell office:value-type="string" calcext:value-type="string">
            <text:p><text:s/>""</text:p>
          </table:table-cell>
          <table:table-cell table:formula="of:=[.$L$2]&amp;[.A62]&amp;&quot;,&quot;&amp;[.B62]&amp;&quot;,&quot;&amp;[.C62]&amp;&quot;,&quot;&amp;[.D62]&amp;&quot;,&quot;&amp;[.E62]&amp;&quot;,&quot;&amp;[.F62]&amp;&quot;,&quot;&amp;[.G62]&amp;&quot;,&quot;&amp;[.H62]&amp;&quot;,&quot;&amp;[.I62]&amp;&quot;,&quot;&amp;[.J62]&amp;[.$Q$2]" office:value-type="string" office:string-value="stxLanguage.Add([&quot;ml&quot;,&quot;mal&quot;,(&quot;Malayalam&quot;), &quot;&quot;,&quot;malayalam&quot;, &quot;&quot;, &quot;മലയാളം&quot;,&quot;Dravidian&quot;,&quot;Mlym&quot;, &quot;&quot;])" calcext:value-type="string">
            <text:p>stxLanguage.Add(["ml","mal",("Malayalam"), "","malayalam", "", "മലയാളം","Dravidian","Mlym", ""])</text:p>
          </table:table-cell>
          <table:table-cell table:formula="of:=IF(LEN([.D62])&gt;3;[.K62];&quot;'&quot;&amp;[.K62])" office:value-type="string" office:string-value="'stxLanguage.Add([&quot;ml&quot;,&quot;mal&quot;,(&quot;Malayalam&quot;), &quot;&quot;,&quot;malayalam&quot;, &quot;&quot;, &quot;മലയാളം&quot;,&quot;Dravidian&quot;,&quot;Mlym&quot;, &quot;&quot;])" calcext:value-type="string">
            <text:p>'stxLanguage.Add(["ml","mal",("Malayalam"), "","malayalam", "", "മലയാളം","Dravidian","Mlym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n"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("Mongol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ongol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Монгол"</text:p>
          </table:table-cell>
          <table:table-cell office:value-type="string" calcext:value-type="string">
            <text:p>"Mongolic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63]&amp;&quot;,&quot;&amp;[.B63]&amp;&quot;,&quot;&amp;[.C63]&amp;&quot;,&quot;&amp;[.D63]&amp;&quot;,&quot;&amp;[.E63]&amp;&quot;,&quot;&amp;[.F63]&amp;&quot;,&quot;&amp;[.G63]&amp;&quot;,&quot;&amp;[.H63]&amp;&quot;,&quot;&amp;[.I63]&amp;&quot;,&quot;&amp;[.J63]&amp;[.$Q$2]" office:value-type="string" office:string-value="stxLanguage.Add([&quot;mn&quot;,&quot;mon&quot;,(&quot;Mongol&quot;), &quot;&quot;,&quot;mongolian&quot;, &quot;&quot;, &quot;Монгол&quot;,&quot;Mongolic&quot;,&quot;Cyrl&quot;, &quot;&quot;])" calcext:value-type="string">
            <text:p>stxLanguage.Add(["mn","mon",("Mongol"), "","mongolian", "", "Монгол","Mongolic","Cyrl", ""])</text:p>
          </table:table-cell>
          <table:table-cell table:formula="of:=IF(LEN([.D63])&gt;3;[.K63];&quot;'&quot;&amp;[.K63])" office:value-type="string" office:string-value="'stxLanguage.Add([&quot;mn&quot;,&quot;mon&quot;,(&quot;Mongol&quot;), &quot;&quot;,&quot;mongolian&quot;, &quot;&quot;, &quot;Монгол&quot;,&quot;Mongolic&quot;,&quot;Cyrl&quot;, &quot;&quot;])" calcext:value-type="string">
            <text:p>'stxLanguage.Add(["mn","mon",("Mongol"), "","mongolian", "", "Монгол","Mongolic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r"</text:p>
          </table:table-cell>
          <table:table-cell office:value-type="string" calcext:value-type="string">
            <text:p>"mar"</text:p>
          </table:table-cell>
          <table:table-cell office:value-type="string" calcext:value-type="string">
            <text:p>("Maratí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arath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मराठी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Deva"</text:p>
          </table:table-cell>
          <table:table-cell office:value-type="string" calcext:value-type="string">
            <text:p><text:s/>""</text:p>
          </table:table-cell>
          <table:table-cell table:formula="of:=[.$L$2]&amp;[.A64]&amp;&quot;,&quot;&amp;[.B64]&amp;&quot;,&quot;&amp;[.C64]&amp;&quot;,&quot;&amp;[.D64]&amp;&quot;,&quot;&amp;[.E64]&amp;&quot;,&quot;&amp;[.F64]&amp;&quot;,&quot;&amp;[.G64]&amp;&quot;,&quot;&amp;[.H64]&amp;&quot;,&quot;&amp;[.I64]&amp;&quot;,&quot;&amp;[.J64]&amp;[.$Q$2]" office:value-type="string" office:string-value="stxLanguage.Add([&quot;mr&quot;,&quot;mar&quot;,(&quot;Maratí&quot;), &quot;&quot;,&quot;marathi&quot;, &quot;&quot;, &quot;मराठी&quot;,&quot;Indo-European&quot;,&quot;Deva&quot;, &quot;&quot;])" calcext:value-type="string">
            <text:p>stxLanguage.Add(["mr","mar",("Maratí"), "","marathi", "", "मराठी","Indo-European","Deva", ""])</text:p>
          </table:table-cell>
          <table:table-cell table:formula="of:=IF(LEN([.D64])&gt;3;[.K64];&quot;'&quot;&amp;[.K64])" office:value-type="string" office:string-value="'stxLanguage.Add([&quot;mr&quot;,&quot;mar&quot;,(&quot;Maratí&quot;), &quot;&quot;,&quot;marathi&quot;, &quot;&quot;, &quot;मराठी&quot;,&quot;Indo-European&quot;,&quot;Deva&quot;, &quot;&quot;])" calcext:value-type="string">
            <text:p>'stxLanguage.Add(["mr","mar",("Maratí"), "","marathi", "", "मराठी","Indo-European","Deva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s"</text:p>
          </table:table-cell>
          <table:table-cell office:value-type="string" calcext:value-type="string">
            <text:p>"msa"</text:p>
          </table:table-cell>
          <table:table-cell office:value-type="string" calcext:value-type="string">
            <text:p>("Malay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alay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Bahasa Melayu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65]&amp;&quot;,&quot;&amp;[.B65]&amp;&quot;,&quot;&amp;[.C65]&amp;&quot;,&quot;&amp;[.D65]&amp;&quot;,&quot;&amp;[.E65]&amp;&quot;,&quot;&amp;[.F65]&amp;&quot;,&quot;&amp;[.G65]&amp;&quot;,&quot;&amp;[.H65]&amp;&quot;,&quot;&amp;[.I65]&amp;&quot;,&quot;&amp;[.J65]&amp;[.$Q$2]" office:value-type="string" office:string-value="stxLanguage.Add([&quot;ms&quot;,&quot;msa&quot;,(&quot;Malayo&quot;), &quot;&quot;,&quot;malay&quot;, &quot;&quot;, &quot;Bahasa Melayu&quot;,&quot;Austronesian&quot;,&quot;Latn&quot;, &quot;&quot;])" calcext:value-type="string">
            <text:p>stxLanguage.Add(["ms","msa",("Malayo"), "","malay", "", "Bahasa Melayu","Austronesian","Latn", ""])</text:p>
          </table:table-cell>
          <table:table-cell table:formula="of:=IF(LEN([.D65])&gt;3;[.K65];&quot;'&quot;&amp;[.K65])" office:value-type="string" office:string-value="'stxLanguage.Add([&quot;ms&quot;,&quot;msa&quot;,(&quot;Malayo&quot;), &quot;&quot;,&quot;malay&quot;, &quot;&quot;, &quot;Bahasa Melayu&quot;,&quot;Austronesian&quot;,&quot;Latn&quot;, &quot;&quot;])" calcext:value-type="string">
            <text:p>'stxLanguage.Add(["ms","msa",("Malayo"), "","malay", "", "Bahasa Melayu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t"</text:p>
          </table:table-cell>
          <table:table-cell office:value-type="string" calcext:value-type="string">
            <text:p>"mlt"</text:p>
          </table:table-cell>
          <table:table-cell office:value-type="string" calcext:value-type="string">
            <text:p>("Malt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altese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Malti"</text:p>
          </table:table-cell>
          <table:table-cell office:value-type="string" calcext:value-type="string">
            <text:p>"Afro-Asiat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66]&amp;&quot;,&quot;&amp;[.B66]&amp;&quot;,&quot;&amp;[.C66]&amp;&quot;,&quot;&amp;[.D66]&amp;&quot;,&quot;&amp;[.E66]&amp;&quot;,&quot;&amp;[.F66]&amp;&quot;,&quot;&amp;[.G66]&amp;&quot;,&quot;&amp;[.H66]&amp;&quot;,&quot;&amp;[.I66]&amp;&quot;,&quot;&amp;[.J66]&amp;[.$Q$2]" office:value-type="string" office:string-value="stxLanguage.Add([&quot;mt&quot;,&quot;mlt&quot;,(&quot;Maltés&quot;), &quot;&quot;,&quot;maltese&quot;, &quot;&quot;, &quot;Malti&quot;,&quot;Afro-Asiatic&quot;,&quot;Latn&quot;, &quot;&quot;])" calcext:value-type="string">
            <text:p>stxLanguage.Add(["mt","mlt",("Maltés"), "","maltese", "", "Malti","Afro-Asiatic","Latn", ""])</text:p>
          </table:table-cell>
          <table:table-cell table:formula="of:=IF(LEN([.D66])&gt;3;[.K66];&quot;'&quot;&amp;[.K66])" office:value-type="string" office:string-value="'stxLanguage.Add([&quot;mt&quot;,&quot;mlt&quot;,(&quot;Maltés&quot;), &quot;&quot;,&quot;maltese&quot;, &quot;&quot;, &quot;Malti&quot;,&quot;Afro-Asiatic&quot;,&quot;Latn&quot;, &quot;&quot;])" calcext:value-type="string">
            <text:p>'stxLanguage.Add(["mt","mlt",("Maltés"), "","maltese", "", "Malti","Afro-Asiatic","Latn", ""])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"mww"</text:p>
          </table:table-cell>
          <table:table-cell office:value-type="string" calcext:value-type="string">
            <text:p>("Hmong Daw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hmong daw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Hmoob Daw"</text:p>
          </table:table-cell>
          <table:table-cell office:value-type="string" calcext:value-type="string">
            <text:p>"Hmong-Mie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67]&amp;&quot;,&quot;&amp;[.B67]&amp;&quot;,&quot;&amp;[.C67]&amp;&quot;,&quot;&amp;[.D67]&amp;&quot;,&quot;&amp;[.E67]&amp;&quot;,&quot;&amp;[.F67]&amp;&quot;,&quot;&amp;[.G67]&amp;&quot;,&quot;&amp;[.H67]&amp;&quot;,&quot;&amp;[.I67]&amp;&quot;,&quot;&amp;[.J67]&amp;[.$Q$2]" office:value-type="string" office:string-value="stxLanguage.Add([&quot;mww&quot;,&quot;mww&quot;,(&quot;Hmong Daw&quot;), &quot;&quot;,&quot;hmong daw&quot;, &quot;&quot;, &quot;Hmoob Daw&quot;,&quot;Hmong-Mien&quot;,&quot;Latn&quot;, &quot;&quot;])" calcext:value-type="string">
            <text:p>stxLanguage.Add(["mww","mww",("Hmong Daw"), "","hmong daw", "", "Hmoob Daw","Hmong-Mien","Latn", ""])</text:p>
          </table:table-cell>
          <table:table-cell table:formula="of:=IF(LEN([.D67])&gt;3;[.K67];&quot;'&quot;&amp;[.K67])" office:value-type="string" office:string-value="'stxLanguage.Add([&quot;mww&quot;,&quot;mww&quot;,(&quot;Hmong Daw&quot;), &quot;&quot;,&quot;hmong daw&quot;, &quot;&quot;, &quot;Hmoob Daw&quot;,&quot;Hmong-Mien&quot;,&quot;Latn&quot;, &quot;&quot;])" calcext:value-type="string">
            <text:p>'stxLanguage.Add(["mww","mww",("Hmong Daw"), "","hmong daw", "", "Hmoob Daw","Hmong-Mie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my"</text:p>
          </table:table-cell>
          <table:table-cell office:value-type="string" calcext:value-type="string">
            <text:p>"mya"</text:p>
          </table:table-cell>
          <table:table-cell office:value-type="string" calcext:value-type="string">
            <text:p>("Myanmar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myanmar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မြန်မာစာ"</text:p>
          </table:table-cell>
          <table:table-cell office:value-type="string" calcext:value-type="string">
            <text:p>"Sino-Tibetan"</text:p>
          </table:table-cell>
          <table:table-cell office:value-type="string" calcext:value-type="string">
            <text:p>"Mymr"</text:p>
          </table:table-cell>
          <table:table-cell office:value-type="string" calcext:value-type="string">
            <text:p><text:s/>""</text:p>
          </table:table-cell>
          <table:table-cell table:formula="of:=[.$L$2]&amp;[.A68]&amp;&quot;,&quot;&amp;[.B68]&amp;&quot;,&quot;&amp;[.C68]&amp;&quot;,&quot;&amp;[.D68]&amp;&quot;,&quot;&amp;[.E68]&amp;&quot;,&quot;&amp;[.F68]&amp;&quot;,&quot;&amp;[.G68]&amp;&quot;,&quot;&amp;[.H68]&amp;&quot;,&quot;&amp;[.I68]&amp;&quot;,&quot;&amp;[.J68]&amp;[.$Q$2]" office:value-type="string" office:string-value="stxLanguage.Add([&quot;my&quot;,&quot;mya&quot;,(&quot;Myanmar&quot;), &quot;&quot;,&quot;myanmar&quot;, &quot;&quot;, &quot;မြန်မာစာ&quot;,&quot;Sino-Tibetan&quot;,&quot;Mymr&quot;, &quot;&quot;])" calcext:value-type="string">
            <text:p>stxLanguage.Add(["my","mya",("Myanmar"), "","myanmar", "", "မြန်မာစာ","Sino-Tibetan","Mymr", ""])</text:p>
          </table:table-cell>
          <table:table-cell table:formula="of:=IF(LEN([.D68])&gt;3;[.K68];&quot;'&quot;&amp;[.K68])" office:value-type="string" office:string-value="'stxLanguage.Add([&quot;my&quot;,&quot;mya&quot;,(&quot;Myanmar&quot;), &quot;&quot;,&quot;myanmar&quot;, &quot;&quot;, &quot;မြန်မာစာ&quot;,&quot;Sino-Tibetan&quot;,&quot;Mymr&quot;, &quot;&quot;])" calcext:value-type="string">
            <text:p>'stxLanguage.Add(["my","mya",("Myanmar"), "","myanmar", "", "မြန်မာစာ","Sino-Tibetan","Mymr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ne"</text:p>
          </table:table-cell>
          <table:table-cell office:value-type="string" calcext:value-type="string">
            <text:p>"nep"</text:p>
          </table:table-cell>
          <table:table-cell office:value-type="string" calcext:value-type="string">
            <text:p>("Nepalí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nepal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नेपाली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Deva"</text:p>
          </table:table-cell>
          <table:table-cell office:value-type="string" calcext:value-type="string">
            <text:p><text:s/>""</text:p>
          </table:table-cell>
          <table:table-cell table:formula="of:=[.$L$2]&amp;[.A69]&amp;&quot;,&quot;&amp;[.B69]&amp;&quot;,&quot;&amp;[.C69]&amp;&quot;,&quot;&amp;[.D69]&amp;&quot;,&quot;&amp;[.E69]&amp;&quot;,&quot;&amp;[.F69]&amp;&quot;,&quot;&amp;[.G69]&amp;&quot;,&quot;&amp;[.H69]&amp;&quot;,&quot;&amp;[.I69]&amp;&quot;,&quot;&amp;[.J69]&amp;[.$Q$2]" office:value-type="string" office:string-value="stxLanguage.Add([&quot;ne&quot;,&quot;nep&quot;,(&quot;Nepalí&quot;), &quot;&quot;,&quot;nepali&quot;, &quot;&quot;, &quot;नेपाली&quot;,&quot;Indo-European&quot;,&quot;Deva&quot;, &quot;&quot;])" calcext:value-type="string">
            <text:p>stxLanguage.Add(["ne","nep",("Nepalí"), "","nepali", "", "नेपाली","Indo-European","Deva", ""])</text:p>
          </table:table-cell>
          <table:table-cell table:formula="of:=IF(LEN([.D69])&gt;3;[.K69];&quot;'&quot;&amp;[.K69])" office:value-type="string" office:string-value="'stxLanguage.Add([&quot;ne&quot;,&quot;nep&quot;,(&quot;Nepalí&quot;), &quot;&quot;,&quot;nepali&quot;, &quot;&quot;, &quot;नेपाली&quot;,&quot;Indo-European&quot;,&quot;Deva&quot;, &quot;&quot;])" calcext:value-type="string">
            <text:p>'stxLanguage.Add(["ne","nep",("Nepalí"), "","nepali", "", "नेपाली","Indo-European","Deva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nl"</text:p>
          </table:table-cell>
          <table:table-cell office:value-type="string" calcext:value-type="string">
            <text:p>"nld"</text:p>
          </table:table-cell>
          <table:table-cell office:value-type="string" calcext:value-type="string">
            <text:p>("Holandés")</text:p>
          </table:table-cell>
          <table:table-cell office:value-type="string" calcext:value-type="string">
            <text:p><text:s/>"dutch"</text:p>
          </table:table-cell>
          <table:table-cell office:value-type="string" calcext:value-type="string">
            <text:p>"dutc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Nederlands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70]&amp;&quot;,&quot;&amp;[.B70]&amp;&quot;,&quot;&amp;[.C70]&amp;&quot;,&quot;&amp;[.D70]&amp;&quot;,&quot;&amp;[.E70]&amp;&quot;,&quot;&amp;[.F70]&amp;&quot;,&quot;&amp;[.G70]&amp;&quot;,&quot;&amp;[.H70]&amp;&quot;,&quot;&amp;[.I70]&amp;&quot;,&quot;&amp;[.J70]&amp;[.$Q$2]" office:value-type="string" office:string-value="stxLanguage.Add([&quot;nl&quot;,&quot;nld&quot;,(&quot;Holandés&quot;), &quot;dutch&quot;,&quot;dutch&quot;, &quot;&quot;, &quot;Nederlands&quot;,&quot;Indo-European&quot;,&quot;Latn&quot;, &quot;&quot;])" calcext:value-type="string">
            <text:p>stxLanguage.Add(["nl","nld",("Holandés"), "dutch","dutch", "", "Nederlands","Indo-European","Latn", ""])</text:p>
          </table:table-cell>
          <table:table-cell table:formula="of:=IF(LEN([.D70])&gt;3;[.K70];&quot;'&quot;&amp;[.K70])" office:value-type="string" office:string-value="stxLanguage.Add([&quot;nl&quot;,&quot;nld&quot;,(&quot;Holandés&quot;), &quot;dutch&quot;,&quot;dutch&quot;, &quot;&quot;, &quot;Nederlands&quot;,&quot;Indo-European&quot;,&quot;Latn&quot;, &quot;&quot;])" calcext:value-type="string">
            <text:p>stxLanguage.Add(["nl","nld",("Holandés"), "dutch","dutch", "", "Nederlands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no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("Noruego")</text:p>
          </table:table-cell>
          <table:table-cell office:value-type="string" calcext:value-type="string">
            <text:p><text:s/>"norwegian"</text:p>
          </table:table-cell>
          <table:table-cell office:value-type="string" calcext:value-type="string">
            <text:p>"norweg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Norsk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71]&amp;&quot;,&quot;&amp;[.B71]&amp;&quot;,&quot;&amp;[.C71]&amp;&quot;,&quot;&amp;[.D71]&amp;&quot;,&quot;&amp;[.E71]&amp;&quot;,&quot;&amp;[.F71]&amp;&quot;,&quot;&amp;[.G71]&amp;&quot;,&quot;&amp;[.H71]&amp;&quot;,&quot;&amp;[.I71]&amp;&quot;,&quot;&amp;[.J71]&amp;[.$Q$2]" office:value-type="string" office:string-value="stxLanguage.Add([&quot;no&quot;,&quot;nor&quot;,(&quot;Noruego&quot;), &quot;norwegian&quot;,&quot;norwegian&quot;, &quot;&quot;, &quot;Norsk&quot;,&quot;Indo-European&quot;,&quot;Latn&quot;, &quot;&quot;])" calcext:value-type="string">
            <text:p>stxLanguage.Add(["no","nor",("Noruego"), "norwegian","norwegian", "", "Norsk","Indo-European","Latn", ""])</text:p>
          </table:table-cell>
          <table:table-cell table:formula="of:=IF(LEN([.D71])&gt;3;[.K71];&quot;'&quot;&amp;[.K71])" office:value-type="string" office:string-value="stxLanguage.Add([&quot;no&quot;,&quot;nor&quot;,(&quot;Noruego&quot;), &quot;norwegian&quot;,&quot;norwegian&quot;, &quot;&quot;, &quot;Norsk&quot;,&quot;Indo-European&quot;,&quot;Latn&quot;, &quot;&quot;])" calcext:value-type="string">
            <text:p>stxLanguage.Add(["no","nor",("Noruego"), "norwegian","norwegian", "", "Norsk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ny"</text:p>
          </table:table-cell>
          <table:table-cell office:value-type="string" calcext:value-type="string">
            <text:p>"nya"</text:p>
          </table:table-cell>
          <table:table-cell office:value-type="string" calcext:value-type="string">
            <text:p>("Chichew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chichewa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Nyanja"</text:p>
          </table:table-cell>
          <table:table-cell office:value-type="string" calcext:value-type="string">
            <text:p>"Atlantic-Congo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72]&amp;&quot;,&quot;&amp;[.B72]&amp;&quot;,&quot;&amp;[.C72]&amp;&quot;,&quot;&amp;[.D72]&amp;&quot;,&quot;&amp;[.E72]&amp;&quot;,&quot;&amp;[.F72]&amp;&quot;,&quot;&amp;[.G72]&amp;&quot;,&quot;&amp;[.H72]&amp;&quot;,&quot;&amp;[.I72]&amp;&quot;,&quot;&amp;[.J72]&amp;[.$Q$2]" office:value-type="string" office:string-value="stxLanguage.Add([&quot;ny&quot;,&quot;nya&quot;,(&quot;Chichewa&quot;), &quot;&quot;,&quot;chichewa&quot;, &quot;&quot;, &quot;Nyanja&quot;,&quot;Atlantic-Congo&quot;,&quot;Latn&quot;, &quot;&quot;])" calcext:value-type="string">
            <text:p>stxLanguage.Add(["ny","nya",("Chichewa"), "","chichewa", "", "Nyanja","Atlantic-Congo","Latn", ""])</text:p>
          </table:table-cell>
          <table:table-cell table:formula="of:=IF(LEN([.D72])&gt;3;[.K72];&quot;'&quot;&amp;[.K72])" office:value-type="string" office:string-value="'stxLanguage.Add([&quot;ny&quot;,&quot;nya&quot;,(&quot;Chichewa&quot;), &quot;&quot;,&quot;chichewa&quot;, &quot;&quot;, &quot;Nyanja&quot;,&quot;Atlantic-Congo&quot;,&quot;Latn&quot;, &quot;&quot;])" calcext:value-type="string">
            <text:p>'stxLanguage.Add(["ny","nya",("Chichewa"), "","chichewa", "", "Nyanja","Atlantic-Congo","Latn", ""])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"otq"</text:p>
          </table:table-cell>
          <table:table-cell office:value-type="string" calcext:value-type="string">
            <text:p>("Querétaro Otomi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querétaro otom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Hñąñho"</text:p>
          </table:table-cell>
          <table:table-cell office:value-type="string" calcext:value-type="string">
            <text:p>"Oto-Mangu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73]&amp;&quot;,&quot;&amp;[.B73]&amp;&quot;,&quot;&amp;[.C73]&amp;&quot;,&quot;&amp;[.D73]&amp;&quot;,&quot;&amp;[.E73]&amp;&quot;,&quot;&amp;[.F73]&amp;&quot;,&quot;&amp;[.G73]&amp;&quot;,&quot;&amp;[.H73]&amp;&quot;,&quot;&amp;[.I73]&amp;&quot;,&quot;&amp;[.J73]&amp;[.$Q$2]" office:value-type="string" office:string-value="stxLanguage.Add([&quot;otq&quot;,&quot;otq&quot;,(&quot;Querétaro Otomi&quot;), &quot;&quot;,&quot;querétaro otomi&quot;, &quot;&quot;, &quot;Hñąñho&quot;,&quot;Oto-Manguean&quot;,&quot;Latn&quot;, &quot;&quot;])" calcext:value-type="string">
            <text:p>stxLanguage.Add(["otq","otq",("Querétaro Otomi"), "","querétaro otomi", "", "Hñąñho","Oto-Manguean","Latn", ""])</text:p>
          </table:table-cell>
          <table:table-cell table:formula="of:=IF(LEN([.D73])&gt;3;[.K73];&quot;'&quot;&amp;[.K73])" office:value-type="string" office:string-value="'stxLanguage.Add([&quot;otq&quot;,&quot;otq&quot;,(&quot;Querétaro Otomi&quot;), &quot;&quot;,&quot;querétaro otomi&quot;, &quot;&quot;, &quot;Hñąñho&quot;,&quot;Oto-Manguean&quot;,&quot;Latn&quot;, &quot;&quot;])" calcext:value-type="string">
            <text:p>'stxLanguage.Add(["otq","otq",("Querétaro Otomi"), "","querétaro otomi", "", "Hñąñho","Oto-Mangu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pa"</text:p>
          </table:table-cell>
          <table:table-cell office:value-type="string" calcext:value-type="string">
            <text:p>"pan"</text:p>
          </table:table-cell>
          <table:table-cell office:value-type="string" calcext:value-type="string">
            <text:p>("Punjabi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punjab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ਪੰਜਾਬੀ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Guru"</text:p>
          </table:table-cell>
          <table:table-cell office:value-type="string" calcext:value-type="string">
            <text:p><text:s/>""</text:p>
          </table:table-cell>
          <table:table-cell table:formula="of:=[.$L$2]&amp;[.A74]&amp;&quot;,&quot;&amp;[.B74]&amp;&quot;,&quot;&amp;[.C74]&amp;&quot;,&quot;&amp;[.D74]&amp;&quot;,&quot;&amp;[.E74]&amp;&quot;,&quot;&amp;[.F74]&amp;&quot;,&quot;&amp;[.G74]&amp;&quot;,&quot;&amp;[.H74]&amp;&quot;,&quot;&amp;[.I74]&amp;&quot;,&quot;&amp;[.J74]&amp;[.$Q$2]" office:value-type="string" office:string-value="stxLanguage.Add([&quot;pa&quot;,&quot;pan&quot;,(&quot;Punjabi&quot;), &quot;&quot;,&quot;punjabi&quot;, &quot;&quot;, &quot;ਪੰਜਾਬੀ&quot;,&quot;Indo-European&quot;,&quot;Guru&quot;, &quot;&quot;])" calcext:value-type="string">
            <text:p>stxLanguage.Add(["pa","pan",("Punjabi"), "","punjabi", "", "ਪੰਜਾਬੀ","Indo-European","Guru", ""])</text:p>
          </table:table-cell>
          <table:table-cell table:formula="of:=IF(LEN([.D74])&gt;3;[.K74];&quot;'&quot;&amp;[.K74])" office:value-type="string" office:string-value="'stxLanguage.Add([&quot;pa&quot;,&quot;pan&quot;,(&quot;Punjabi&quot;), &quot;&quot;,&quot;punjabi&quot;, &quot;&quot;, &quot;ਪੰਜਾਬੀ&quot;,&quot;Indo-European&quot;,&quot;Guru&quot;, &quot;&quot;])" calcext:value-type="string">
            <text:p>'stxLanguage.Add(["pa","pan",("Punjabi"), "","punjabi", "", "ਪੰਜਾਬੀ","Indo-European","Guru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pl"</text:p>
          </table:table-cell>
          <table:table-cell office:value-type="string" calcext:value-type="string">
            <text:p>"pol"</text:p>
          </table:table-cell>
          <table:table-cell office:value-type="string" calcext:value-type="string">
            <text:p>("Polaco")</text:p>
          </table:table-cell>
          <table:table-cell office:value-type="string" calcext:value-type="string">
            <text:p><text:s/>"polish"</text:p>
          </table:table-cell>
          <table:table-cell office:value-type="string" calcext:value-type="string">
            <text:p>"pol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Polski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75]&amp;&quot;,&quot;&amp;[.B75]&amp;&quot;,&quot;&amp;[.C75]&amp;&quot;,&quot;&amp;[.D75]&amp;&quot;,&quot;&amp;[.E75]&amp;&quot;,&quot;&amp;[.F75]&amp;&quot;,&quot;&amp;[.G75]&amp;&quot;,&quot;&amp;[.H75]&amp;&quot;,&quot;&amp;[.I75]&amp;&quot;,&quot;&amp;[.J75]&amp;[.$Q$2]" office:value-type="string" office:string-value="stxLanguage.Add([&quot;pl&quot;,&quot;pol&quot;,(&quot;Polaco&quot;), &quot;polish&quot;,&quot;polish&quot;, &quot;&quot;, &quot;Polski&quot;,&quot;Indo-European&quot;,&quot;Latn&quot;, &quot;&quot;])" calcext:value-type="string">
            <text:p>stxLanguage.Add(["pl","pol",("Polaco"), "polish","polish", "", "Polski","Indo-European","Latn", ""])</text:p>
          </table:table-cell>
          <table:table-cell table:formula="of:=IF(LEN([.D75])&gt;3;[.K75];&quot;'&quot;&amp;[.K75])" office:value-type="string" office:string-value="stxLanguage.Add([&quot;pl&quot;,&quot;pol&quot;,(&quot;Polaco&quot;), &quot;polish&quot;,&quot;polish&quot;, &quot;&quot;, &quot;Polski&quot;,&quot;Indo-European&quot;,&quot;Latn&quot;, &quot;&quot;])" calcext:value-type="string">
            <text:p>stxLanguage.Add(["pl","pol",("Polaco"), "polish","polish", "", "Polski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ps"</text:p>
          </table:table-cell>
          <table:table-cell office:value-type="string" calcext:value-type="string">
            <text:p>"pus"</text:p>
          </table:table-cell>
          <table:table-cell office:value-type="string" calcext:value-type="string">
            <text:p>("Pasht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pashto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پښتو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Arab"</text:p>
          </table:table-cell>
          <table:table-cell office:value-type="string" calcext:value-type="string">
            <text:p><text:s/>""</text:p>
          </table:table-cell>
          <table:table-cell table:formula="of:=[.$L$2]&amp;[.A76]&amp;&quot;,&quot;&amp;[.B76]&amp;&quot;,&quot;&amp;[.C76]&amp;&quot;,&quot;&amp;[.D76]&amp;&quot;,&quot;&amp;[.E76]&amp;&quot;,&quot;&amp;[.F76]&amp;&quot;,&quot;&amp;[.G76]&amp;&quot;,&quot;&amp;[.H76]&amp;&quot;,&quot;&amp;[.I76]&amp;&quot;,&quot;&amp;[.J76]&amp;[.$Q$2]" office:value-type="string" office:string-value="stxLanguage.Add([&quot;ps&quot;,&quot;pus&quot;,(&quot;Pashto&quot;), &quot;&quot;,&quot;pashto&quot;, &quot;&quot;, &quot;پښتو&quot;,&quot;Indo-European&quot;,&quot;Arab&quot;, &quot;&quot;])" calcext:value-type="string">
            <text:p>stxLanguage.Add(["ps","pus",("Pashto"), "","pashto", "", "پښتو","Indo-European","Arab", ""])</text:p>
          </table:table-cell>
          <table:table-cell table:formula="of:=IF(LEN([.D76])&gt;3;[.K76];&quot;'&quot;&amp;[.K76])" office:value-type="string" office:string-value="'stxLanguage.Add([&quot;ps&quot;,&quot;pus&quot;,(&quot;Pashto&quot;), &quot;&quot;,&quot;pashto&quot;, &quot;&quot;, &quot;پښتو&quot;,&quot;Indo-European&quot;,&quot;Arab&quot;, &quot;&quot;])" calcext:value-type="string">
            <text:p>'stxLanguage.Add(["ps","pus",("Pashto"), "","pashto", "", "پښتو","Indo-European","Arab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pt"</text:p>
          </table:table-cell>
          <table:table-cell office:value-type="string" calcext:value-type="string">
            <text:p>"por"</text:p>
          </table:table-cell>
          <table:table-cell office:value-type="string" calcext:value-type="string">
            <text:p>("Portugués")</text:p>
          </table:table-cell>
          <table:table-cell office:value-type="string" calcext:value-type="string">
            <text:p><text:s/>"portuguese"</text:p>
          </table:table-cell>
          <table:table-cell office:value-type="string" calcext:value-type="string">
            <text:p>"portuguese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Português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77]&amp;&quot;,&quot;&amp;[.B77]&amp;&quot;,&quot;&amp;[.C77]&amp;&quot;,&quot;&amp;[.D77]&amp;&quot;,&quot;&amp;[.E77]&amp;&quot;,&quot;&amp;[.F77]&amp;&quot;,&quot;&amp;[.G77]&amp;&quot;,&quot;&amp;[.H77]&amp;&quot;,&quot;&amp;[.I77]&amp;&quot;,&quot;&amp;[.J77]&amp;[.$Q$2]" office:value-type="string" office:string-value="stxLanguage.Add([&quot;pt&quot;,&quot;por&quot;,(&quot;Portugués&quot;), &quot;portuguese&quot;,&quot;portuguese&quot;, &quot;&quot;, &quot;Português&quot;,&quot;Indo-European&quot;,&quot;Latn&quot;, &quot;&quot;])" calcext:value-type="string">
            <text:p>stxLanguage.Add(["pt","por",("Portugués"), "portuguese","portuguese", "", "Português","Indo-European","Latn", ""])</text:p>
          </table:table-cell>
          <table:table-cell table:formula="of:=IF(LEN([.D77])&gt;3;[.K77];&quot;'&quot;&amp;[.K77])" office:value-type="string" office:string-value="stxLanguage.Add([&quot;pt&quot;,&quot;por&quot;,(&quot;Portugués&quot;), &quot;portuguese&quot;,&quot;portuguese&quot;, &quot;&quot;, &quot;Português&quot;,&quot;Indo-European&quot;,&quot;Latn&quot;, &quot;&quot;])" calcext:value-type="string">
            <text:p>stxLanguage.Add(["pt","por",("Portugués"), "portuguese","portuguese", "", "Português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ro"</text:p>
          </table:table-cell>
          <table:table-cell office:value-type="string" calcext:value-type="string">
            <text:p>"ron"</text:p>
          </table:table-cell>
          <table:table-cell office:value-type="string" calcext:value-type="string">
            <text:p>("Rum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roma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Română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78]&amp;&quot;,&quot;&amp;[.B78]&amp;&quot;,&quot;&amp;[.C78]&amp;&quot;,&quot;&amp;[.D78]&amp;&quot;,&quot;&amp;[.E78]&amp;&quot;,&quot;&amp;[.F78]&amp;&quot;,&quot;&amp;[.G78]&amp;&quot;,&quot;&amp;[.H78]&amp;&quot;,&quot;&amp;[.I78]&amp;&quot;,&quot;&amp;[.J78]&amp;[.$Q$2]" office:value-type="string" office:string-value="stxLanguage.Add([&quot;ro&quot;,&quot;ron&quot;,(&quot;Rumano&quot;), &quot;&quot;,&quot;romanian&quot;, &quot;&quot;, &quot;Română&quot;,&quot;Indo-European&quot;,&quot;Latn&quot;, &quot;&quot;])" calcext:value-type="string">
            <text:p>stxLanguage.Add(["ro","ron",("Rumano"), "","romanian", "", "Română","Indo-European","Latn", ""])</text:p>
          </table:table-cell>
          <table:table-cell table:formula="of:=IF(LEN([.D78])&gt;3;[.K78];&quot;'&quot;&amp;[.K78])" office:value-type="string" office:string-value="'stxLanguage.Add([&quot;ro&quot;,&quot;ron&quot;,(&quot;Rumano&quot;), &quot;&quot;,&quot;romanian&quot;, &quot;&quot;, &quot;Română&quot;,&quot;Indo-European&quot;,&quot;Latn&quot;, &quot;&quot;])" calcext:value-type="string">
            <text:p>'stxLanguage.Add(["ro","ron",("Rumano"), "","romanian", "", "Română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ru"</text:p>
          </table:table-cell>
          <table:table-cell office:value-type="string" calcext:value-type="string">
            <text:p>"rus"</text:p>
          </table:table-cell>
          <table:table-cell office:value-type="string" calcext:value-type="string">
            <text:p>("Ruso")</text:p>
          </table:table-cell>
          <table:table-cell office:value-type="string" calcext:value-type="string">
            <text:p><text:s/>"russian"</text:p>
          </table:table-cell>
          <table:table-cell office:value-type="string" calcext:value-type="string">
            <text:p>"russ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Русский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79]&amp;&quot;,&quot;&amp;[.B79]&amp;&quot;,&quot;&amp;[.C79]&amp;&quot;,&quot;&amp;[.D79]&amp;&quot;,&quot;&amp;[.E79]&amp;&quot;,&quot;&amp;[.F79]&amp;&quot;,&quot;&amp;[.G79]&amp;&quot;,&quot;&amp;[.H79]&amp;&quot;,&quot;&amp;[.I79]&amp;&quot;,&quot;&amp;[.J79]&amp;[.$Q$2]" office:value-type="string" office:string-value="stxLanguage.Add([&quot;ru&quot;,&quot;rus&quot;,(&quot;Ruso&quot;), &quot;russian&quot;,&quot;russian&quot;, &quot;&quot;, &quot;Русский&quot;,&quot;Indo-European&quot;,&quot;Cyrl&quot;, &quot;&quot;])" calcext:value-type="string">
            <text:p>stxLanguage.Add(["ru","rus",("Ruso"), "russian","russian", "", "Русский","Indo-European","Cyrl", ""])</text:p>
          </table:table-cell>
          <table:table-cell table:formula="of:=IF(LEN([.D79])&gt;3;[.K79];&quot;'&quot;&amp;[.K79])" office:value-type="string" office:string-value="stxLanguage.Add([&quot;ru&quot;,&quot;rus&quot;,(&quot;Ruso&quot;), &quot;russian&quot;,&quot;russian&quot;, &quot;&quot;, &quot;Русский&quot;,&quot;Indo-European&quot;,&quot;Cyrl&quot;, &quot;&quot;])" calcext:value-type="string">
            <text:p>stxLanguage.Add(["ru","rus",("Ruso"), "russian","russian", "", "Русский","Indo-European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d"</text:p>
          </table:table-cell>
          <table:table-cell office:value-type="string" calcext:value-type="string">
            <text:p>"snd"</text:p>
          </table:table-cell>
          <table:table-cell office:value-type="string" calcext:value-type="string">
            <text:p>("Sindhi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indh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سنڌي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Arab"</text:p>
          </table:table-cell>
          <table:table-cell office:value-type="string" calcext:value-type="string">
            <text:p><text:s/>""</text:p>
          </table:table-cell>
          <table:table-cell table:formula="of:=[.$L$2]&amp;[.A80]&amp;&quot;,&quot;&amp;[.B80]&amp;&quot;,&quot;&amp;[.C80]&amp;&quot;,&quot;&amp;[.D80]&amp;&quot;,&quot;&amp;[.E80]&amp;&quot;,&quot;&amp;[.F80]&amp;&quot;,&quot;&amp;[.G80]&amp;&quot;,&quot;&amp;[.H80]&amp;&quot;,&quot;&amp;[.I80]&amp;&quot;,&quot;&amp;[.J80]&amp;[.$Q$2]" office:value-type="string" office:string-value="stxLanguage.Add([&quot;sd&quot;,&quot;snd&quot;,(&quot;Sindhi&quot;), &quot;&quot;,&quot;sindhi&quot;, &quot;&quot;, &quot;سنڌي&quot;,&quot;Indo-European&quot;,&quot;Arab&quot;, &quot;&quot;])" calcext:value-type="string">
            <text:p>stxLanguage.Add(["sd","snd",("Sindhi"), "","sindhi", "", "سنڌي","Indo-European","Arab", ""])</text:p>
          </table:table-cell>
          <table:table-cell table:formula="of:=IF(LEN([.D80])&gt;3;[.K80];&quot;'&quot;&amp;[.K80])" office:value-type="string" office:string-value="'stxLanguage.Add([&quot;sd&quot;,&quot;snd&quot;,(&quot;Sindhi&quot;), &quot;&quot;,&quot;sindhi&quot;, &quot;&quot;, &quot;سنڌي&quot;,&quot;Indo-European&quot;,&quot;Arab&quot;, &quot;&quot;])" calcext:value-type="string">
            <text:p>'stxLanguage.Add(["sd","snd",("Sindhi"), "","sindhi", "", "سنڌي","Indo-European","Arab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i"</text:p>
          </table:table-cell>
          <table:table-cell office:value-type="string" calcext:value-type="string">
            <text:p>"sin"</text:p>
          </table:table-cell>
          <table:table-cell office:value-type="string" calcext:value-type="string">
            <text:p>("Sinhal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inhala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සිංහල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Sinh"</text:p>
          </table:table-cell>
          <table:table-cell office:value-type="string" calcext:value-type="string">
            <text:p><text:s/>""</text:p>
          </table:table-cell>
          <table:table-cell table:formula="of:=[.$L$2]&amp;[.A81]&amp;&quot;,&quot;&amp;[.B81]&amp;&quot;,&quot;&amp;[.C81]&amp;&quot;,&quot;&amp;[.D81]&amp;&quot;,&quot;&amp;[.E81]&amp;&quot;,&quot;&amp;[.F81]&amp;&quot;,&quot;&amp;[.G81]&amp;&quot;,&quot;&amp;[.H81]&amp;&quot;,&quot;&amp;[.I81]&amp;&quot;,&quot;&amp;[.J81]&amp;[.$Q$2]" office:value-type="string" office:string-value="stxLanguage.Add([&quot;si&quot;,&quot;sin&quot;,(&quot;Sinhala&quot;), &quot;&quot;,&quot;sinhala&quot;, &quot;&quot;, &quot;සිංහල&quot;,&quot;Indo-European&quot;,&quot;Sinh&quot;, &quot;&quot;])" calcext:value-type="string">
            <text:p>stxLanguage.Add(["si","sin",("Sinhala"), "","sinhala", "", "සිංහල","Indo-European","Sinh", ""])</text:p>
          </table:table-cell>
          <table:table-cell table:formula="of:=IF(LEN([.D81])&gt;3;[.K81];&quot;'&quot;&amp;[.K81])" office:value-type="string" office:string-value="'stxLanguage.Add([&quot;si&quot;,&quot;sin&quot;,(&quot;Sinhala&quot;), &quot;&quot;,&quot;sinhala&quot;, &quot;&quot;, &quot;සිංහල&quot;,&quot;Indo-European&quot;,&quot;Sinh&quot;, &quot;&quot;])" calcext:value-type="string">
            <text:p>'stxLanguage.Add(["si","sin",("Sinhala"), "","sinhala", "", "සිංහල","Indo-European","Sinh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k"</text:p>
          </table:table-cell>
          <table:table-cell office:value-type="string" calcext:value-type="string">
            <text:p>"slk"</text:p>
          </table:table-cell>
          <table:table-cell office:value-type="string" calcext:value-type="string">
            <text:p>("Eslovac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lovak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Slovenčina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82]&amp;&quot;,&quot;&amp;[.B82]&amp;&quot;,&quot;&amp;[.C82]&amp;&quot;,&quot;&amp;[.D82]&amp;&quot;,&quot;&amp;[.E82]&amp;&quot;,&quot;&amp;[.F82]&amp;&quot;,&quot;&amp;[.G82]&amp;&quot;,&quot;&amp;[.H82]&amp;&quot;,&quot;&amp;[.I82]&amp;&quot;,&quot;&amp;[.J82]&amp;[.$Q$2]" office:value-type="string" office:string-value="stxLanguage.Add([&quot;sk&quot;,&quot;slk&quot;,(&quot;Eslovaco&quot;), &quot;&quot;,&quot;slovak&quot;, &quot;&quot;, &quot;Slovenčina&quot;,&quot;Indo-European&quot;,&quot;Latn&quot;, &quot;&quot;])" calcext:value-type="string">
            <text:p>stxLanguage.Add(["sk","slk",("Eslovaco"), "","slovak", "", "Slovenčina","Indo-European","Latn", ""])</text:p>
          </table:table-cell>
          <table:table-cell table:formula="of:=IF(LEN([.D82])&gt;3;[.K82];&quot;'&quot;&amp;[.K82])" office:value-type="string" office:string-value="'stxLanguage.Add([&quot;sk&quot;,&quot;slk&quot;,(&quot;Eslovaco&quot;), &quot;&quot;,&quot;slovak&quot;, &quot;&quot;, &quot;Slovenčina&quot;,&quot;Indo-European&quot;,&quot;Latn&quot;, &quot;&quot;])" calcext:value-type="string">
            <text:p>'stxLanguage.Add(["sk","slk",("Eslovaco"), "","slovak", "", "Slovenčina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l"</text:p>
          </table:table-cell>
          <table:table-cell office:value-type="string" calcext:value-type="string">
            <text:p>"slv"</text:p>
          </table:table-cell>
          <table:table-cell office:value-type="string" calcext:value-type="string">
            <text:p>("Eslove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love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Slovenščina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83]&amp;&quot;,&quot;&amp;[.B83]&amp;&quot;,&quot;&amp;[.C83]&amp;&quot;,&quot;&amp;[.D83]&amp;&quot;,&quot;&amp;[.E83]&amp;&quot;,&quot;&amp;[.F83]&amp;&quot;,&quot;&amp;[.G83]&amp;&quot;,&quot;&amp;[.H83]&amp;&quot;,&quot;&amp;[.I83]&amp;&quot;,&quot;&amp;[.J83]&amp;[.$Q$2]" office:value-type="string" office:string-value="stxLanguage.Add([&quot;sl&quot;,&quot;slv&quot;,(&quot;Esloveno&quot;), &quot;&quot;,&quot;slovenian&quot;, &quot;&quot;, &quot;Slovenščina&quot;,&quot;Indo-European&quot;,&quot;Latn&quot;, &quot;&quot;])" calcext:value-type="string">
            <text:p>stxLanguage.Add(["sl","slv",("Esloveno"), "","slovenian", "", "Slovenščina","Indo-European","Latn", ""])</text:p>
          </table:table-cell>
          <table:table-cell table:formula="of:=IF(LEN([.D83])&gt;3;[.K83];&quot;'&quot;&amp;[.K83])" office:value-type="string" office:string-value="'stxLanguage.Add([&quot;sl&quot;,&quot;slv&quot;,(&quot;Esloveno&quot;), &quot;&quot;,&quot;slovenian&quot;, &quot;&quot;, &quot;Slovenščina&quot;,&quot;Indo-European&quot;,&quot;Latn&quot;, &quot;&quot;])" calcext:value-type="string">
            <text:p>'stxLanguage.Add(["sl","slv",("Esloveno"), "","slovenian", "", "Slovenščina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m"</text:p>
          </table:table-cell>
          <table:table-cell office:value-type="string" calcext:value-type="string">
            <text:p>"smo"</text:p>
          </table:table-cell>
          <table:table-cell office:value-type="string" calcext:value-type="string">
            <text:p>("Samoa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amo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Gagana Sāmoa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84]&amp;&quot;,&quot;&amp;[.B84]&amp;&quot;,&quot;&amp;[.C84]&amp;&quot;,&quot;&amp;[.D84]&amp;&quot;,&quot;&amp;[.E84]&amp;&quot;,&quot;&amp;[.F84]&amp;&quot;,&quot;&amp;[.G84]&amp;&quot;,&quot;&amp;[.H84]&amp;&quot;,&quot;&amp;[.I84]&amp;&quot;,&quot;&amp;[.J84]&amp;[.$Q$2]" office:value-type="string" office:string-value="stxLanguage.Add([&quot;sm&quot;,&quot;smo&quot;,(&quot;Samoano&quot;), &quot;&quot;,&quot;samoan&quot;, &quot;&quot;, &quot;Gagana Sāmoa&quot;,&quot;Austronesian&quot;,&quot;Latn&quot;, &quot;&quot;])" calcext:value-type="string">
            <text:p>stxLanguage.Add(["sm","smo",("Samoano"), "","samoan", "", "Gagana Sāmoa","Austronesian","Latn", ""])</text:p>
          </table:table-cell>
          <table:table-cell table:formula="of:=IF(LEN([.D84])&gt;3;[.K84];&quot;'&quot;&amp;[.K84])" office:value-type="string" office:string-value="'stxLanguage.Add([&quot;sm&quot;,&quot;smo&quot;,(&quot;Samoano&quot;), &quot;&quot;,&quot;samoan&quot;, &quot;&quot;, &quot;Gagana Sāmoa&quot;,&quot;Austronesian&quot;,&quot;Latn&quot;, &quot;&quot;])" calcext:value-type="string">
            <text:p>'stxLanguage.Add(["sm","smo",("Samoano"), "","samoan", "", "Gagana Sāmoa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n"</text:p>
          </table:table-cell>
          <table:table-cell office:value-type="string" calcext:value-type="string">
            <text:p>"sna"</text:p>
          </table:table-cell>
          <table:table-cell office:value-type="string" calcext:value-type="string">
            <text:p>("Shon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hona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chiShona"</text:p>
          </table:table-cell>
          <table:table-cell office:value-type="string" calcext:value-type="string">
            <text:p>"Atlantic-Congo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85]&amp;&quot;,&quot;&amp;[.B85]&amp;&quot;,&quot;&amp;[.C85]&amp;&quot;,&quot;&amp;[.D85]&amp;&quot;,&quot;&amp;[.E85]&amp;&quot;,&quot;&amp;[.F85]&amp;&quot;,&quot;&amp;[.G85]&amp;&quot;,&quot;&amp;[.H85]&amp;&quot;,&quot;&amp;[.I85]&amp;&quot;,&quot;&amp;[.J85]&amp;[.$Q$2]" office:value-type="string" office:string-value="stxLanguage.Add([&quot;sn&quot;,&quot;sna&quot;,(&quot;Shona&quot;), &quot;&quot;,&quot;shona&quot;, &quot;&quot;, &quot;chiShona&quot;,&quot;Atlantic-Congo&quot;,&quot;Latn&quot;, &quot;&quot;])" calcext:value-type="string">
            <text:p>stxLanguage.Add(["sn","sna",("Shona"), "","shona", "", "chiShona","Atlantic-Congo","Latn", ""])</text:p>
          </table:table-cell>
          <table:table-cell table:formula="of:=IF(LEN([.D85])&gt;3;[.K85];&quot;'&quot;&amp;[.K85])" office:value-type="string" office:string-value="'stxLanguage.Add([&quot;sn&quot;,&quot;sna&quot;,(&quot;Shona&quot;), &quot;&quot;,&quot;shona&quot;, &quot;&quot;, &quot;chiShona&quot;,&quot;Atlantic-Congo&quot;,&quot;Latn&quot;, &quot;&quot;])" calcext:value-type="string">
            <text:p>'stxLanguage.Add(["sn","sna",("Shona"), "","shona", "", "chiShona","Atlantic-Congo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o"</text:p>
          </table:table-cell>
          <table:table-cell office:value-type="string" calcext:value-type="string">
            <text:p>"som"</text:p>
          </table:table-cell>
          <table:table-cell office:value-type="string" calcext:value-type="string">
            <text:p>("Somalí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omal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Soomaali"</text:p>
          </table:table-cell>
          <table:table-cell office:value-type="string" calcext:value-type="string">
            <text:p>"Afro-Asiat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86]&amp;&quot;,&quot;&amp;[.B86]&amp;&quot;,&quot;&amp;[.C86]&amp;&quot;,&quot;&amp;[.D86]&amp;&quot;,&quot;&amp;[.E86]&amp;&quot;,&quot;&amp;[.F86]&amp;&quot;,&quot;&amp;[.G86]&amp;&quot;,&quot;&amp;[.H86]&amp;&quot;,&quot;&amp;[.I86]&amp;&quot;,&quot;&amp;[.J86]&amp;[.$Q$2]" office:value-type="string" office:string-value="stxLanguage.Add([&quot;so&quot;,&quot;som&quot;,(&quot;Somalí&quot;), &quot;&quot;,&quot;somali&quot;, &quot;&quot;, &quot;Soomaali&quot;,&quot;Afro-Asiatic&quot;,&quot;Latn&quot;, &quot;&quot;])" calcext:value-type="string">
            <text:p>stxLanguage.Add(["so","som",("Somalí"), "","somali", "", "Soomaali","Afro-Asiatic","Latn", ""])</text:p>
          </table:table-cell>
          <table:table-cell table:formula="of:=IF(LEN([.D86])&gt;3;[.K86];&quot;'&quot;&amp;[.K86])" office:value-type="string" office:string-value="'stxLanguage.Add([&quot;so&quot;,&quot;som&quot;,(&quot;Somalí&quot;), &quot;&quot;,&quot;somali&quot;, &quot;&quot;, &quot;Soomaali&quot;,&quot;Afro-Asiatic&quot;,&quot;Latn&quot;, &quot;&quot;])" calcext:value-type="string">
            <text:p>'stxLanguage.Add(["so","som",("Somalí"), "","somali", "", "Soomaali","Afro-Asiatic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q"</text:p>
          </table:table-cell>
          <table:table-cell office:value-type="string" calcext:value-type="string">
            <text:p>"sqi"</text:p>
          </table:table-cell>
          <table:table-cell office:value-type="string" calcext:value-type="string">
            <text:p>("Alban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alba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Shqip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87]&amp;&quot;,&quot;&amp;[.B87]&amp;&quot;,&quot;&amp;[.C87]&amp;&quot;,&quot;&amp;[.D87]&amp;&quot;,&quot;&amp;[.E87]&amp;&quot;,&quot;&amp;[.F87]&amp;&quot;,&quot;&amp;[.G87]&amp;&quot;,&quot;&amp;[.H87]&amp;&quot;,&quot;&amp;[.I87]&amp;&quot;,&quot;&amp;[.J87]&amp;[.$Q$2]" office:value-type="string" office:string-value="stxLanguage.Add([&quot;sq&quot;,&quot;sqi&quot;,(&quot;Albanés&quot;), &quot;&quot;,&quot;albanian&quot;, &quot;&quot;, &quot;Shqip&quot;,&quot;Indo-European&quot;,&quot;Latn&quot;, &quot;&quot;])" calcext:value-type="string">
            <text:p>stxLanguage.Add(["sq","sqi",("Albanés"), "","albanian", "", "Shqip","Indo-European","Latn", ""])</text:p>
          </table:table-cell>
          <table:table-cell table:formula="of:=IF(LEN([.D87])&gt;3;[.K87];&quot;'&quot;&amp;[.K87])" office:value-type="string" office:string-value="'stxLanguage.Add([&quot;sq&quot;,&quot;sqi&quot;,(&quot;Albanés&quot;), &quot;&quot;,&quot;albanian&quot;, &quot;&quot;, &quot;Shqip&quot;,&quot;Indo-European&quot;,&quot;Latn&quot;, &quot;&quot;])" calcext:value-type="string">
            <text:p>'stxLanguage.Add(["sq","sqi",("Albanés"), "","albanian", "", "Shqip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r-Cyrl"</text:p>
          </table:table-cell>
          <table:table-cell office:value-type="string" calcext:value-type="string">
            <text:p>"srp"</text:p>
          </table:table-cell>
          <table:table-cell office:value-type="string" calcext:value-type="string">
            <text:p>("Serbio, cirílic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erbian, cyrillic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српски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88]&amp;&quot;,&quot;&amp;[.B88]&amp;&quot;,&quot;&amp;[.C88]&amp;&quot;,&quot;&amp;[.D88]&amp;&quot;,&quot;&amp;[.E88]&amp;&quot;,&quot;&amp;[.F88]&amp;&quot;,&quot;&amp;[.G88]&amp;&quot;,&quot;&amp;[.H88]&amp;&quot;,&quot;&amp;[.I88]&amp;&quot;,&quot;&amp;[.J88]&amp;[.$Q$2]" office:value-type="string" office:string-value="stxLanguage.Add([&quot;sr-Cyrl&quot;,&quot;srp&quot;,(&quot;Serbio, cirílico&quot;), &quot;&quot;,&quot;serbian, cyrillic&quot;, &quot;&quot;, &quot;српски&quot;,&quot;Indo-European&quot;,&quot;Cyrl&quot;, &quot;&quot;])" calcext:value-type="string">
            <text:p>stxLanguage.Add(["sr-Cyrl","srp",("Serbio, cirílico"), "","serbian, cyrillic", "", "српски","Indo-European","Cyrl", ""])</text:p>
          </table:table-cell>
          <table:table-cell table:formula="of:=IF(LEN([.D88])&gt;3;[.K88];&quot;'&quot;&amp;[.K88])" office:value-type="string" office:string-value="'stxLanguage.Add([&quot;sr-Cyrl&quot;,&quot;srp&quot;,(&quot;Serbio, cirílico&quot;), &quot;&quot;,&quot;serbian, cyrillic&quot;, &quot;&quot;, &quot;српски&quot;,&quot;Indo-European&quot;,&quot;Cyrl&quot;, &quot;&quot;])" calcext:value-type="string">
            <text:p>'stxLanguage.Add(["sr-Cyrl","srp",("Serbio, cirílico"), "","serbian, cyrillic", "", "српски","Indo-European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r-Latn"</text:p>
          </table:table-cell>
          <table:table-cell office:value-type="string" calcext:value-type="string">
            <text:p>"srp"</text:p>
          </table:table-cell>
          <table:table-cell office:value-type="string" calcext:value-type="string">
            <text:p>("Serbio, latín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erbian, lati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srpski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89]&amp;&quot;,&quot;&amp;[.B89]&amp;&quot;,&quot;&amp;[.C89]&amp;&quot;,&quot;&amp;[.D89]&amp;&quot;,&quot;&amp;[.E89]&amp;&quot;,&quot;&amp;[.F89]&amp;&quot;,&quot;&amp;[.G89]&amp;&quot;,&quot;&amp;[.H89]&amp;&quot;,&quot;&amp;[.I89]&amp;&quot;,&quot;&amp;[.J89]&amp;[.$Q$2]" office:value-type="string" office:string-value="stxLanguage.Add([&quot;sr-Latn&quot;,&quot;srp&quot;,(&quot;Serbio, latín&quot;), &quot;&quot;,&quot;serbian, latin&quot;, &quot;&quot;, &quot;srpski&quot;,&quot;Indo-European&quot;,&quot;Latn&quot;, &quot;&quot;])" calcext:value-type="string">
            <text:p>stxLanguage.Add(["sr-Latn","srp",("Serbio, latín"), "","serbian, latin", "", "srpski","Indo-European","Latn", ""])</text:p>
          </table:table-cell>
          <table:table-cell table:formula="of:=IF(LEN([.D89])&gt;3;[.K89];&quot;'&quot;&amp;[.K89])" office:value-type="string" office:string-value="'stxLanguage.Add([&quot;sr-Latn&quot;,&quot;srp&quot;,(&quot;Serbio, latín&quot;), &quot;&quot;,&quot;serbian, latin&quot;, &quot;&quot;, &quot;srpski&quot;,&quot;Indo-European&quot;,&quot;Latn&quot;, &quot;&quot;])" calcext:value-type="string">
            <text:p>'stxLanguage.Add(["sr-Latn","srp",("Serbio, latín"), "","serbian, latin", "", "srpski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t"</text:p>
          </table:table-cell>
          <table:table-cell office:value-type="string" calcext:value-type="string">
            <text:p>"sot"</text:p>
          </table:table-cell>
          <table:table-cell office:value-type="string" calcext:value-type="string">
            <text:p>("Sesoth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esotho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Sesotho"</text:p>
          </table:table-cell>
          <table:table-cell office:value-type="string" calcext:value-type="string">
            <text:p>"Atlantic-Congo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90]&amp;&quot;,&quot;&amp;[.B90]&amp;&quot;,&quot;&amp;[.C90]&amp;&quot;,&quot;&amp;[.D90]&amp;&quot;,&quot;&amp;[.E90]&amp;&quot;,&quot;&amp;[.F90]&amp;&quot;,&quot;&amp;[.G90]&amp;&quot;,&quot;&amp;[.H90]&amp;&quot;,&quot;&amp;[.I90]&amp;&quot;,&quot;&amp;[.J90]&amp;[.$Q$2]" office:value-type="string" office:string-value="stxLanguage.Add([&quot;st&quot;,&quot;sot&quot;,(&quot;Sesotho&quot;), &quot;&quot;,&quot;sesotho&quot;, &quot;&quot;, &quot;Sesotho&quot;,&quot;Atlantic-Congo&quot;,&quot;Latn&quot;, &quot;&quot;])" calcext:value-type="string">
            <text:p>stxLanguage.Add(["st","sot",("Sesotho"), "","sesotho", "", "Sesotho","Atlantic-Congo","Latn", ""])</text:p>
          </table:table-cell>
          <table:table-cell table:formula="of:=IF(LEN([.D90])&gt;3;[.K90];&quot;'&quot;&amp;[.K90])" office:value-type="string" office:string-value="'stxLanguage.Add([&quot;st&quot;,&quot;sot&quot;,(&quot;Sesotho&quot;), &quot;&quot;,&quot;sesotho&quot;, &quot;&quot;, &quot;Sesotho&quot;,&quot;Atlantic-Congo&quot;,&quot;Latn&quot;, &quot;&quot;])" calcext:value-type="string">
            <text:p>'stxLanguage.Add(["st","sot",("Sesotho"), "","sesotho", "", "Sesotho","Atlantic-Congo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u"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("Sundanese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undanese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Basa Sunda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91]&amp;&quot;,&quot;&amp;[.B91]&amp;&quot;,&quot;&amp;[.C91]&amp;&quot;,&quot;&amp;[.D91]&amp;&quot;,&quot;&amp;[.E91]&amp;&quot;,&quot;&amp;[.F91]&amp;&quot;,&quot;&amp;[.G91]&amp;&quot;,&quot;&amp;[.H91]&amp;&quot;,&quot;&amp;[.I91]&amp;&quot;,&quot;&amp;[.J91]&amp;[.$Q$2]" office:value-type="string" office:string-value="stxLanguage.Add([&quot;su&quot;,&quot;sun&quot;,(&quot;Sundanese&quot;), &quot;&quot;,&quot;sundanese&quot;, &quot;&quot;, &quot;Basa Sunda&quot;,&quot;Austronesian&quot;,&quot;Latn&quot;, &quot;&quot;])" calcext:value-type="string">
            <text:p>stxLanguage.Add(["su","sun",("Sundanese"), "","sundanese", "", "Basa Sunda","Austronesian","Latn", ""])</text:p>
          </table:table-cell>
          <table:table-cell table:formula="of:=IF(LEN([.D91])&gt;3;[.K91];&quot;'&quot;&amp;[.K91])" office:value-type="string" office:string-value="'stxLanguage.Add([&quot;su&quot;,&quot;sun&quot;,(&quot;Sundanese&quot;), &quot;&quot;,&quot;sundanese&quot;, &quot;&quot;, &quot;Basa Sunda&quot;,&quot;Austronesian&quot;,&quot;Latn&quot;, &quot;&quot;])" calcext:value-type="string">
            <text:p>'stxLanguage.Add(["su","sun",("Sundanese"), "","sundanese", "", "Basa Sunda","Austronesi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v"</text:p>
          </table:table-cell>
          <table:table-cell office:value-type="string" calcext:value-type="string">
            <text:p>"swe"</text:p>
          </table:table-cell>
          <table:table-cell office:value-type="string" calcext:value-type="string">
            <text:p>("Sueco")</text:p>
          </table:table-cell>
          <table:table-cell office:value-type="string" calcext:value-type="string">
            <text:p><text:s/>"swedish"</text:p>
          </table:table-cell>
          <table:table-cell office:value-type="string" calcext:value-type="string">
            <text:p>"swed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Svenska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92]&amp;&quot;,&quot;&amp;[.B92]&amp;&quot;,&quot;&amp;[.C92]&amp;&quot;,&quot;&amp;[.D92]&amp;&quot;,&quot;&amp;[.E92]&amp;&quot;,&quot;&amp;[.F92]&amp;&quot;,&quot;&amp;[.G92]&amp;&quot;,&quot;&amp;[.H92]&amp;&quot;,&quot;&amp;[.I92]&amp;&quot;,&quot;&amp;[.J92]&amp;[.$Q$2]" office:value-type="string" office:string-value="stxLanguage.Add([&quot;sv&quot;,&quot;swe&quot;,(&quot;Sueco&quot;), &quot;swedish&quot;,&quot;swedish&quot;, &quot;&quot;, &quot;Svenska&quot;,&quot;Indo-European&quot;,&quot;Latn&quot;, &quot;&quot;])" calcext:value-type="string">
            <text:p>stxLanguage.Add(["sv","swe",("Sueco"), "swedish","swedish", "", "Svenska","Indo-European","Latn", ""])</text:p>
          </table:table-cell>
          <table:table-cell table:formula="of:=IF(LEN([.D92])&gt;3;[.K92];&quot;'&quot;&amp;[.K92])" office:value-type="string" office:string-value="stxLanguage.Add([&quot;sv&quot;,&quot;swe&quot;,(&quot;Sueco&quot;), &quot;swedish&quot;,&quot;swedish&quot;, &quot;&quot;, &quot;Svenska&quot;,&quot;Indo-European&quot;,&quot;Latn&quot;, &quot;&quot;])" calcext:value-type="string">
            <text:p>stxLanguage.Add(["sv","swe",("Sueco"), "swedish","swedish", "", "Svenska","Indo-European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sw"</text:p>
          </table:table-cell>
          <table:table-cell office:value-type="string" calcext:value-type="string">
            <text:p>"swa"</text:p>
          </table:table-cell>
          <table:table-cell office:value-type="string" calcext:value-type="string">
            <text:p>("Swahili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swahil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Kiswahili"</text:p>
          </table:table-cell>
          <table:table-cell office:value-type="string" calcext:value-type="string">
            <text:p>"Atlantic-Congo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93]&amp;&quot;,&quot;&amp;[.B93]&amp;&quot;,&quot;&amp;[.C93]&amp;&quot;,&quot;&amp;[.D93]&amp;&quot;,&quot;&amp;[.E93]&amp;&quot;,&quot;&amp;[.F93]&amp;&quot;,&quot;&amp;[.G93]&amp;&quot;,&quot;&amp;[.H93]&amp;&quot;,&quot;&amp;[.I93]&amp;&quot;,&quot;&amp;[.J93]&amp;[.$Q$2]" office:value-type="string" office:string-value="stxLanguage.Add([&quot;sw&quot;,&quot;swa&quot;,(&quot;Swahili&quot;), &quot;&quot;,&quot;swahili&quot;, &quot;&quot;, &quot;Kiswahili&quot;,&quot;Atlantic-Congo&quot;,&quot;Latn&quot;, &quot;&quot;])" calcext:value-type="string">
            <text:p>stxLanguage.Add(["sw","swa",("Swahili"), "","swahili", "", "Kiswahili","Atlantic-Congo","Latn", ""])</text:p>
          </table:table-cell>
          <table:table-cell table:formula="of:=IF(LEN([.D93])&gt;3;[.K93];&quot;'&quot;&amp;[.K93])" office:value-type="string" office:string-value="'stxLanguage.Add([&quot;sw&quot;,&quot;swa&quot;,(&quot;Swahili&quot;), &quot;&quot;,&quot;swahili&quot;, &quot;&quot;, &quot;Kiswahili&quot;,&quot;Atlantic-Congo&quot;,&quot;Latn&quot;, &quot;&quot;])" calcext:value-type="string">
            <text:p>'stxLanguage.Add(["sw","swa",("Swahili"), "","swahili", "", "Kiswahili","Atlantic-Congo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ta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("Tamil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tamil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தமிழ்"</text:p>
          </table:table-cell>
          <table:table-cell office:value-type="string" calcext:value-type="string">
            <text:p>"Dravidian"</text:p>
          </table:table-cell>
          <table:table-cell office:value-type="string" calcext:value-type="string">
            <text:p>"Taml"</text:p>
          </table:table-cell>
          <table:table-cell office:value-type="string" calcext:value-type="string">
            <text:p><text:s/>""</text:p>
          </table:table-cell>
          <table:table-cell table:formula="of:=[.$L$2]&amp;[.A94]&amp;&quot;,&quot;&amp;[.B94]&amp;&quot;,&quot;&amp;[.C94]&amp;&quot;,&quot;&amp;[.D94]&amp;&quot;,&quot;&amp;[.E94]&amp;&quot;,&quot;&amp;[.F94]&amp;&quot;,&quot;&amp;[.G94]&amp;&quot;,&quot;&amp;[.H94]&amp;&quot;,&quot;&amp;[.I94]&amp;&quot;,&quot;&amp;[.J94]&amp;[.$Q$2]" office:value-type="string" office:string-value="stxLanguage.Add([&quot;ta&quot;,&quot;tam&quot;,(&quot;Tamil&quot;), &quot;&quot;,&quot;tamil&quot;, &quot;&quot;, &quot;தமிழ்&quot;,&quot;Dravidian&quot;,&quot;Taml&quot;, &quot;&quot;])" calcext:value-type="string">
            <text:p>stxLanguage.Add(["ta","tam",("Tamil"), "","tamil", "", "தமிழ்","Dravidian","Taml", ""])</text:p>
          </table:table-cell>
          <table:table-cell table:formula="of:=IF(LEN([.D94])&gt;3;[.K94];&quot;'&quot;&amp;[.K94])" office:value-type="string" office:string-value="'stxLanguage.Add([&quot;ta&quot;,&quot;tam&quot;,(&quot;Tamil&quot;), &quot;&quot;,&quot;tamil&quot;, &quot;&quot;, &quot;தமிழ்&quot;,&quot;Dravidian&quot;,&quot;Taml&quot;, &quot;&quot;])" calcext:value-type="string">
            <text:p>'stxLanguage.Add(["ta","tam",("Tamil"), "","tamil", "", "தமிழ்","Dravidian","Tam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te"</text:p>
          </table:table-cell>
          <table:table-cell office:value-type="string" calcext:value-type="string">
            <text:p>"tel"</text:p>
          </table:table-cell>
          <table:table-cell office:value-type="string" calcext:value-type="string">
            <text:p>("Telugu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telugu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తెలుగు"</text:p>
          </table:table-cell>
          <table:table-cell office:value-type="string" calcext:value-type="string">
            <text:p>"Dravidian"</text:p>
          </table:table-cell>
          <table:table-cell office:value-type="string" calcext:value-type="string">
            <text:p>"Telu"</text:p>
          </table:table-cell>
          <table:table-cell office:value-type="string" calcext:value-type="string">
            <text:p><text:s/>""</text:p>
          </table:table-cell>
          <table:table-cell table:formula="of:=[.$L$2]&amp;[.A95]&amp;&quot;,&quot;&amp;[.B95]&amp;&quot;,&quot;&amp;[.C95]&amp;&quot;,&quot;&amp;[.D95]&amp;&quot;,&quot;&amp;[.E95]&amp;&quot;,&quot;&amp;[.F95]&amp;&quot;,&quot;&amp;[.G95]&amp;&quot;,&quot;&amp;[.H95]&amp;&quot;,&quot;&amp;[.I95]&amp;&quot;,&quot;&amp;[.J95]&amp;[.$Q$2]" office:value-type="string" office:string-value="stxLanguage.Add([&quot;te&quot;,&quot;tel&quot;,(&quot;Telugu&quot;), &quot;&quot;,&quot;telugu&quot;, &quot;&quot;, &quot;తెలుగు&quot;,&quot;Dravidian&quot;,&quot;Telu&quot;, &quot;&quot;])" calcext:value-type="string">
            <text:p>stxLanguage.Add(["te","tel",("Telugu"), "","telugu", "", "తెలుగు","Dravidian","Telu", ""])</text:p>
          </table:table-cell>
          <table:table-cell table:formula="of:=IF(LEN([.D95])&gt;3;[.K95];&quot;'&quot;&amp;[.K95])" office:value-type="string" office:string-value="'stxLanguage.Add([&quot;te&quot;,&quot;tel&quot;,(&quot;Telugu&quot;), &quot;&quot;,&quot;telugu&quot;, &quot;&quot;, &quot;తెలుగు&quot;,&quot;Dravidian&quot;,&quot;Telu&quot;, &quot;&quot;])" calcext:value-type="string">
            <text:p>'stxLanguage.Add(["te","tel",("Telugu"), "","telugu", "", "తెలుగు","Dravidian","Telu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tg"</text:p>
          </table:table-cell>
          <table:table-cell office:value-type="string" calcext:value-type="string">
            <text:p>"tgk"</text:p>
          </table:table-cell>
          <table:table-cell office:value-type="string" calcext:value-type="string">
            <text:p>("Tajik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tajik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Тоҷикӣ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96]&amp;&quot;,&quot;&amp;[.B96]&amp;&quot;,&quot;&amp;[.C96]&amp;&quot;,&quot;&amp;[.D96]&amp;&quot;,&quot;&amp;[.E96]&amp;&quot;,&quot;&amp;[.F96]&amp;&quot;,&quot;&amp;[.G96]&amp;&quot;,&quot;&amp;[.H96]&amp;&quot;,&quot;&amp;[.I96]&amp;&quot;,&quot;&amp;[.J96]&amp;[.$Q$2]" office:value-type="string" office:string-value="stxLanguage.Add([&quot;tg&quot;,&quot;tgk&quot;,(&quot;Tajik&quot;), &quot;&quot;,&quot;tajik&quot;, &quot;&quot;, &quot;Тоҷикӣ&quot;,&quot;Indo-European&quot;,&quot;Cyrl&quot;, &quot;&quot;])" calcext:value-type="string">
            <text:p>stxLanguage.Add(["tg","tgk",("Tajik"), "","tajik", "", "Тоҷикӣ","Indo-European","Cyrl", ""])</text:p>
          </table:table-cell>
          <table:table-cell table:formula="of:=IF(LEN([.D96])&gt;3;[.K96];&quot;'&quot;&amp;[.K96])" office:value-type="string" office:string-value="'stxLanguage.Add([&quot;tg&quot;,&quot;tgk&quot;,(&quot;Tajik&quot;), &quot;&quot;,&quot;tajik&quot;, &quot;&quot;, &quot;Тоҷикӣ&quot;,&quot;Indo-European&quot;,&quot;Cyrl&quot;, &quot;&quot;])" calcext:value-type="string">
            <text:p>'stxLanguage.Add(["tg","tgk",("Tajik"), "","tajik", "", "Тоҷикӣ","Indo-European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th"</text:p>
          </table:table-cell>
          <table:table-cell office:value-type="string" calcext:value-type="string">
            <text:p>"tha"</text:p>
          </table:table-cell>
          <table:table-cell office:value-type="string" calcext:value-type="string">
            <text:p>("Tailandés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thai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ไทย"</text:p>
          </table:table-cell>
          <table:table-cell office:value-type="string" calcext:value-type="string">
            <text:p>"Tai-Kadai"</text:p>
          </table:table-cell>
          <table:table-cell office:value-type="string" calcext:value-type="string">
            <text:p>"Thai"</text:p>
          </table:table-cell>
          <table:table-cell office:value-type="string" calcext:value-type="string">
            <text:p><text:s/>""</text:p>
          </table:table-cell>
          <table:table-cell table:formula="of:=[.$L$2]&amp;[.A97]&amp;&quot;,&quot;&amp;[.B97]&amp;&quot;,&quot;&amp;[.C97]&amp;&quot;,&quot;&amp;[.D97]&amp;&quot;,&quot;&amp;[.E97]&amp;&quot;,&quot;&amp;[.F97]&amp;&quot;,&quot;&amp;[.G97]&amp;&quot;,&quot;&amp;[.H97]&amp;&quot;,&quot;&amp;[.I97]&amp;&quot;,&quot;&amp;[.J97]&amp;[.$Q$2]" office:value-type="string" office:string-value="stxLanguage.Add([&quot;th&quot;,&quot;tha&quot;,(&quot;Tailandés&quot;), &quot;&quot;,&quot;thai&quot;, &quot;&quot;, &quot;ไทย&quot;,&quot;Tai-Kadai&quot;,&quot;Thai&quot;, &quot;&quot;])" calcext:value-type="string">
            <text:p>stxLanguage.Add(["th","tha",("Tailandés"), "","thai", "", "ไทย","Tai-Kadai","Thai", ""])</text:p>
          </table:table-cell>
          <table:table-cell table:formula="of:=IF(LEN([.D97])&gt;3;[.K97];&quot;'&quot;&amp;[.K97])" office:value-type="string" office:string-value="'stxLanguage.Add([&quot;th&quot;,&quot;tha&quot;,(&quot;Tailandés&quot;), &quot;&quot;,&quot;thai&quot;, &quot;&quot;, &quot;ไทย&quot;,&quot;Tai-Kadai&quot;,&quot;Thai&quot;, &quot;&quot;])" calcext:value-type="string">
            <text:p>'stxLanguage.Add(["th","tha",("Tailandés"), "","thai", "", "ไทย","Tai-Kadai","Thai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tl"</text:p>
          </table:table-cell>
          <table:table-cell office:value-type="string" calcext:value-type="string">
            <text:p>"tgl"</text:p>
          </table:table-cell>
          <table:table-cell office:value-type="string" calcext:value-type="string">
            <text:p>("Filipin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filipino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Tagalog"</text:p>
          </table:table-cell>
          <table:table-cell office:value-type="string" calcext:value-type="string">
            <text:p>"Austronesi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98]&amp;&quot;,&quot;&amp;[.B98]&amp;&quot;,&quot;&amp;[.C98]&amp;&quot;,&quot;&amp;[.D98]&amp;&quot;,&quot;&amp;[.E98]&amp;&quot;,&quot;&amp;[.F98]&amp;&quot;,&quot;&amp;[.G98]&amp;&quot;,&quot;&amp;[.H98]&amp;&quot;,&quot;&amp;[.I98]&amp;&quot;,&quot;&amp;[.J98]&amp;[.$Q$2]" office:value-type="string" office:string-value="stxLanguage.Add([&quot;tl&quot;,&quot;tgl&quot;,(&quot;Filipino&quot;), &quot;&quot;,&quot;filipino&quot;, &quot;&quot;, &quot;Tagalog&quot;,&quot;Austronesian&quot;,&quot;Latn&quot;, &quot;&quot;])" calcext:value-type="string">
            <text:p>stxLanguage.Add(["tl","tgl",("Filipino"), "","filipino", "", "Tagalog","Austronesian","Latn", ""])</text:p>
          </table:table-cell>
          <table:table-cell table:formula="of:=IF(LEN([.D98])&gt;3;[.K98];&quot;'&quot;&amp;[.K98])" office:value-type="string" office:string-value="'stxLanguage.Add([&quot;tl&quot;,&quot;tgl&quot;,(&quot;Filipino&quot;), &quot;&quot;,&quot;filipino&quot;, &quot;&quot;, &quot;Tagalog&quot;,&quot;Austronesian&quot;,&quot;Latn&quot;, &quot;&quot;])" calcext:value-type="string">
            <text:p>'stxLanguage.Add(["tl","tgl",("Filipino"), "","filipino", "", "Tagalog","Austronesian","Latn", ""])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"tlh"</text:p>
          </table:table-cell>
          <table:table-cell office:value-type="string" calcext:value-type="string">
            <text:p>("Klingon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klingo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tlhIngan Hol"</text:p>
          </table:table-cell>
          <table:table-cell office:value-type="string" calcext:value-type="string">
            <text:p>"Artificial Language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99]&amp;&quot;,&quot;&amp;[.B99]&amp;&quot;,&quot;&amp;[.C99]&amp;&quot;,&quot;&amp;[.D99]&amp;&quot;,&quot;&amp;[.E99]&amp;&quot;,&quot;&amp;[.F99]&amp;&quot;,&quot;&amp;[.G99]&amp;&quot;,&quot;&amp;[.H99]&amp;&quot;,&quot;&amp;[.I99]&amp;&quot;,&quot;&amp;[.J99]&amp;[.$Q$2]" office:value-type="string" office:string-value="stxLanguage.Add([&quot;tlh&quot;,&quot;tlh&quot;,(&quot;Klingon&quot;), &quot;&quot;,&quot;klingon&quot;, &quot;&quot;, &quot;tlhIngan Hol&quot;,&quot;Artificial Language&quot;,&quot;Latn&quot;, &quot;&quot;])" calcext:value-type="string">
            <text:p>stxLanguage.Add(["tlh","tlh",("Klingon"), "","klingon", "", "tlhIngan Hol","Artificial Language","Latn", ""])</text:p>
          </table:table-cell>
          <table:table-cell table:formula="of:=IF(LEN([.D99])&gt;3;[.K99];&quot;'&quot;&amp;[.K99])" office:value-type="string" office:string-value="'stxLanguage.Add([&quot;tlh&quot;,&quot;tlh&quot;,(&quot;Klingon&quot;), &quot;&quot;,&quot;klingon&quot;, &quot;&quot;, &quot;tlhIngan Hol&quot;,&quot;Artificial Language&quot;,&quot;Latn&quot;, &quot;&quot;])" calcext:value-type="string">
            <text:p>'stxLanguage.Add(["tlh","tlh",("Klingon"), "","klingon", "", "tlhIngan Hol","Artificial Language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tlh-Qaak"</text:p>
          </table:table-cell>
          <table:table-cell office:value-type="string" calcext:value-type="string">
            <text:p>"tlh"</text:p>
          </table:table-cell>
          <table:table-cell office:value-type="string" calcext:value-type="string">
            <text:p>("Klingon, pIqaD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klingon, piqad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 "</text:p>
          </table:table-cell>
          <table:table-cell office:value-type="string" calcext:value-type="string">
            <text:p>"Artificial Language"</text:p>
          </table:table-cell>
          <table:table-cell office:value-type="string" calcext:value-type="string">
            <text:p>"Piqd"</text:p>
          </table:table-cell>
          <table:table-cell office:value-type="string" calcext:value-type="string">
            <text:p><text:s/>""</text:p>
          </table:table-cell>
          <table:table-cell table:formula="of:=[.$L$2]&amp;[.A100]&amp;&quot;,&quot;&amp;[.B100]&amp;&quot;,&quot;&amp;[.C100]&amp;&quot;,&quot;&amp;[.D100]&amp;&quot;,&quot;&amp;[.E100]&amp;&quot;,&quot;&amp;[.F100]&amp;&quot;,&quot;&amp;[.G100]&amp;&quot;,&quot;&amp;[.H100]&amp;&quot;,&quot;&amp;[.I100]&amp;&quot;,&quot;&amp;[.J100]&amp;[.$Q$2]" office:value-type="string" office:string-value="stxLanguage.Add([&quot;tlh-Qaak&quot;,&quot;tlh&quot;,(&quot;Klingon, pIqaD&quot;), &quot;&quot;,&quot;klingon, piqad&quot;, &quot;&quot;, &quot; &quot;,&quot;Artificial Language&quot;,&quot;Piqd&quot;, &quot;&quot;])" calcext:value-type="string">
            <text:p>stxLanguage.Add(["tlh-Qaak","tlh",("Klingon, pIqaD"), "","klingon, piqad", "", " ","Artificial Language","Piqd", ""])</text:p>
          </table:table-cell>
          <table:table-cell table:formula="of:=IF(LEN([.D100])&gt;3;[.K100];&quot;'&quot;&amp;[.K100])" office:value-type="string" office:string-value="'stxLanguage.Add([&quot;tlh-Qaak&quot;,&quot;tlh&quot;,(&quot;Klingon, pIqaD&quot;), &quot;&quot;,&quot;klingon, piqad&quot;, &quot;&quot;, &quot; &quot;,&quot;Artificial Language&quot;,&quot;Piqd&quot;, &quot;&quot;])" calcext:value-type="string">
            <text:p>'stxLanguage.Add(["tlh-Qaak","tlh",("Klingon, pIqaD"), "","klingon, piqad", "", " ","Artificial Language","Piqd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tr"</text:p>
          </table:table-cell>
          <table:table-cell office:value-type="string" calcext:value-type="string">
            <text:p>"tur"</text:p>
          </table:table-cell>
          <table:table-cell office:value-type="string" calcext:value-type="string">
            <text:p>("Turc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turk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Türkçe"</text:p>
          </table:table-cell>
          <table:table-cell office:value-type="string" calcext:value-type="string">
            <text:p>"Turk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01]&amp;&quot;,&quot;&amp;[.B101]&amp;&quot;,&quot;&amp;[.C101]&amp;&quot;,&quot;&amp;[.D101]&amp;&quot;,&quot;&amp;[.E101]&amp;&quot;,&quot;&amp;[.F101]&amp;&quot;,&quot;&amp;[.G101]&amp;&quot;,&quot;&amp;[.H101]&amp;&quot;,&quot;&amp;[.I101]&amp;&quot;,&quot;&amp;[.J101]&amp;[.$Q$2]" office:value-type="string" office:string-value="stxLanguage.Add([&quot;tr&quot;,&quot;tur&quot;,(&quot;Turco&quot;), &quot;&quot;,&quot;turkish&quot;, &quot;&quot;, &quot;Türkçe&quot;,&quot;Turkic&quot;,&quot;Latn&quot;, &quot;&quot;])" calcext:value-type="string">
            <text:p>stxLanguage.Add(["tr","tur",("Turco"), "","turkish", "", "Türkçe","Turkic","Latn", ""])</text:p>
          </table:table-cell>
          <table:table-cell table:formula="of:=IF(LEN([.D101])&gt;3;[.K101];&quot;'&quot;&amp;[.K101])" office:value-type="string" office:string-value="'stxLanguage.Add([&quot;tr&quot;,&quot;tur&quot;,(&quot;Turco&quot;), &quot;&quot;,&quot;turkish&quot;, &quot;&quot;, &quot;Türkçe&quot;,&quot;Turkic&quot;,&quot;Latn&quot;, &quot;&quot;])" calcext:value-type="string">
            <text:p>'stxLanguage.Add(["tr","tur",("Turco"), "","turkish", "", "Türkçe","Turkic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tt"</text:p>
          </table:table-cell>
          <table:table-cell office:value-type="string" calcext:value-type="string">
            <text:p>"tat"</text:p>
          </table:table-cell>
          <table:table-cell office:value-type="string" calcext:value-type="string">
            <text:p>("Tártar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tatar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татарча"</text:p>
          </table:table-cell>
          <table:table-cell office:value-type="string" calcext:value-type="string">
            <text:p>"Turkic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102]&amp;&quot;,&quot;&amp;[.B102]&amp;&quot;,&quot;&amp;[.C102]&amp;&quot;,&quot;&amp;[.D102]&amp;&quot;,&quot;&amp;[.E102]&amp;&quot;,&quot;&amp;[.F102]&amp;&quot;,&quot;&amp;[.G102]&amp;&quot;,&quot;&amp;[.H102]&amp;&quot;,&quot;&amp;[.I102]&amp;&quot;,&quot;&amp;[.J102]&amp;[.$Q$2]" office:value-type="string" office:string-value="stxLanguage.Add([&quot;tt&quot;,&quot;tat&quot;,(&quot;Tártaro&quot;), &quot;&quot;,&quot;tatar&quot;, &quot;&quot;, &quot;татарча&quot;,&quot;Turkic&quot;,&quot;Cyrl&quot;, &quot;&quot;])" calcext:value-type="string">
            <text:p>stxLanguage.Add(["tt","tat",("Tártaro"), "","tatar", "", "татарча","Turkic","Cyrl", ""])</text:p>
          </table:table-cell>
          <table:table-cell table:formula="of:=IF(LEN([.D102])&gt;3;[.K102];&quot;'&quot;&amp;[.K102])" office:value-type="string" office:string-value="'stxLanguage.Add([&quot;tt&quot;,&quot;tat&quot;,(&quot;Tártaro&quot;), &quot;&quot;,&quot;tatar&quot;, &quot;&quot;, &quot;татарча&quot;,&quot;Turkic&quot;,&quot;Cyrl&quot;, &quot;&quot;])" calcext:value-type="string">
            <text:p>'stxLanguage.Add(["tt","tat",("Tártaro"), "","tatar", "", "татарча","Turkic","Cyrl", ""])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"udm"</text:p>
          </table:table-cell>
          <table:table-cell office:value-type="string" calcext:value-type="string">
            <text:p>("Udmurt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udmurt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удмурт"</text:p>
          </table:table-cell>
          <table:table-cell office:value-type="string" calcext:value-type="string">
            <text:p>"Uralic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103]&amp;&quot;,&quot;&amp;[.B103]&amp;&quot;,&quot;&amp;[.C103]&amp;&quot;,&quot;&amp;[.D103]&amp;&quot;,&quot;&amp;[.E103]&amp;&quot;,&quot;&amp;[.F103]&amp;&quot;,&quot;&amp;[.G103]&amp;&quot;,&quot;&amp;[.H103]&amp;&quot;,&quot;&amp;[.I103]&amp;&quot;,&quot;&amp;[.J103]&amp;[.$Q$2]" office:value-type="string" office:string-value="stxLanguage.Add([&quot;udm&quot;,&quot;udm&quot;,(&quot;Udmurt&quot;), &quot;&quot;,&quot;udmurt&quot;, &quot;&quot;, &quot;удмурт&quot;,&quot;Uralic&quot;,&quot;Cyrl&quot;, &quot;&quot;])" calcext:value-type="string">
            <text:p>stxLanguage.Add(["udm","udm",("Udmurt"), "","udmurt", "", "удмурт","Uralic","Cyrl", ""])</text:p>
          </table:table-cell>
          <table:table-cell table:formula="of:=IF(LEN([.D103])&gt;3;[.K103];&quot;'&quot;&amp;[.K103])" office:value-type="string" office:string-value="'stxLanguage.Add([&quot;udm&quot;,&quot;udm&quot;,(&quot;Udmurt&quot;), &quot;&quot;,&quot;udmurt&quot;, &quot;&quot;, &quot;удмурт&quot;,&quot;Uralic&quot;,&quot;Cyrl&quot;, &quot;&quot;])" calcext:value-type="string">
            <text:p>'stxLanguage.Add(["udm","udm",("Udmurt"), "","udmurt", "", "удмурт","Uralic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uk"</text:p>
          </table:table-cell>
          <table:table-cell office:value-type="string" calcext:value-type="string">
            <text:p>"ukr"</text:p>
          </table:table-cell>
          <table:table-cell office:value-type="string" calcext:value-type="string">
            <text:p>("Ucranio")</text:p>
          </table:table-cell>
          <table:table-cell office:value-type="string" calcext:value-type="string">
            <text:p><text:s/>"ukrainian"</text:p>
          </table:table-cell>
          <table:table-cell office:value-type="string" calcext:value-type="string">
            <text:p>"ukrainian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Українська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Cyrl"</text:p>
          </table:table-cell>
          <table:table-cell office:value-type="string" calcext:value-type="string">
            <text:p><text:s/>""</text:p>
          </table:table-cell>
          <table:table-cell table:formula="of:=[.$L$2]&amp;[.A104]&amp;&quot;,&quot;&amp;[.B104]&amp;&quot;,&quot;&amp;[.C104]&amp;&quot;,&quot;&amp;[.D104]&amp;&quot;,&quot;&amp;[.E104]&amp;&quot;,&quot;&amp;[.F104]&amp;&quot;,&quot;&amp;[.G104]&amp;&quot;,&quot;&amp;[.H104]&amp;&quot;,&quot;&amp;[.I104]&amp;&quot;,&quot;&amp;[.J104]&amp;[.$Q$2]" office:value-type="string" office:string-value="stxLanguage.Add([&quot;uk&quot;,&quot;ukr&quot;,(&quot;Ucranio&quot;), &quot;ukrainian&quot;,&quot;ukrainian&quot;, &quot;&quot;, &quot;Українська&quot;,&quot;Indo-European&quot;,&quot;Cyrl&quot;, &quot;&quot;])" calcext:value-type="string">
            <text:p>stxLanguage.Add(["uk","ukr",("Ucranio"), "ukrainian","ukrainian", "", "Українська","Indo-European","Cyrl", ""])</text:p>
          </table:table-cell>
          <table:table-cell table:formula="of:=IF(LEN([.D104])&gt;3;[.K104];&quot;'&quot;&amp;[.K104])" office:value-type="string" office:string-value="stxLanguage.Add([&quot;uk&quot;,&quot;ukr&quot;,(&quot;Ucranio&quot;), &quot;ukrainian&quot;,&quot;ukrainian&quot;, &quot;&quot;, &quot;Українська&quot;,&quot;Indo-European&quot;,&quot;Cyrl&quot;, &quot;&quot;])" calcext:value-type="string">
            <text:p>stxLanguage.Add(["uk","ukr",("Ucranio"), "ukrainian","ukrainian", "", "Українська","Indo-European","Cyrl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ur"</text:p>
          </table:table-cell>
          <table:table-cell office:value-type="string" calcext:value-type="string">
            <text:p>"urd"</text:p>
          </table:table-cell>
          <table:table-cell office:value-type="string" calcext:value-type="string">
            <text:p>("Urdu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urdu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اُردُو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Arab"</text:p>
          </table:table-cell>
          <table:table-cell office:value-type="string" calcext:value-type="string">
            <text:p><text:s/>""</text:p>
          </table:table-cell>
          <table:table-cell table:formula="of:=[.$L$2]&amp;[.A105]&amp;&quot;,&quot;&amp;[.B105]&amp;&quot;,&quot;&amp;[.C105]&amp;&quot;,&quot;&amp;[.D105]&amp;&quot;,&quot;&amp;[.E105]&amp;&quot;,&quot;&amp;[.F105]&amp;&quot;,&quot;&amp;[.G105]&amp;&quot;,&quot;&amp;[.H105]&amp;&quot;,&quot;&amp;[.I105]&amp;&quot;,&quot;&amp;[.J105]&amp;[.$Q$2]" office:value-type="string" office:string-value="stxLanguage.Add([&quot;ur&quot;,&quot;urd&quot;,(&quot;Urdu&quot;), &quot;&quot;,&quot;urdu&quot;, &quot;&quot;, &quot;اُردُو&quot;,&quot;Indo-European&quot;,&quot;Arab&quot;, &quot;&quot;])" calcext:value-type="string">
            <text:p>stxLanguage.Add(["ur","urd",("Urdu"), "","urdu", "", "اُردُو","Indo-European","Arab", ""])</text:p>
          </table:table-cell>
          <table:table-cell table:formula="of:=IF(LEN([.D105])&gt;3;[.K105];&quot;'&quot;&amp;[.K105])" office:value-type="string" office:string-value="'stxLanguage.Add([&quot;ur&quot;,&quot;urd&quot;,(&quot;Urdu&quot;), &quot;&quot;,&quot;urdu&quot;, &quot;&quot;, &quot;اُردُو&quot;,&quot;Indo-European&quot;,&quot;Arab&quot;, &quot;&quot;])" calcext:value-type="string">
            <text:p>'stxLanguage.Add(["ur","urd",("Urdu"), "","urdu", "", "اُردُو","Indo-European","Arab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uz"</text:p>
          </table:table-cell>
          <table:table-cell office:value-type="string" calcext:value-type="string">
            <text:p>"uzb"</text:p>
          </table:table-cell>
          <table:table-cell office:value-type="string" calcext:value-type="string">
            <text:p>("Uzbek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uzbek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Oʻzbek tili"</text:p>
          </table:table-cell>
          <table:table-cell office:value-type="string" calcext:value-type="string">
            <text:p>"Turk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06]&amp;&quot;,&quot;&amp;[.B106]&amp;&quot;,&quot;&amp;[.C106]&amp;&quot;,&quot;&amp;[.D106]&amp;&quot;,&quot;&amp;[.E106]&amp;&quot;,&quot;&amp;[.F106]&amp;&quot;,&quot;&amp;[.G106]&amp;&quot;,&quot;&amp;[.H106]&amp;&quot;,&quot;&amp;[.I106]&amp;&quot;,&quot;&amp;[.J106]&amp;[.$Q$2]" office:value-type="string" office:string-value="stxLanguage.Add([&quot;uz&quot;,&quot;uzb&quot;,(&quot;Uzbeko&quot;), &quot;&quot;,&quot;uzbek&quot;, &quot;&quot;, &quot;Oʻzbek tili&quot;,&quot;Turkic&quot;,&quot;Latn&quot;, &quot;&quot;])" calcext:value-type="string">
            <text:p>stxLanguage.Add(["uz","uzb",("Uzbeko"), "","uzbek", "", "Oʻzbek tili","Turkic","Latn", ""])</text:p>
          </table:table-cell>
          <table:table-cell table:formula="of:=IF(LEN([.D106])&gt;3;[.K106];&quot;'&quot;&amp;[.K106])" office:value-type="string" office:string-value="'stxLanguage.Add([&quot;uz&quot;,&quot;uzb&quot;,(&quot;Uzbeko&quot;), &quot;&quot;,&quot;uzbek&quot;, &quot;&quot;, &quot;Oʻzbek tili&quot;,&quot;Turkic&quot;,&quot;Latn&quot;, &quot;&quot;])" calcext:value-type="string">
            <text:p>'stxLanguage.Add(["uz","uzb",("Uzbeko"), "","uzbek", "", "Oʻzbek tili","Turkic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vi"</text:p>
          </table:table-cell>
          <table:table-cell office:value-type="string" calcext:value-type="string">
            <text:p>"vie"</text:p>
          </table:table-cell>
          <table:table-cell office:value-type="string" calcext:value-type="string">
            <text:p>("Vietnamit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vietnamese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Tiếng Việt"</text:p>
          </table:table-cell>
          <table:table-cell office:value-type="string" calcext:value-type="string">
            <text:p>"Austroasiatic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07]&amp;&quot;,&quot;&amp;[.B107]&amp;&quot;,&quot;&amp;[.C107]&amp;&quot;,&quot;&amp;[.D107]&amp;&quot;,&quot;&amp;[.E107]&amp;&quot;,&quot;&amp;[.F107]&amp;&quot;,&quot;&amp;[.G107]&amp;&quot;,&quot;&amp;[.H107]&amp;&quot;,&quot;&amp;[.I107]&amp;&quot;,&quot;&amp;[.J107]&amp;[.$Q$2]" office:value-type="string" office:string-value="stxLanguage.Add([&quot;vi&quot;,&quot;vie&quot;,(&quot;Vietnamita&quot;), &quot;&quot;,&quot;vietnamese&quot;, &quot;&quot;, &quot;Tiếng Việt&quot;,&quot;Austroasiatic&quot;,&quot;Latn&quot;, &quot;&quot;])" calcext:value-type="string">
            <text:p>stxLanguage.Add(["vi","vie",("Vietnamita"), "","vietnamese", "", "Tiếng Việt","Austroasiatic","Latn", ""])</text:p>
          </table:table-cell>
          <table:table-cell table:formula="of:=IF(LEN([.D107])&gt;3;[.K107];&quot;'&quot;&amp;[.K107])" office:value-type="string" office:string-value="'stxLanguage.Add([&quot;vi&quot;,&quot;vie&quot;,(&quot;Vietnamita&quot;), &quot;&quot;,&quot;vietnamese&quot;, &quot;&quot;, &quot;Tiếng Việt&quot;,&quot;Austroasiatic&quot;,&quot;Latn&quot;, &quot;&quot;])" calcext:value-type="string">
            <text:p>'stxLanguage.Add(["vi","vie",("Vietnamita"), "","vietnamese", "", "Tiếng Việt","Austroasiatic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xh"</text:p>
          </table:table-cell>
          <table:table-cell office:value-type="string" calcext:value-type="string">
            <text:p>"xho"</text:p>
          </table:table-cell>
          <table:table-cell office:value-type="string" calcext:value-type="string">
            <text:p>("Xhos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xhosa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isiXhosa"</text:p>
          </table:table-cell>
          <table:table-cell office:value-type="string" calcext:value-type="string">
            <text:p>"Atlantic-Congo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08]&amp;&quot;,&quot;&amp;[.B108]&amp;&quot;,&quot;&amp;[.C108]&amp;&quot;,&quot;&amp;[.D108]&amp;&quot;,&quot;&amp;[.E108]&amp;&quot;,&quot;&amp;[.F108]&amp;&quot;,&quot;&amp;[.G108]&amp;&quot;,&quot;&amp;[.H108]&amp;&quot;,&quot;&amp;[.I108]&amp;&quot;,&quot;&amp;[.J108]&amp;[.$Q$2]" office:value-type="string" office:string-value="stxLanguage.Add([&quot;xh&quot;,&quot;xho&quot;,(&quot;Xhosa&quot;), &quot;&quot;,&quot;xhosa&quot;, &quot;&quot;, &quot;isiXhosa&quot;,&quot;Atlantic-Congo&quot;,&quot;Latn&quot;, &quot;&quot;])" calcext:value-type="string">
            <text:p>stxLanguage.Add(["xh","xho",("Xhosa"), "","xhosa", "", "isiXhosa","Atlantic-Congo","Latn", ""])</text:p>
          </table:table-cell>
          <table:table-cell table:formula="of:=IF(LEN([.D108])&gt;3;[.K108];&quot;'&quot;&amp;[.K108])" office:value-type="string" office:string-value="'stxLanguage.Add([&quot;xh&quot;,&quot;xho&quot;,(&quot;Xhosa&quot;), &quot;&quot;,&quot;xhosa&quot;, &quot;&quot;, &quot;isiXhosa&quot;,&quot;Atlantic-Congo&quot;,&quot;Latn&quot;, &quot;&quot;])" calcext:value-type="string">
            <text:p>'stxLanguage.Add(["xh","xho",("Xhosa"), "","xhosa", "", "isiXhosa","Atlantic-Congo","Latn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yi"</text:p>
          </table:table-cell>
          <table:table-cell office:value-type="string" calcext:value-type="string">
            <text:p>"yid"</text:p>
          </table:table-cell>
          <table:table-cell office:value-type="string" calcext:value-type="string">
            <text:p>("Yídish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yiddish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ייִדיש"</text:p>
          </table:table-cell>
          <table:table-cell office:value-type="string" calcext:value-type="string">
            <text:p>"Indo-European"</text:p>
          </table:table-cell>
          <table:table-cell office:value-type="string" calcext:value-type="string">
            <text:p>"Hebr"</text:p>
          </table:table-cell>
          <table:table-cell office:value-type="string" calcext:value-type="string">
            <text:p><text:s/>""</text:p>
          </table:table-cell>
          <table:table-cell table:formula="of:=[.$L$2]&amp;[.A109]&amp;&quot;,&quot;&amp;[.B109]&amp;&quot;,&quot;&amp;[.C109]&amp;&quot;,&quot;&amp;[.D109]&amp;&quot;,&quot;&amp;[.E109]&amp;&quot;,&quot;&amp;[.F109]&amp;&quot;,&quot;&amp;[.G109]&amp;&quot;,&quot;&amp;[.H109]&amp;&quot;,&quot;&amp;[.I109]&amp;&quot;,&quot;&amp;[.J109]&amp;[.$Q$2]" office:value-type="string" office:string-value="stxLanguage.Add([&quot;yi&quot;,&quot;yid&quot;,(&quot;Yídish&quot;), &quot;&quot;,&quot;yiddish&quot;, &quot;&quot;, &quot;ייִדיש&quot;,&quot;Indo-European&quot;,&quot;Hebr&quot;, &quot;&quot;])" calcext:value-type="string">
            <text:p>stxLanguage.Add(["yi","yid",("Yídish"), "","yiddish", "", "ייִדיש","Indo-European","Hebr", ""])</text:p>
          </table:table-cell>
          <table:table-cell table:formula="of:=IF(LEN([.D109])&gt;3;[.K109];&quot;'&quot;&amp;[.K109])" office:value-type="string" office:string-value="'stxLanguage.Add([&quot;yi&quot;,&quot;yid&quot;,(&quot;Yídish&quot;), &quot;&quot;,&quot;yiddish&quot;, &quot;&quot;, &quot;ייִדיש&quot;,&quot;Indo-European&quot;,&quot;Hebr&quot;, &quot;&quot;])" calcext:value-type="string">
            <text:p>'stxLanguage.Add(["yi","yid",("Yídish"), "","yiddish", "", "ייִדיש","Indo-European","Hebr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yo"</text:p>
          </table:table-cell>
          <table:table-cell office:value-type="string" calcext:value-type="string">
            <text:p>"yor"</text:p>
          </table:table-cell>
          <table:table-cell office:value-type="string" calcext:value-type="string">
            <text:p>("Yoruba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yoruba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Yorùbá"</text:p>
          </table:table-cell>
          <table:table-cell office:value-type="string" calcext:value-type="string">
            <text:p>"Atlantic-Congo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10]&amp;&quot;,&quot;&amp;[.B110]&amp;&quot;,&quot;&amp;[.C110]&amp;&quot;,&quot;&amp;[.D110]&amp;&quot;,&quot;&amp;[.E110]&amp;&quot;,&quot;&amp;[.F110]&amp;&quot;,&quot;&amp;[.G110]&amp;&quot;,&quot;&amp;[.H110]&amp;&quot;,&quot;&amp;[.I110]&amp;&quot;,&quot;&amp;[.J110]&amp;[.$Q$2]" office:value-type="string" office:string-value="stxLanguage.Add([&quot;yo&quot;,&quot;yor&quot;,(&quot;Yoruba&quot;), &quot;&quot;,&quot;yoruba&quot;, &quot;&quot;, &quot;Yorùbá&quot;,&quot;Atlantic-Congo&quot;,&quot;Latn&quot;, &quot;&quot;])" calcext:value-type="string">
            <text:p>stxLanguage.Add(["yo","yor",("Yoruba"), "","yoruba", "", "Yorùbá","Atlantic-Congo","Latn", ""])</text:p>
          </table:table-cell>
          <table:table-cell table:formula="of:=IF(LEN([.D110])&gt;3;[.K110];&quot;'&quot;&amp;[.K110])" office:value-type="string" office:string-value="'stxLanguage.Add([&quot;yo&quot;,&quot;yor&quot;,(&quot;Yoruba&quot;), &quot;&quot;,&quot;yoruba&quot;, &quot;&quot;, &quot;Yorùbá&quot;,&quot;Atlantic-Congo&quot;,&quot;Latn&quot;, &quot;&quot;])" calcext:value-type="string">
            <text:p>'stxLanguage.Add(["yo","yor",("Yoruba"), "","yoruba", "", "Yorùbá","Atlantic-Congo","Latn", ""])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"yua"</text:p>
          </table:table-cell>
          <table:table-cell office:value-type="string" calcext:value-type="string">
            <text:p>("Maya yucatec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yucatec maya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Màaya T'àan"</text:p>
          </table:table-cell>
          <table:table-cell office:value-type="string" calcext:value-type="string">
            <text:p>"Mayan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11]&amp;&quot;,&quot;&amp;[.B111]&amp;&quot;,&quot;&amp;[.C111]&amp;&quot;,&quot;&amp;[.D111]&amp;&quot;,&quot;&amp;[.E111]&amp;&quot;,&quot;&amp;[.F111]&amp;&quot;,&quot;&amp;[.G111]&amp;&quot;,&quot;&amp;[.H111]&amp;&quot;,&quot;&amp;[.I111]&amp;&quot;,&quot;&amp;[.J111]&amp;[.$Q$2]" office:value-type="string" office:string-value="stxLanguage.Add([&quot;yua&quot;,&quot;yua&quot;,(&quot;Maya yucateco&quot;), &quot;&quot;,&quot;yucatec maya&quot;, &quot;&quot;, &quot;Màaya T'àan&quot;,&quot;Mayan&quot;,&quot;Latn&quot;, &quot;&quot;])" calcext:value-type="string">
            <text:p>stxLanguage.Add(["yua","yua",("Maya yucateco"), "","yucatec maya", "", "Màaya T'àan","Mayan","Latn", ""])</text:p>
          </table:table-cell>
          <table:table-cell table:formula="of:=IF(LEN([.D111])&gt;3;[.K111];&quot;'&quot;&amp;[.K111])" office:value-type="string" office:string-value="'stxLanguage.Add([&quot;yua&quot;,&quot;yua&quot;,(&quot;Maya yucateco&quot;), &quot;&quot;,&quot;yucatec maya&quot;, &quot;&quot;, &quot;Màaya T'àan&quot;,&quot;Mayan&quot;,&quot;Latn&quot;, &quot;&quot;])" calcext:value-type="string">
            <text:p>'stxLanguage.Add(["yua","yua",("Maya yucateco"), "","yucatec maya", "", "Màaya T'àan","Mayan","Latn", ""]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"zh-CN"</text:p>
          </table:table-cell>
          <table:table-cell office:value-type="string" calcext:value-type="string">
            <text:p>"zho"</text:p>
          </table:table-cell>
          <table:table-cell office:value-type="string" calcext:value-type="string">
            <text:p>("Chino simplificado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chinese simplified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简体中文"</text:p>
          </table:table-cell>
          <table:table-cell office:value-type="string" calcext:value-type="string">
            <text:p>"Sino-Tibetan"</text:p>
          </table:table-cell>
          <table:table-cell office:value-type="string" calcext:value-type="string">
            <text:p>"Hans"</text:p>
          </table:table-cell>
          <table:table-cell office:value-type="string" calcext:value-type="string">
            <text:p><text:s/>""</text:p>
          </table:table-cell>
          <table:table-cell table:formula="of:=[.$L$2]&amp;[.A112]&amp;&quot;,&quot;&amp;[.B112]&amp;&quot;,&quot;&amp;[.C112]&amp;&quot;,&quot;&amp;[.D112]&amp;&quot;,&quot;&amp;[.E112]&amp;&quot;,&quot;&amp;[.F112]&amp;&quot;,&quot;&amp;[.G112]&amp;&quot;,&quot;&amp;[.H112]&amp;&quot;,&quot;&amp;[.I112]&amp;&quot;,&quot;&amp;[.J112]&amp;[.$Q$2]" office:value-type="string" office:string-value="stxLanguage.Add([&quot;zh-CN&quot;,&quot;zho&quot;,(&quot;Chino simplificado&quot;), &quot;&quot;,&quot;chinese simplified&quot;, &quot;&quot;, &quot;简体中文&quot;,&quot;Sino-Tibetan&quot;,&quot;Hans&quot;, &quot;&quot;])" calcext:value-type="string">
            <text:p>stxLanguage.Add(["zh-CN","zho",("Chino simplificado"), "","chinese simplified", "", "简体中文","Sino-Tibetan","Hans", ""])</text:p>
          </table:table-cell>
          <table:table-cell table:formula="of:=IF(LEN([.D112])&gt;3;[.K112];&quot;'&quot;&amp;[.K112])" office:value-type="string" office:string-value="'stxLanguage.Add([&quot;zh-CN&quot;,&quot;zho&quot;,(&quot;Chino simplificado&quot;), &quot;&quot;,&quot;chinese simplified&quot;, &quot;&quot;, &quot;简体中文&quot;,&quot;Sino-Tibetan&quot;,&quot;Hans&quot;, &quot;&quot;])" calcext:value-type="string">
            <text:p>'stxLanguage.Add(["zh-CN","zho",("Chino simplificado"), "","chinese simplified", "", "简体中文","Sino-Tibetan","Hans", ""]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"zh-TW"</text:p>
          </table:table-cell>
          <table:table-cell office:value-type="string" calcext:value-type="string">
            <text:p>"zho"</text:p>
          </table:table-cell>
          <table:table-cell office:value-type="string" calcext:value-type="string">
            <text:p>("Chino tradicional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chinese traditional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正體中文"</text:p>
          </table:table-cell>
          <table:table-cell office:value-type="string" calcext:value-type="string">
            <text:p>"Sino-Tibetan"</text:p>
          </table:table-cell>
          <table:table-cell office:value-type="string" calcext:value-type="string">
            <text:p>"Hant"</text:p>
          </table:table-cell>
          <table:table-cell office:value-type="string" calcext:value-type="string">
            <text:p><text:s/>""</text:p>
          </table:table-cell>
          <table:table-cell table:formula="of:=[.$L$2]&amp;[.A113]&amp;&quot;,&quot;&amp;[.B113]&amp;&quot;,&quot;&amp;[.C113]&amp;&quot;,&quot;&amp;[.D113]&amp;&quot;,&quot;&amp;[.E113]&amp;&quot;,&quot;&amp;[.F113]&amp;&quot;,&quot;&amp;[.G113]&amp;&quot;,&quot;&amp;[.H113]&amp;&quot;,&quot;&amp;[.I113]&amp;&quot;,&quot;&amp;[.J113]&amp;[.$Q$2]" office:value-type="string" office:string-value="stxLanguage.Add([&quot;zh-TW&quot;,&quot;zho&quot;,(&quot;Chino tradicional&quot;), &quot;&quot;,&quot;chinese traditional&quot;, &quot;&quot;, &quot;正體中文&quot;,&quot;Sino-Tibetan&quot;,&quot;Hant&quot;, &quot;&quot;])" calcext:value-type="string">
            <text:p>stxLanguage.Add(["zh-TW","zho",("Chino tradicional"), "","chinese traditional", "", "正體中文","Sino-Tibetan","Hant", ""])</text:p>
          </table:table-cell>
          <table:table-cell table:formula="of:=IF(LEN([.D113])&gt;3;[.K113];&quot;'&quot;&amp;[.K113])" office:value-type="string" office:string-value="'stxLanguage.Add([&quot;zh-TW&quot;,&quot;zho&quot;,(&quot;Chino tradicional&quot;), &quot;&quot;,&quot;chinese traditional&quot;, &quot;&quot;, &quot;正體中文&quot;,&quot;Sino-Tibetan&quot;,&quot;Hant&quot;, &quot;&quot;])" calcext:value-type="string">
            <text:p>'stxLanguage.Add(["zh-TW","zho",("Chino tradicional"), "","chinese traditional", "", "正體中文","Sino-Tibetan","Hant", ""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zu"</text:p>
          </table:table-cell>
          <table:table-cell office:value-type="string" calcext:value-type="string">
            <text:p>"zul"</text:p>
          </table:table-cell>
          <table:table-cell office:value-type="string" calcext:value-type="string">
            <text:p>("Zulú")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"zulu"</text:p>
          </table:table-cell>
          <table:table-cell office:value-type="string" calcext:value-type="string">
            <text:p><text:s/>""</text:p>
          </table:table-cell>
          <table:table-cell office:value-type="string" calcext:value-type="string">
            <text:p><text:s/>"isiZulu"</text:p>
          </table:table-cell>
          <table:table-cell office:value-type="string" calcext:value-type="string">
            <text:p>"Atlantic-Congo"</text:p>
          </table:table-cell>
          <table:table-cell office:value-type="string" calcext:value-type="string">
            <text:p>"Latn"</text:p>
          </table:table-cell>
          <table:table-cell office:value-type="string" calcext:value-type="string">
            <text:p><text:s/>""</text:p>
          </table:table-cell>
          <table:table-cell table:formula="of:=[.$L$2]&amp;[.A114]&amp;&quot;,&quot;&amp;[.B114]&amp;&quot;,&quot;&amp;[.C114]&amp;&quot;,&quot;&amp;[.D114]&amp;&quot;,&quot;&amp;[.E114]&amp;&quot;,&quot;&amp;[.F114]&amp;&quot;,&quot;&amp;[.G114]&amp;&quot;,&quot;&amp;[.H114]&amp;&quot;,&quot;&amp;[.I114]&amp;&quot;,&quot;&amp;[.J114]&amp;[.$Q$2]" office:value-type="string" office:string-value="stxLanguage.Add([&quot;zu&quot;,&quot;zul&quot;,(&quot;Zulú&quot;), &quot;&quot;,&quot;zulu&quot;, &quot;&quot;, &quot;isiZulu&quot;,&quot;Atlantic-Congo&quot;,&quot;Latn&quot;, &quot;&quot;])" calcext:value-type="string">
            <text:p>stxLanguage.Add(["zu","zul",("Zulú"), "","zulu", "", "isiZulu","Atlantic-Congo","Latn", ""])</text:p>
          </table:table-cell>
          <table:table-cell table:formula="of:=IF(LEN([.D114])&gt;3;[.K114];&quot;'&quot;&amp;[.K114])" office:value-type="string" office:string-value="'stxLanguage.Add([&quot;zu&quot;,&quot;zul&quot;,(&quot;Zulú&quot;), &quot;&quot;,&quot;zulu&quot;, &quot;&quot;, &quot;isiZulu&quot;,&quot;Atlantic-Congo&quot;,&quot;Latn&quot;, &quot;&quot;])" calcext:value-type="string">
            <text:p>'stxLanguage.Add(["zu","zul",("Zulú"), "","zulu", "", "isiZulu","Atlantic-Congo","Latn", ""])</text:p>
          </table:table-cell>
          <table:table-cell table:number-columns-repeated="5"/>
        </table:table-row>
      </table:table>
      <table:table table:name="Sheet3" table:style-name="ta1">
        <table:table-column table:style-name="co13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Afrikaans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n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rus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gar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hewa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at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s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dictionaries,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fields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n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(Minimos)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k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w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lingua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yarwanda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dis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os</text:p>
          </table:table-cell>
          <table:table-cell office:value-type="string" calcext:value-type="string">
            <text:p>(Galician)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office:value-type="string" calcext:value-type="string">
            <text:p>Maltese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x</text:p>
          </table:table-cell>
          <table:table-cell office:value-type="string" calcext:value-type="string">
            <text:p>Gaelic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chua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din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ish</text:p>
          </table:table-cell>
          <table:table-cell office:value-type="string" calcext:value-type="string">
            <text:p>Gaelic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office:value-type="string" calcext:value-type="string">
            <text:p>Setswana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en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bian</text:p>
          </table:table-cell>
          <table:table-cell office:value-type="string" calcext:value-type="string">
            <text:p>(Wendish)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alog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tar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um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ia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ese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oon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ffix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</table:table>
      <table:table table:name="Sheet4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stxLanguage.Add(["af"</text:p>
          </table:table-cell>
          <table:table-cell office:value-type="string" calcext:value-type="string">
            <text:p><text:s/>"afr"</text:p>
          </table:table-cell>
          <table:table-cell office:value-type="string" calcext:value-type="string">
            <text:p><text:s/>("Afric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Afrikaans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am"</text:p>
          </table:table-cell>
          <table:table-cell office:value-type="string" calcext:value-type="string">
            <text:p><text:s/>"amh"</text:p>
          </table:table-cell>
          <table:table-cell office:value-type="string" calcext:value-type="string">
            <text:p><text:s/>("Amáric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አማርኛ"</text:p>
          </table:table-cell>
          <table:table-cell office:value-type="string" calcext:value-type="string">
            <text:p><text:s/>"Afro-Asiatic"</text:p>
          </table:table-cell>
          <table:table-cell office:value-type="string" calcext:value-type="string">
            <text:p><text:s/>"Ethi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ar"</text:p>
          </table:table-cell>
          <table:table-cell office:value-type="string" calcext:value-type="string">
            <text:p><text:s/>"ara"</text:p>
          </table:table-cell>
          <table:table-cell office:value-type="string" calcext:value-type="string">
            <text:p><text:s/>("Árabe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العربية"</text:p>
          </table:table-cell>
          <table:table-cell office:value-type="string" calcext:value-type="string">
            <text:p><text:s/>"Afro-Asiatic"</text:p>
          </table:table-cell>
          <table:table-cell office:value-type="string" calcext:value-type="string">
            <text:p><text:s/>"Arab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az"</text:p>
          </table:table-cell>
          <table:table-cell office:value-type="string" calcext:value-type="string">
            <text:p><text:s/>"aze"</text:p>
          </table:table-cell>
          <table:table-cell office:value-type="string" calcext:value-type="string">
            <text:p><text:s/>("Azerbaiy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Azərbaycanca"</text:p>
          </table:table-cell>
          <table:table-cell office:value-type="string" calcext:value-type="string">
            <text:p><text:s/>"Turk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be"</text:p>
          </table:table-cell>
          <table:table-cell office:value-type="string" calcext:value-type="string">
            <text:p><text:s/>"bel"</text:p>
          </table:table-cell>
          <table:table-cell office:value-type="string" calcext:value-type="string">
            <text:p><text:s/>("Bielorrus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беларуская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bg"</text:p>
          </table:table-cell>
          <table:table-cell office:value-type="string" calcext:value-type="string">
            <text:p><text:s/>"bul"</text:p>
          </table:table-cell>
          <table:table-cell office:value-type="string" calcext:value-type="string">
            <text:p><text:s/>("Búlgaro")</text:p>
          </table:table-cell>
          <table:table-cell office:value-type="string" calcext:value-type="string">
            <text:p><text:s/>"ibulgarian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български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bn"</text:p>
          </table:table-cell>
          <table:table-cell office:value-type="string" calcext:value-type="string">
            <text:p><text:s/>"ben"</text:p>
          </table:table-cell>
          <table:table-cell office:value-type="string" calcext:value-type="string">
            <text:p><text:s/>("Bengalí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বাংলা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Beng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bs"</text:p>
          </table:table-cell>
          <table:table-cell office:value-type="string" calcext:value-type="string">
            <text:p><text:s/>"bos"</text:p>
          </table:table-cell>
          <table:table-cell office:value-type="string" calcext:value-type="string">
            <text:p><text:s/>("Bosni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Bosanski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ca"</text:p>
          </table:table-cell>
          <table:table-cell office:value-type="string" calcext:value-type="string">
            <text:p><text:s/>"cat"</text:p>
          </table:table-cell>
          <table:table-cell office:value-type="string" calcext:value-type="string">
            <text:p><text:s/>("Catalán")</text:p>
          </table:table-cell>
          <table:table-cell office:value-type="string" calcext:value-type="string">
            <text:p><text:s/>"icatalan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Català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ceb"</text:p>
          </table:table-cell>
          <table:table-cell office:value-type="string" calcext:value-type="string">
            <text:p><text:s/>"ceb"</text:p>
          </table:table-cell>
          <table:table-cell office:value-type="string" calcext:value-type="string">
            <text:p><text:s/>("Cebu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Cebuano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co"</text:p>
          </table:table-cell>
          <table:table-cell office:value-type="string" calcext:value-type="string">
            <text:p><text:s/>"cos"</text:p>
          </table:table-cell>
          <table:table-cell office:value-type="string" calcext:value-type="string">
            <text:p><text:s/>("Cors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Corsu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cs"</text:p>
          </table:table-cell>
          <table:table-cell office:value-type="string" calcext:value-type="string">
            <text:p><text:s/>"ces"</text:p>
          </table:table-cell>
          <table:table-cell office:value-type="string" calcext:value-type="string">
            <text:p><text:s/>("Checo")</text:p>
          </table:table-cell>
          <table:table-cell office:value-type="string" calcext:value-type="string">
            <text:p><text:s/>"iczech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Čeština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cy"</text:p>
          </table:table-cell>
          <table:table-cell office:value-type="string" calcext:value-type="string">
            <text:p><text:s/>"cym"</text:p>
          </table:table-cell>
          <table:table-cell office:value-type="string" calcext:value-type="string">
            <text:p><text:s/>("Gal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Cymraeg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da"</text:p>
          </table:table-cell>
          <table:table-cell office:value-type="string" calcext:value-type="string">
            <text:p><text:s/>"dan"</text:p>
          </table:table-cell>
          <table:table-cell office:value-type="string" calcext:value-type="string">
            <text:p><text:s/>("Dan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Dansk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de"</text:p>
          </table:table-cell>
          <table:table-cell office:value-type="string" calcext:value-type="string">
            <text:p><text:s/>"deu"</text:p>
          </table:table-cell>
          <table:table-cell office:value-type="string" calcext:value-type="string">
            <text:p><text:s/>("Alemán")</text:p>
          </table:table-cell>
          <table:table-cell office:value-type="string" calcext:value-type="string">
            <text:p><text:s/>"ingerman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Deutsch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el"</text:p>
          </table:table-cell>
          <table:table-cell office:value-type="string" calcext:value-type="string">
            <text:p><text:s/>"ell"</text:p>
          </table:table-cell>
          <table:table-cell office:value-type="string" calcext:value-type="string">
            <text:p><text:s/>("Grieg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Ελληνικά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Grek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en"</text:p>
          </table:table-cell>
          <table:table-cell office:value-type="string" calcext:value-type="string">
            <text:p><text:s/>"eng"</text:p>
          </table:table-cell>
          <table:table-cell office:value-type="string" calcext:value-type="string">
            <text:p><text:s/>("Inglés")</text:p>
          </table:table-cell>
          <table:table-cell office:value-type="string" calcext:value-type="string">
            <text:p><text:s/>"ibritish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English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eo"</text:p>
          </table:table-cell>
          <table:table-cell office:value-type="string" calcext:value-type="string">
            <text:p><text:s/>"epo"</text:p>
          </table:table-cell>
          <table:table-cell office:value-type="string" calcext:value-type="string">
            <text:p><text:s/>("Esperanto")</text:p>
          </table:table-cell>
          <table:table-cell office:value-type="string" calcext:value-type="string">
            <text:p><text:s/>"iesperanto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Esperanto"</text:p>
          </table:table-cell>
          <table:table-cell office:value-type="string" calcext:value-type="string">
            <text:p><text:s/>"Artificial Language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es"</text:p>
          </table:table-cell>
          <table:table-cell office:value-type="string" calcext:value-type="string">
            <text:p><text:s/>"spa"</text:p>
          </table:table-cell>
          <table:table-cell office:value-type="string" calcext:value-type="string">
            <text:p><text:s/>("Castellano")</text:p>
          </table:table-cell>
          <table:table-cell office:value-type="string" calcext:value-type="string">
            <text:p><text:s/>"ispanish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Castellano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et"</text:p>
          </table:table-cell>
          <table:table-cell office:value-type="string" calcext:value-type="string">
            <text:p><text:s/>"est"</text:p>
          </table:table-cell>
          <table:table-cell office:value-type="string" calcext:value-type="string">
            <text:p><text:s/>("Estoni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Eesti"</text:p>
          </table:table-cell>
          <table:table-cell office:value-type="string" calcext:value-type="string">
            <text:p><text:s/>"Ural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eu"</text:p>
          </table:table-cell>
          <table:table-cell office:value-type="string" calcext:value-type="string">
            <text:p><text:s/>"eus"</text:p>
          </table:table-cell>
          <table:table-cell office:value-type="string" calcext:value-type="string">
            <text:p><text:s/>("Vasc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Euskara"</text:p>
          </table:table-cell>
          <table:table-cell office:value-type="string" calcext:value-type="string">
            <text:p><text:s/>"Language Isolate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fa"</text:p>
          </table:table-cell>
          <table:table-cell office:value-type="string" calcext:value-type="string">
            <text:p><text:s/>"fas"</text:p>
          </table:table-cell>
          <table:table-cell office:value-type="string" calcext:value-type="string">
            <text:p><text:s/>("Pers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فارسی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Arab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fi"</text:p>
          </table:table-cell>
          <table:table-cell office:value-type="string" calcext:value-type="string">
            <text:p><text:s/>"fin"</text:p>
          </table:table-cell>
          <table:table-cell office:value-type="string" calcext:value-type="string">
            <text:p><text:s/>("Finland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Suomi"</text:p>
          </table:table-cell>
          <table:table-cell office:value-type="string" calcext:value-type="string">
            <text:p><text:s/>"Ural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fr"</text:p>
          </table:table-cell>
          <table:table-cell office:value-type="string" calcext:value-type="string">
            <text:p><text:s/>"fra"</text:p>
          </table:table-cell>
          <table:table-cell office:value-type="string" calcext:value-type="string">
            <text:p><text:s/>("Francés")</text:p>
          </table:table-cell>
          <table:table-cell office:value-type="string" calcext:value-type="string">
            <text:p><text:s/>"ifrench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Français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fy"</text:p>
          </table:table-cell>
          <table:table-cell office:value-type="string" calcext:value-type="string">
            <text:p><text:s/>"fry"</text:p>
          </table:table-cell>
          <table:table-cell office:value-type="string" calcext:value-type="string">
            <text:p><text:s/>("Frisi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Frysk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ga"</text:p>
          </table:table-cell>
          <table:table-cell office:value-type="string" calcext:value-type="string">
            <text:p><text:s/>"gle"</text:p>
          </table:table-cell>
          <table:table-cell office:value-type="string" calcext:value-type="string">
            <text:p><text:s/>("Irlandés")</text:p>
          </table:table-cell>
          <table:table-cell office:value-type="string" calcext:value-type="string">
            <text:p><text:s/>"iirish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Gaeilge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gd"</text:p>
          </table:table-cell>
          <table:table-cell office:value-type="string" calcext:value-type="string">
            <text:p><text:s/>"gla"</text:p>
          </table:table-cell>
          <table:table-cell office:value-type="string" calcext:value-type="string">
            <text:p><text:s/>("Gaélico escocés")</text:p>
          </table:table-cell>
          <table:table-cell office:value-type="string" calcext:value-type="string">
            <text:p><text:s/>"igaelic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Gàidhlig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gl"</text:p>
          </table:table-cell>
          <table:table-cell office:value-type="string" calcext:value-type="string">
            <text:p><text:s/>"glg"</text:p>
          </table:table-cell>
          <table:table-cell office:value-type="string" calcext:value-type="string">
            <text:p><text:s/>("Galleg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Galego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gu"</text:p>
          </table:table-cell>
          <table:table-cell office:value-type="string" calcext:value-type="string">
            <text:p><text:s/>"guj"</text:p>
          </table:table-cell>
          <table:table-cell office:value-type="string" calcext:value-type="string">
            <text:p><text:s/>("Gujarati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ગુજરાતી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Gujr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a"</text:p>
          </table:table-cell>
          <table:table-cell office:value-type="string" calcext:value-type="string">
            <text:p><text:s/>"hau"</text:p>
          </table:table-cell>
          <table:table-cell office:value-type="string" calcext:value-type="string">
            <text:p><text:s/>("Haus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Hausa"</text:p>
          </table:table-cell>
          <table:table-cell office:value-type="string" calcext:value-type="string">
            <text:p><text:s/>"Afro-Asiat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aw"</text:p>
          </table:table-cell>
          <table:table-cell office:value-type="string" calcext:value-type="string">
            <text:p><text:s/>"haw"</text:p>
          </table:table-cell>
          <table:table-cell office:value-type="string" calcext:value-type="string">
            <text:p><text:s/>("Hawai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ʻŌlelo Hawaiʻi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e"</text:p>
          </table:table-cell>
          <table:table-cell office:value-type="string" calcext:value-type="string">
            <text:p><text:s/>"heb"</text:p>
          </table:table-cell>
          <table:table-cell office:value-type="string" calcext:value-type="string">
            <text:p><text:s/>("Hebre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עִבְרִית"</text:p>
          </table:table-cell>
          <table:table-cell office:value-type="string" calcext:value-type="string">
            <text:p><text:s/>"Afro-Asiatic"</text:p>
          </table:table-cell>
          <table:table-cell office:value-type="string" calcext:value-type="string">
            <text:p><text:s/>"Hebr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i"</text:p>
          </table:table-cell>
          <table:table-cell office:value-type="string" calcext:value-type="string">
            <text:p><text:s/>"hin"</text:p>
          </table:table-cell>
          <table:table-cell office:value-type="string" calcext:value-type="string">
            <text:p><text:s/>("Hindi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हिन्दी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Deva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mn"</text:p>
          </table:table-cell>
          <table:table-cell office:value-type="string" calcext:value-type="string">
            <text:p><text:s/>"hmn"</text:p>
          </table:table-cell>
          <table:table-cell office:value-type="string" calcext:value-type="string">
            <text:p><text:s/>("Hmong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Hmoob"</text:p>
          </table:table-cell>
          <table:table-cell office:value-type="string" calcext:value-type="string">
            <text:p><text:s/>"Hmong-Mie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r"</text:p>
          </table:table-cell>
          <table:table-cell office:value-type="string" calcext:value-type="string">
            <text:p><text:s/>"hrv"</text:p>
          </table:table-cell>
          <table:table-cell office:value-type="string" calcext:value-type="string">
            <text:p><text:s/>("Croat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Hrvatski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t"</text:p>
          </table:table-cell>
          <table:table-cell office:value-type="string" calcext:value-type="string">
            <text:p><text:s/>"hat"</text:p>
          </table:table-cell>
          <table:table-cell office:value-type="string" calcext:value-type="string">
            <text:p><text:s/>("Creole haiti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Kreyòl Ayisyen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u"</text:p>
          </table:table-cell>
          <table:table-cell office:value-type="string" calcext:value-type="string">
            <text:p><text:s/>"hun"</text:p>
          </table:table-cell>
          <table:table-cell office:value-type="string" calcext:value-type="string">
            <text:p><text:s/>("Húngaro")</text:p>
          </table:table-cell>
          <table:table-cell office:value-type="string" calcext:value-type="string">
            <text:p><text:s/>"ihungarian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Magyar"</text:p>
          </table:table-cell>
          <table:table-cell office:value-type="string" calcext:value-type="string">
            <text:p><text:s/>"Ural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hy"</text:p>
          </table:table-cell>
          <table:table-cell office:value-type="string" calcext:value-type="string">
            <text:p><text:s/>"hye"</text:p>
          </table:table-cell>
          <table:table-cell office:value-type="string" calcext:value-type="string">
            <text:p><text:s/>("Armeni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Հայերեն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Arm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id"</text:p>
          </table:table-cell>
          <table:table-cell office:value-type="string" calcext:value-type="string">
            <text:p><text:s/>"ind"</text:p>
          </table:table-cell>
          <table:table-cell office:value-type="string" calcext:value-type="string">
            <text:p><text:s/>("Indonesi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Bahasa Indonesia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ig"</text:p>
          </table:table-cell>
          <table:table-cell office:value-type="string" calcext:value-type="string">
            <text:p><text:s/>"ibo"</text:p>
          </table:table-cell>
          <table:table-cell office:value-type="string" calcext:value-type="string">
            <text:p><text:s/>("Igb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Igbo"</text:p>
          </table:table-cell>
          <table:table-cell office:value-type="string" calcext:value-type="string">
            <text:p><text:s/>"Atlantic-Congo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is"</text:p>
          </table:table-cell>
          <table:table-cell office:value-type="string" calcext:value-type="string">
            <text:p><text:s/>"isl"</text:p>
          </table:table-cell>
          <table:table-cell office:value-type="string" calcext:value-type="string">
            <text:p><text:s/>("Island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Íslenska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it"</text:p>
          </table:table-cell>
          <table:table-cell office:value-type="string" calcext:value-type="string">
            <text:p><text:s/>"ita"</text:p>
          </table:table-cell>
          <table:table-cell office:value-type="string" calcext:value-type="string">
            <text:p><text:s/>("Italiano")</text:p>
          </table:table-cell>
          <table:table-cell office:value-type="string" calcext:value-type="string">
            <text:p><text:s/>"iitalian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Italiano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ja"</text:p>
          </table:table-cell>
          <table:table-cell office:value-type="string" calcext:value-type="string">
            <text:p><text:s/>"jpn"</text:p>
          </table:table-cell>
          <table:table-cell office:value-type="string" calcext:value-type="string">
            <text:p><text:s/>("Japon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日本語"</text:p>
          </table:table-cell>
          <table:table-cell office:value-type="string" calcext:value-type="string">
            <text:p><text:s/>"Japonic"</text:p>
          </table:table-cell>
          <table:table-cell office:value-type="string" calcext:value-type="string">
            <text:p><text:s/>"Jpa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jv"</text:p>
          </table:table-cell>
          <table:table-cell office:value-type="string" calcext:value-type="string">
            <text:p><text:s/>"jav"</text:p>
          </table:table-cell>
          <table:table-cell office:value-type="string" calcext:value-type="string">
            <text:p><text:s/>("Javan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Basa Jawa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ka"</text:p>
          </table:table-cell>
          <table:table-cell office:value-type="string" calcext:value-type="string">
            <text:p><text:s/>"kat"</text:p>
          </table:table-cell>
          <table:table-cell office:value-type="string" calcext:value-type="string">
            <text:p><text:s/>("Georgi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ქართული"</text:p>
          </table:table-cell>
          <table:table-cell office:value-type="string" calcext:value-type="string">
            <text:p><text:s/>"Kartvelian"</text:p>
          </table:table-cell>
          <table:table-cell office:value-type="string" calcext:value-type="string">
            <text:p><text:s/>"Geor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kk"</text:p>
          </table:table-cell>
          <table:table-cell office:value-type="string" calcext:value-type="string">
            <text:p><text:s/>"kaz"</text:p>
          </table:table-cell>
          <table:table-cell office:value-type="string" calcext:value-type="string">
            <text:p><text:s/>("Kazakh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Қазақ тілі"</text:p>
          </table:table-cell>
          <table:table-cell office:value-type="string" calcext:value-type="string">
            <text:p><text:s/>"Turkic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km"</text:p>
          </table:table-cell>
          <table:table-cell office:value-type="string" calcext:value-type="string">
            <text:p><text:s/>"khm"</text:p>
          </table:table-cell>
          <table:table-cell office:value-type="string" calcext:value-type="string">
            <text:p><text:s/>("Jemer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ភាសាខ្មែរ"</text:p>
          </table:table-cell>
          <table:table-cell office:value-type="string" calcext:value-type="string">
            <text:p><text:s/>"Austroasiatic"</text:p>
          </table:table-cell>
          <table:table-cell office:value-type="string" calcext:value-type="string">
            <text:p><text:s/>"Khmr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kn"</text:p>
          </table:table-cell>
          <table:table-cell office:value-type="string" calcext:value-type="string">
            <text:p><text:s/>"kan"</text:p>
          </table:table-cell>
          <table:table-cell office:value-type="string" calcext:value-type="string">
            <text:p><text:s/>("Kannad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ಕನ್ನಡ"</text:p>
          </table:table-cell>
          <table:table-cell office:value-type="string" calcext:value-type="string">
            <text:p><text:s/>"Dravidian"</text:p>
          </table:table-cell>
          <table:table-cell office:value-type="string" calcext:value-type="string">
            <text:p><text:s/>"Knda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ko"</text:p>
          </table:table-cell>
          <table:table-cell office:value-type="string" calcext:value-type="string">
            <text:p><text:s/>"kor"</text:p>
          </table:table-cell>
          <table:table-cell office:value-type="string" calcext:value-type="string">
            <text:p><text:s/>("Core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한국어"</text:p>
          </table:table-cell>
          <table:table-cell office:value-type="string" calcext:value-type="string">
            <text:p><text:s/>"Koreanic"</text:p>
          </table:table-cell>
          <table:table-cell office:value-type="string" calcext:value-type="string">
            <text:p><text:s/>"Kore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ku"</text:p>
          </table:table-cell>
          <table:table-cell office:value-type="string" calcext:value-type="string">
            <text:p><text:s/>"kur"</text:p>
          </table:table-cell>
          <table:table-cell office:value-type="string" calcext:value-type="string">
            <text:p><text:s/>("Kurd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Kurdî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ky"</text:p>
          </table:table-cell>
          <table:table-cell office:value-type="string" calcext:value-type="string">
            <text:p><text:s/>"kir"</text:p>
          </table:table-cell>
          <table:table-cell office:value-type="string" calcext:value-type="string">
            <text:p><text:s/>("Kirguí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Кыргызча"</text:p>
          </table:table-cell>
          <table:table-cell office:value-type="string" calcext:value-type="string">
            <text:p><text:s/>"Turkic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la"</text:p>
          </table:table-cell>
          <table:table-cell office:value-type="string" calcext:value-type="string">
            <text:p><text:s/>"lat"</text:p>
          </table:table-cell>
          <table:table-cell office:value-type="string" calcext:value-type="string">
            <text:p><text:s/>("Latín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Latina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lb"</text:p>
          </table:table-cell>
          <table:table-cell office:value-type="string" calcext:value-type="string">
            <text:p><text:s/>"ltz"</text:p>
          </table:table-cell>
          <table:table-cell office:value-type="string" calcext:value-type="string">
            <text:p><text:s/>("Luxemburgu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Lëtzebuergesch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lo"</text:p>
          </table:table-cell>
          <table:table-cell office:value-type="string" calcext:value-type="string">
            <text:p><text:s/>"lao"</text:p>
          </table:table-cell>
          <table:table-cell office:value-type="string" calcext:value-type="string">
            <text:p><text:s/>("La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ລາວ"</text:p>
          </table:table-cell>
          <table:table-cell office:value-type="string" calcext:value-type="string">
            <text:p><text:s/>"Tai-Kadai"</text:p>
          </table:table-cell>
          <table:table-cell office:value-type="string" calcext:value-type="string">
            <text:p><text:s/>"Laoo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lt"</text:p>
          </table:table-cell>
          <table:table-cell office:value-type="string" calcext:value-type="string">
            <text:p><text:s/>"lit"</text:p>
          </table:table-cell>
          <table:table-cell office:value-type="string" calcext:value-type="string">
            <text:p><text:s/>("Litu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Lietuvių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lv"</text:p>
          </table:table-cell>
          <table:table-cell office:value-type="string" calcext:value-type="string">
            <text:p><text:s/>"lav"</text:p>
          </table:table-cell>
          <table:table-cell office:value-type="string" calcext:value-type="string">
            <text:p><text:s/>("Letón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Latviešu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g"</text:p>
          </table:table-cell>
          <table:table-cell office:value-type="string" calcext:value-type="string">
            <text:p><text:s/>"mlg"</text:p>
          </table:table-cell>
          <table:table-cell office:value-type="string" calcext:value-type="string">
            <text:p><text:s/>("Madagascarí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Malagasy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i"</text:p>
          </table:table-cell>
          <table:table-cell office:value-type="string" calcext:value-type="string">
            <text:p><text:s/>"mri"</text:p>
          </table:table-cell>
          <table:table-cell office:value-type="string" calcext:value-type="string">
            <text:p><text:s/>("Maorí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Māori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k"</text:p>
          </table:table-cell>
          <table:table-cell office:value-type="string" calcext:value-type="string">
            <text:p><text:s/>"mkd"</text:p>
          </table:table-cell>
          <table:table-cell office:value-type="string" calcext:value-type="string">
            <text:p><text:s/>("Macedóni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Македонски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l"</text:p>
          </table:table-cell>
          <table:table-cell office:value-type="string" calcext:value-type="string">
            <text:p><text:s/>"mal"</text:p>
          </table:table-cell>
          <table:table-cell office:value-type="string" calcext:value-type="string">
            <text:p><text:s/>("Malayalam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മലയാളം"</text:p>
          </table:table-cell>
          <table:table-cell office:value-type="string" calcext:value-type="string">
            <text:p><text:s/>"Dravidian"</text:p>
          </table:table-cell>
          <table:table-cell office:value-type="string" calcext:value-type="string">
            <text:p><text:s/>"Mlym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n"</text:p>
          </table:table-cell>
          <table:table-cell office:value-type="string" calcext:value-type="string">
            <text:p><text:s/>"mon"</text:p>
          </table:table-cell>
          <table:table-cell office:value-type="string" calcext:value-type="string">
            <text:p><text:s/>("Mongol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Монгол"</text:p>
          </table:table-cell>
          <table:table-cell office:value-type="string" calcext:value-type="string">
            <text:p><text:s/>"Mongolic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r"</text:p>
          </table:table-cell>
          <table:table-cell office:value-type="string" calcext:value-type="string">
            <text:p><text:s/>"mar"</text:p>
          </table:table-cell>
          <table:table-cell office:value-type="string" calcext:value-type="string">
            <text:p><text:s/>("Maratí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मराठी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Deva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s"</text:p>
          </table:table-cell>
          <table:table-cell office:value-type="string" calcext:value-type="string">
            <text:p><text:s/>"msa"</text:p>
          </table:table-cell>
          <table:table-cell office:value-type="string" calcext:value-type="string">
            <text:p><text:s/>("Malay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Bahasa Melayu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t"</text:p>
          </table:table-cell>
          <table:table-cell office:value-type="string" calcext:value-type="string">
            <text:p><text:s/>"mlt"</text:p>
          </table:table-cell>
          <table:table-cell office:value-type="string" calcext:value-type="string">
            <text:p><text:s/>("Malt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Malti"</text:p>
          </table:table-cell>
          <table:table-cell office:value-type="string" calcext:value-type="string">
            <text:p><text:s/>"Afro-Asiat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ww"</text:p>
          </table:table-cell>
          <table:table-cell office:value-type="string" calcext:value-type="string">
            <text:p><text:s/>"mww"</text:p>
          </table:table-cell>
          <table:table-cell office:value-type="string" calcext:value-type="string">
            <text:p><text:s/>("Hmong Daw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Hmoob Daw"</text:p>
          </table:table-cell>
          <table:table-cell office:value-type="string" calcext:value-type="string">
            <text:p><text:s/>"Hmong-Mie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my"</text:p>
          </table:table-cell>
          <table:table-cell office:value-type="string" calcext:value-type="string">
            <text:p><text:s/>"mya"</text:p>
          </table:table-cell>
          <table:table-cell office:value-type="string" calcext:value-type="string">
            <text:p><text:s/>("Myanmar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မြန်မာစာ"</text:p>
          </table:table-cell>
          <table:table-cell office:value-type="string" calcext:value-type="string">
            <text:p><text:s/>"Sino-Tibetan"</text:p>
          </table:table-cell>
          <table:table-cell office:value-type="string" calcext:value-type="string">
            <text:p><text:s/>"Mymr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ne"</text:p>
          </table:table-cell>
          <table:table-cell office:value-type="string" calcext:value-type="string">
            <text:p><text:s/>"nep"</text:p>
          </table:table-cell>
          <table:table-cell office:value-type="string" calcext:value-type="string">
            <text:p><text:s/>("Nepalí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नेपाली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Deva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nl"</text:p>
          </table:table-cell>
          <table:table-cell office:value-type="string" calcext:value-type="string">
            <text:p><text:s/>"nld"</text:p>
          </table:table-cell>
          <table:table-cell office:value-type="string" calcext:value-type="string">
            <text:p><text:s/>("Holand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Nederlands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no"</text:p>
          </table:table-cell>
          <table:table-cell office:value-type="string" calcext:value-type="string">
            <text:p><text:s/>"nor"</text:p>
          </table:table-cell>
          <table:table-cell office:value-type="string" calcext:value-type="string">
            <text:p><text:s/>("Noruego")</text:p>
          </table:table-cell>
          <table:table-cell office:value-type="string" calcext:value-type="string">
            <text:p><text:s/>"inorwegian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Norsk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ny"</text:p>
          </table:table-cell>
          <table:table-cell office:value-type="string" calcext:value-type="string">
            <text:p><text:s/>"nya"</text:p>
          </table:table-cell>
          <table:table-cell office:value-type="string" calcext:value-type="string">
            <text:p><text:s/>("Chichew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Nyanja"</text:p>
          </table:table-cell>
          <table:table-cell office:value-type="string" calcext:value-type="string">
            <text:p><text:s/>"Atlantic-Congo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otq"</text:p>
          </table:table-cell>
          <table:table-cell office:value-type="string" calcext:value-type="string">
            <text:p><text:s/>"otq"</text:p>
          </table:table-cell>
          <table:table-cell office:value-type="string" calcext:value-type="string">
            <text:p><text:s/>("Querétaro Otomi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Hñąñho"</text:p>
          </table:table-cell>
          <table:table-cell office:value-type="string" calcext:value-type="string">
            <text:p><text:s/>"Oto-Mangu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pa"</text:p>
          </table:table-cell>
          <table:table-cell office:value-type="string" calcext:value-type="string">
            <text:p><text:s/>"pan"</text:p>
          </table:table-cell>
          <table:table-cell office:value-type="string" calcext:value-type="string">
            <text:p><text:s/>("Punjabi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ਪੰਜਾਬੀ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Guru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pl"</text:p>
          </table:table-cell>
          <table:table-cell office:value-type="string" calcext:value-type="string">
            <text:p><text:s/>"pol"</text:p>
          </table:table-cell>
          <table:table-cell office:value-type="string" calcext:value-type="string">
            <text:p><text:s/>("Polaco")</text:p>
          </table:table-cell>
          <table:table-cell office:value-type="string" calcext:value-type="string">
            <text:p><text:s/>"ipolish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Polski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ps"</text:p>
          </table:table-cell>
          <table:table-cell office:value-type="string" calcext:value-type="string">
            <text:p><text:s/>"pus"</text:p>
          </table:table-cell>
          <table:table-cell office:value-type="string" calcext:value-type="string">
            <text:p><text:s/>("Pasht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پښتو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Arab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pt"</text:p>
          </table:table-cell>
          <table:table-cell office:value-type="string" calcext:value-type="string">
            <text:p><text:s/>"por"</text:p>
          </table:table-cell>
          <table:table-cell office:value-type="string" calcext:value-type="string">
            <text:p><text:s/>("Portugués")</text:p>
          </table:table-cell>
          <table:table-cell office:value-type="string" calcext:value-type="string">
            <text:p><text:s/>"iportuguese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Português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ro"</text:p>
          </table:table-cell>
          <table:table-cell office:value-type="string" calcext:value-type="string">
            <text:p><text:s/>"ron"</text:p>
          </table:table-cell>
          <table:table-cell office:value-type="string" calcext:value-type="string">
            <text:p><text:s/>("Rum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Română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ru"</text:p>
          </table:table-cell>
          <table:table-cell office:value-type="string" calcext:value-type="string">
            <text:p><text:s/>"rus"</text:p>
          </table:table-cell>
          <table:table-cell office:value-type="string" calcext:value-type="string">
            <text:p><text:s/>("Rus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Русский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d"</text:p>
          </table:table-cell>
          <table:table-cell office:value-type="string" calcext:value-type="string">
            <text:p><text:s/>"snd"</text:p>
          </table:table-cell>
          <table:table-cell office:value-type="string" calcext:value-type="string">
            <text:p><text:s/>("Sindhi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سنڌي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Arab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i"</text:p>
          </table:table-cell>
          <table:table-cell office:value-type="string" calcext:value-type="string">
            <text:p><text:s/>"sin"</text:p>
          </table:table-cell>
          <table:table-cell office:value-type="string" calcext:value-type="string">
            <text:p><text:s/>("Sinhal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සිංහල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Sinh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k"</text:p>
          </table:table-cell>
          <table:table-cell office:value-type="string" calcext:value-type="string">
            <text:p><text:s/>"slk"</text:p>
          </table:table-cell>
          <table:table-cell office:value-type="string" calcext:value-type="string">
            <text:p><text:s/>("Eslovac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Slovenčina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l"</text:p>
          </table:table-cell>
          <table:table-cell office:value-type="string" calcext:value-type="string">
            <text:p><text:s/>"slv"</text:p>
          </table:table-cell>
          <table:table-cell office:value-type="string" calcext:value-type="string">
            <text:p><text:s/>("Eslove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Slovenščina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m"</text:p>
          </table:table-cell>
          <table:table-cell office:value-type="string" calcext:value-type="string">
            <text:p><text:s/>"smo"</text:p>
          </table:table-cell>
          <table:table-cell office:value-type="string" calcext:value-type="string">
            <text:p><text:s/>("Samoa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Gagana Sāmoa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n"</text:p>
          </table:table-cell>
          <table:table-cell office:value-type="string" calcext:value-type="string">
            <text:p><text:s/>"sna"</text:p>
          </table:table-cell>
          <table:table-cell office:value-type="string" calcext:value-type="string">
            <text:p><text:s/>("Shon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chiShona"</text:p>
          </table:table-cell>
          <table:table-cell office:value-type="string" calcext:value-type="string">
            <text:p><text:s/>"Atlantic-Congo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o"</text:p>
          </table:table-cell>
          <table:table-cell office:value-type="string" calcext:value-type="string">
            <text:p><text:s/>"som"</text:p>
          </table:table-cell>
          <table:table-cell office:value-type="string" calcext:value-type="string">
            <text:p><text:s/>("Somalí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Soomaali"</text:p>
          </table:table-cell>
          <table:table-cell office:value-type="string" calcext:value-type="string">
            <text:p><text:s/>"Afro-Asiat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q"</text:p>
          </table:table-cell>
          <table:table-cell office:value-type="string" calcext:value-type="string">
            <text:p><text:s/>"sqi"</text:p>
          </table:table-cell>
          <table:table-cell office:value-type="string" calcext:value-type="string">
            <text:p><text:s/>("Alban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Shqip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r-Cyrl"</text:p>
          </table:table-cell>
          <table:table-cell office:value-type="string" calcext:value-type="string">
            <text:p><text:s/>"srp"</text:p>
          </table:table-cell>
          <table:table-cell office:value-type="string" calcext:value-type="string">
            <text:p><text:s/>("Serbio (cirílico)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српски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r-Latn"</text:p>
          </table:table-cell>
          <table:table-cell office:value-type="string" calcext:value-type="string">
            <text:p><text:s/>"srp"</text:p>
          </table:table-cell>
          <table:table-cell office:value-type="string" calcext:value-type="string">
            <text:p><text:s/>("Serbio (latín)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srpski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t"</text:p>
          </table:table-cell>
          <table:table-cell office:value-type="string" calcext:value-type="string">
            <text:p><text:s/>"sot"</text:p>
          </table:table-cell>
          <table:table-cell office:value-type="string" calcext:value-type="string">
            <text:p><text:s/>("Sesoth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Sesotho"</text:p>
          </table:table-cell>
          <table:table-cell office:value-type="string" calcext:value-type="string">
            <text:p><text:s/>"Atlantic-Congo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u"</text:p>
          </table:table-cell>
          <table:table-cell office:value-type="string" calcext:value-type="string">
            <text:p><text:s/>"sun"</text:p>
          </table:table-cell>
          <table:table-cell office:value-type="string" calcext:value-type="string">
            <text:p><text:s/>("Sundanese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Basa Sunda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v"</text:p>
          </table:table-cell>
          <table:table-cell office:value-type="string" calcext:value-type="string">
            <text:p><text:s/>"swe"</text:p>
          </table:table-cell>
          <table:table-cell office:value-type="string" calcext:value-type="string">
            <text:p><text:s/>("Sueco")</text:p>
          </table:table-cell>
          <table:table-cell office:value-type="string" calcext:value-type="string">
            <text:p><text:s/>"iswedish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Svenska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sw"</text:p>
          </table:table-cell>
          <table:table-cell office:value-type="string" calcext:value-type="string">
            <text:p><text:s/>"swa"</text:p>
          </table:table-cell>
          <table:table-cell office:value-type="string" calcext:value-type="string">
            <text:p><text:s/>("Swahili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Kiswahili"</text:p>
          </table:table-cell>
          <table:table-cell office:value-type="string" calcext:value-type="string">
            <text:p><text:s/>"Atlantic-Congo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a"</text:p>
          </table:table-cell>
          <table:table-cell office:value-type="string" calcext:value-type="string">
            <text:p><text:s/>"tam"</text:p>
          </table:table-cell>
          <table:table-cell office:value-type="string" calcext:value-type="string">
            <text:p><text:s/>("Tamil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தமிழ்"</text:p>
          </table:table-cell>
          <table:table-cell office:value-type="string" calcext:value-type="string">
            <text:p><text:s/>"Dravidian"</text:p>
          </table:table-cell>
          <table:table-cell office:value-type="string" calcext:value-type="string">
            <text:p><text:s/>"Tam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e"</text:p>
          </table:table-cell>
          <table:table-cell office:value-type="string" calcext:value-type="string">
            <text:p><text:s/>"tel"</text:p>
          </table:table-cell>
          <table:table-cell office:value-type="string" calcext:value-type="string">
            <text:p><text:s/>("Telugu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తెలుగు"</text:p>
          </table:table-cell>
          <table:table-cell office:value-type="string" calcext:value-type="string">
            <text:p><text:s/>"Dravidian"</text:p>
          </table:table-cell>
          <table:table-cell office:value-type="string" calcext:value-type="string">
            <text:p><text:s/>"Telu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g"</text:p>
          </table:table-cell>
          <table:table-cell office:value-type="string" calcext:value-type="string">
            <text:p><text:s/>"tgk"</text:p>
          </table:table-cell>
          <table:table-cell office:value-type="string" calcext:value-type="string">
            <text:p><text:s/>("Tajik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Тоҷикӣ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h"</text:p>
          </table:table-cell>
          <table:table-cell office:value-type="string" calcext:value-type="string">
            <text:p><text:s/>"tha"</text:p>
          </table:table-cell>
          <table:table-cell office:value-type="string" calcext:value-type="string">
            <text:p><text:s/>("Tailandés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ไทย"</text:p>
          </table:table-cell>
          <table:table-cell office:value-type="string" calcext:value-type="string">
            <text:p><text:s/>"Tai-Kadai"</text:p>
          </table:table-cell>
          <table:table-cell office:value-type="string" calcext:value-type="string">
            <text:p><text:s/>"Thai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l"</text:p>
          </table:table-cell>
          <table:table-cell office:value-type="string" calcext:value-type="string">
            <text:p><text:s/>"tgl"</text:p>
          </table:table-cell>
          <table:table-cell office:value-type="string" calcext:value-type="string">
            <text:p><text:s/>("Filipin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Tagalog"</text:p>
          </table:table-cell>
          <table:table-cell office:value-type="string" calcext:value-type="string">
            <text:p><text:s/>"Austronesi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lh"</text:p>
          </table:table-cell>
          <table:table-cell office:value-type="string" calcext:value-type="string">
            <text:p><text:s/>"tlh"</text:p>
          </table:table-cell>
          <table:table-cell office:value-type="string" calcext:value-type="string">
            <text:p><text:s/>("Klingon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tlhIngan Hol"</text:p>
          </table:table-cell>
          <table:table-cell office:value-type="string" calcext:value-type="string">
            <text:p><text:s/>"Artificial Language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lh-Qaak"</text:p>
          </table:table-cell>
          <table:table-cell office:value-type="string" calcext:value-type="string">
            <text:p><text:s/>"tlh"</text:p>
          </table:table-cell>
          <table:table-cell office:value-type="string" calcext:value-type="string">
            <text:p><text:s/>("Klingon (pIqaD)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 "</text:p>
          </table:table-cell>
          <table:table-cell office:value-type="string" calcext:value-type="string">
            <text:p><text:s/>"Artificial Language"</text:p>
          </table:table-cell>
          <table:table-cell office:value-type="string" calcext:value-type="string">
            <text:p><text:s/>"Piqd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r"</text:p>
          </table:table-cell>
          <table:table-cell office:value-type="string" calcext:value-type="string">
            <text:p><text:s/>"tur"</text:p>
          </table:table-cell>
          <table:table-cell office:value-type="string" calcext:value-type="string">
            <text:p><text:s/>("Turc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Türkçe"</text:p>
          </table:table-cell>
          <table:table-cell office:value-type="string" calcext:value-type="string">
            <text:p><text:s/>"Turk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tt"</text:p>
          </table:table-cell>
          <table:table-cell office:value-type="string" calcext:value-type="string">
            <text:p><text:s/>"tat"</text:p>
          </table:table-cell>
          <table:table-cell office:value-type="string" calcext:value-type="string">
            <text:p><text:s/>("Tártar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татарча"</text:p>
          </table:table-cell>
          <table:table-cell office:value-type="string" calcext:value-type="string">
            <text:p><text:s/>"Turkic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udm"</text:p>
          </table:table-cell>
          <table:table-cell office:value-type="string" calcext:value-type="string">
            <text:p><text:s/>"udm"</text:p>
          </table:table-cell>
          <table:table-cell office:value-type="string" calcext:value-type="string">
            <text:p><text:s/>("Udmurt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удмурт"</text:p>
          </table:table-cell>
          <table:table-cell office:value-type="string" calcext:value-type="string">
            <text:p><text:s/>"Uralic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uk"</text:p>
          </table:table-cell>
          <table:table-cell office:value-type="string" calcext:value-type="string">
            <text:p><text:s/>"ukr"</text:p>
          </table:table-cell>
          <table:table-cell office:value-type="string" calcext:value-type="string">
            <text:p><text:s/>("Ucraniano")</text:p>
          </table:table-cell>
          <table:table-cell office:value-type="string" calcext:value-type="string">
            <text:p><text:s/>"iukrainian"</text:p>
          </table:table-cell>
          <table:table-cell table:number-columns-repeated="2" office:value-type="string" calcext:value-type="string">
            <text:p><text:s/>""</text:p>
          </table:table-cell>
          <table:table-cell office:value-type="string" calcext:value-type="string">
            <text:p><text:s/>"Українська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Cyrl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ur"</text:p>
          </table:table-cell>
          <table:table-cell office:value-type="string" calcext:value-type="string">
            <text:p><text:s/>"urd"</text:p>
          </table:table-cell>
          <table:table-cell office:value-type="string" calcext:value-type="string">
            <text:p><text:s/>("Urdu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اُردُو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Arab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uz"</text:p>
          </table:table-cell>
          <table:table-cell office:value-type="string" calcext:value-type="string">
            <text:p><text:s/>"uzb"</text:p>
          </table:table-cell>
          <table:table-cell office:value-type="string" calcext:value-type="string">
            <text:p><text:s/>("Uzbek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Oʻzbek tili"</text:p>
          </table:table-cell>
          <table:table-cell office:value-type="string" calcext:value-type="string">
            <text:p><text:s/>"Turk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vi"</text:p>
          </table:table-cell>
          <table:table-cell office:value-type="string" calcext:value-type="string">
            <text:p><text:s/>"vie"</text:p>
          </table:table-cell>
          <table:table-cell office:value-type="string" calcext:value-type="string">
            <text:p><text:s/>("Vietnamit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Tiếng Việt"</text:p>
          </table:table-cell>
          <table:table-cell office:value-type="string" calcext:value-type="string">
            <text:p><text:s/>"Austroasiatic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xh"</text:p>
          </table:table-cell>
          <table:table-cell office:value-type="string" calcext:value-type="string">
            <text:p><text:s/>"xho"</text:p>
          </table:table-cell>
          <table:table-cell office:value-type="string" calcext:value-type="string">
            <text:p><text:s/>("Xhos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isiXhosa"</text:p>
          </table:table-cell>
          <table:table-cell office:value-type="string" calcext:value-type="string">
            <text:p><text:s/>"Atlantic-Congo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yi"</text:p>
          </table:table-cell>
          <table:table-cell office:value-type="string" calcext:value-type="string">
            <text:p><text:s/>"yid"</text:p>
          </table:table-cell>
          <table:table-cell office:value-type="string" calcext:value-type="string">
            <text:p><text:s/>("Yídish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ייִדיש"</text:p>
          </table:table-cell>
          <table:table-cell office:value-type="string" calcext:value-type="string">
            <text:p><text:s/>"Indo-European"</text:p>
          </table:table-cell>
          <table:table-cell office:value-type="string" calcext:value-type="string">
            <text:p><text:s/>"Hebr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yo"</text:p>
          </table:table-cell>
          <table:table-cell office:value-type="string" calcext:value-type="string">
            <text:p><text:s/>"yor"</text:p>
          </table:table-cell>
          <table:table-cell office:value-type="string" calcext:value-type="string">
            <text:p><text:s/>("Yoruba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Yorùbá"</text:p>
          </table:table-cell>
          <table:table-cell office:value-type="string" calcext:value-type="string">
            <text:p><text:s/>"Atlantic-Congo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yua"</text:p>
          </table:table-cell>
          <table:table-cell office:value-type="string" calcext:value-type="string">
            <text:p><text:s/>"yua"</text:p>
          </table:table-cell>
          <table:table-cell office:value-type="string" calcext:value-type="string">
            <text:p><text:s/>("Maya yucatec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Màaya T'àan"</text:p>
          </table:table-cell>
          <table:table-cell office:value-type="string" calcext:value-type="string">
            <text:p><text:s/>"Mayan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zh-CN"</text:p>
          </table:table-cell>
          <table:table-cell office:value-type="string" calcext:value-type="string">
            <text:p><text:s/>"zho"</text:p>
          </table:table-cell>
          <table:table-cell office:value-type="string" calcext:value-type="string">
            <text:p><text:s/>("Chino simplificado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简体中文"</text:p>
          </table:table-cell>
          <table:table-cell office:value-type="string" calcext:value-type="string">
            <text:p><text:s/>"Sino-Tibetan"</text:p>
          </table:table-cell>
          <table:table-cell office:value-type="string" calcext:value-type="string">
            <text:p><text:s/>"Hans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zh-TW"</text:p>
          </table:table-cell>
          <table:table-cell office:value-type="string" calcext:value-type="string">
            <text:p><text:s/>"zho"</text:p>
          </table:table-cell>
          <table:table-cell office:value-type="string" calcext:value-type="string">
            <text:p><text:s/>("Chino tradicional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正體中文"</text:p>
          </table:table-cell>
          <table:table-cell office:value-type="string" calcext:value-type="string">
            <text:p><text:s/>"Sino-Tibetan"</text:p>
          </table:table-cell>
          <table:table-cell office:value-type="string" calcext:value-type="string">
            <text:p><text:s/>"Hant"</text:p>
          </table:table-cell>
          <table:table-cell office:value-type="string" calcext:value-type="string">
            <text:p><text:s/>""])</text:p>
          </table:table-cell>
        </table:table-row>
        <table:table-row table:style-name="ro1">
          <table:table-cell office:value-type="string" calcext:value-type="string">
            <text:p><text:s text:c="2"/>stxLanguage.Add(["zu"</text:p>
          </table:table-cell>
          <table:table-cell office:value-type="string" calcext:value-type="string">
            <text:p><text:s/>"zul"</text:p>
          </table:table-cell>
          <table:table-cell office:value-type="string" calcext:value-type="string">
            <text:p><text:s/>("Zulú")</text:p>
          </table:table-cell>
          <table:table-cell table:number-columns-repeated="3" office:value-type="string" calcext:value-type="string">
            <text:p><text:s/>""</text:p>
          </table:table-cell>
          <table:table-cell office:value-type="string" calcext:value-type="string">
            <text:p><text:s/>"isiZulu"</text:p>
          </table:table-cell>
          <table:table-cell office:value-type="string" calcext:value-type="string">
            <text:p><text:s/>"Atlantic-Congo"</text:p>
          </table:table-cell>
          <table:table-cell office:value-type="string" calcext:value-type="string">
            <text:p><text:s/>"Latn"</text:p>
          </table:table-cell>
          <table:table-cell office:value-type="string" calcext:value-type="string">
            <text:p><text:s/>""])</text:p>
          </table:table-cell>
        </table:table-row>
      </table:table>
      <table:table table:name="Sheet5" table:style-name="ta1">
        <table:table-column table:style-name="co23" table:default-cell-style-name="ce8"/>
        <table:table-column table:style-name="co24" table:default-cell-style-name="Default"/>
        <table:table-row table:style-name="ro1">
          <table:table-cell table:style-name="ce7" office:value-type="string" calcext:value-type="string">
            <text:p>iamerican</text:p>
          </table:table-cell>
          <table:table-cell office:value-type="string" calcext:value-type="string">
            <text:p>American English (standard)</text:p>
          </table:table-cell>
        </table:table-row>
        <table:table-row table:style-name="ro1">
          <table:table-cell table:style-name="ce7" office:value-type="string" calcext:value-type="string">
            <text:p>iamerican-huge</text:p>
          </table:table-cell>
          <table:table-cell office:value-type="string" calcext:value-type="string">
            <text:p>American English (huge)</text:p>
          </table:table-cell>
        </table:table-row>
        <table:table-row table:style-name="ro1">
          <table:table-cell table:style-name="ce7" office:value-type="string" calcext:value-type="string">
            <text:p>iamerican-insane</text:p>
          </table:table-cell>
          <table:table-cell office:value-type="string" calcext:value-type="string">
            <text:p>American English (insane)</text:p>
          </table:table-cell>
        </table:table-row>
        <table:table-row table:style-name="ro1">
          <table:table-cell table:style-name="ce7" office:value-type="string" calcext:value-type="string">
            <text:p>iamerican-large</text:p>
          </table:table-cell>
          <table:table-cell office:value-type="string" calcext:value-type="string">
            <text:p>American English (large)</text:p>
          </table:table-cell>
        </table:table-row>
        <table:table-row table:style-name="ro1">
          <table:table-cell table:style-name="ce7" office:value-type="string" calcext:value-type="string">
            <text:p>iamerican-small</text:p>
          </table:table-cell>
          <table:table-cell office:value-type="string" calcext:value-type="string">
            <text:p>American English (small)</text:p>
          </table:table-cell>
        </table:table-row>
        <table:table-row table:style-name="ro1">
          <table:table-cell table:style-name="ce7" office:value-type="string" calcext:value-type="string">
            <text:p>ibrazilian</text:p>
          </table:table-cell>
          <table:table-cell office:value-type="string" calcext:value-type="string">
            <text:p>Brazilian Portuguese</text:p>
          </table:table-cell>
        </table:table-row>
        <table:table-row table:style-name="ro1">
          <table:table-cell office:value-type="string" calcext:value-type="string">
            <text:p>ibritish</text:p>
          </table:table-cell>
          <table:table-cell office:value-type="string" calcext:value-type="string">
            <text:p>British English (standard)</text:p>
          </table:table-cell>
        </table:table-row>
        <table:table-row table:style-name="ro1">
          <table:table-cell table:style-name="ce7" office:value-type="string" calcext:value-type="string">
            <text:p>ibritish-huge</text:p>
          </table:table-cell>
          <table:table-cell office:value-type="string" calcext:value-type="string">
            <text:p>British English (huge)</text:p>
          </table:table-cell>
        </table:table-row>
        <table:table-row table:style-name="ro1">
          <table:table-cell table:style-name="ce7" office:value-type="string" calcext:value-type="string">
            <text:p>ibritish-insane</text:p>
          </table:table-cell>
          <table:table-cell office:value-type="string" calcext:value-type="string">
            <text:p>British English (insane)</text:p>
          </table:table-cell>
        </table:table-row>
        <table:table-row table:style-name="ro1">
          <table:table-cell table:style-name="ce7" office:value-type="string" calcext:value-type="string">
            <text:p>ibritish-large</text:p>
          </table:table-cell>
          <table:table-cell office:value-type="string" calcext:value-type="string">
            <text:p>British English (large)</text:p>
          </table:table-cell>
        </table:table-row>
        <table:table-row table:style-name="ro1">
          <table:table-cell table:style-name="ce7" office:value-type="string" calcext:value-type="string">
            <text:p>ibritish-small</text:p>
          </table:table-cell>
          <table:table-cell office:value-type="string" calcext:value-type="string">
            <text:p>British English (small)</text:p>
          </table:table-cell>
        </table:table-row>
        <table:table-row table:style-name="ro1">
          <table:table-cell office:value-type="string" calcext:value-type="string">
            <text:p>ibulgarian</text:p>
          </table:table-cell>
          <table:table-cell office:value-type="string" calcext:value-type="string">
            <text:p>Bulgarian</text:p>
          </table:table-cell>
        </table:table-row>
        <table:table-row table:style-name="ro1">
          <table:table-cell office:value-type="string" calcext:value-type="string">
            <text:p>icatalan</text:p>
          </table:table-cell>
          <table:table-cell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iczech</text:p>
          </table:table-cell>
          <table:table-cell office:value-type="string" calcext:value-type="string">
            <text:p>Czech</text:p>
          </table:table-cell>
        </table:table-row>
        <table:table-row table:style-name="ro1">
          <table:table-cell office:value-type="string" calcext:value-type="string">
            <text:p>idanish</text:p>
          </table:table-cell>
          <table:table-cell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idutch</text:p>
          </table:table-cell>
          <table:table-cell office:value-type="string" calcext:value-type="string">
            <text:p>Dutch</text:p>
          </table:table-cell>
        </table:table-row>
        <table:table-row table:style-name="ro1">
          <table:table-cell table:style-name="ce7" office:value-type="string" calcext:value-type="string">
            <text:p>ienglish-common</text:p>
          </table:table-cell>
          <table:table-cell office:value-type="string" calcext:value-type="string">
            <text:p>Common files British and American</text:p>
          </table:table-cell>
        </table:table-row>
        <table:table-row table:style-name="ro1">
          <table:table-cell office:value-type="string" calcext:value-type="string">
            <text:p>iesperanto</text:p>
          </table:table-cell>
          <table:table-cell office:value-type="string" calcext:value-type="string">
            <text:p>Esperanto</text:p>
          </table:table-cell>
        </table:table-row>
        <table:table-row table:style-name="ro1">
          <table:table-cell office:value-type="string" calcext:value-type="string">
            <text:p>iestonian</text:p>
          </table:table-cell>
          <table:table-cell office:value-type="string" calcext:value-type="string">
            <text:p>Estonian</text:p>
          </table:table-cell>
        </table:table-row>
        <table:table-row table:style-name="ro1">
          <table:table-cell table:style-name="Default" office:value-type="string" calcext:value-type="string">
            <text:p>ifaroese</text:p>
          </table:table-cell>
          <table:table-cell office:value-type="string" calcext:value-type="string">
            <text:p>Faroese</text:p>
          </table:table-cell>
        </table:table-row>
        <table:table-row table:style-name="ro1">
          <table:table-cell office:value-type="string" calcext:value-type="string">
            <text:p>ifrench</text:p>
          </table:table-cell>
          <table:table-cell office:value-type="string" calcext:value-type="string">
            <text:p>French (Hydro-Quebec)</text:p>
          </table:table-cell>
        </table:table-row>
        <table:table-row table:style-name="ro1">
          <table:table-cell table:style-name="ce7" office:value-type="string" calcext:value-type="string">
            <text:p>ifrench-gut</text:p>
          </table:table-cell>
          <table:table-cell office:value-type="string" calcext:value-type="string">
            <text:p>French (GUTenberg)</text:p>
          </table:table-cell>
        </table:table-row>
        <table:table-row table:style-name="ro1">
          <table:table-cell table:style-name="Default" office:value-type="string" calcext:value-type="string">
            <text:p>igaelic</text:p>
          </table:table-cell>
          <table:table-cell office:value-type="string" calcext:value-type="string">
            <text:p>Scots Gaelic</text:p>
          </table:table-cell>
        </table:table-row>
        <table:table-row table:style-name="ro1">
          <table:table-cell table:style-name="Default" office:value-type="string" calcext:value-type="string">
            <text:p>igalician-minimos</text:p>
          </table:table-cell>
          <table:table-cell office:value-type="string" calcext:value-type="string">
            <text:p>Galician (minimos)</text:p>
          </table:table-cell>
        </table:table-row>
        <table:table-row table:style-name="ro1">
          <table:table-cell office:value-type="string" calcext:value-type="string">
            <text:p>ihungarian</text:p>
          </table:table-cell>
          <table:table-cell office:value-type="string" calcext:value-type="string">
            <text:p>Hungarian</text:p>
          </table:table-cell>
        </table:table-row>
        <table:table-row table:style-name="ro1">
          <table:table-cell table:style-name="Default" office:value-type="string" calcext:value-type="string">
            <text:p>iirish</text:p>
          </table:table-cell>
          <table:table-cell office:value-type="string" calcext:value-type="string">
            <text:p>Irish (Gaeilge)</text:p>
          </table:table-cell>
        </table:table-row>
        <table:table-row table:style-name="ro1">
          <table:table-cell office:value-type="string" calcext:value-type="string">
            <text:p>iitalian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table:style-name="Default" office:value-type="string" calcext:value-type="string">
            <text:p>ilithuanian</text:p>
          </table:table-cell>
          <table:table-cell office:value-type="string" calcext:value-type="string">
            <text:p>Lithuanian</text:p>
          </table:table-cell>
        </table:table-row>
        <table:table-row table:style-name="ro1">
          <table:table-cell table:style-name="Default" office:value-type="string" calcext:value-type="string">
            <text:p>imanx</text:p>
          </table:table-cell>
          <table:table-cell office:value-type="string" calcext:value-type="string">
            <text:p>Manx Gaelic</text:p>
          </table:table-cell>
        </table:table-row>
        <table:table-row table:style-name="ro1">
          <table:table-cell table:style-name="Default" office:value-type="string" calcext:value-type="string">
            <text:p>ingerman</text:p>
          </table:table-cell>
          <table:table-cell office:value-type="string" calcext:value-type="string">
            <text:p>New German</text:p>
          </table:table-cell>
        </table:table-row>
        <table:table-row table:style-name="ro1">
          <table:table-cell office:value-type="string" calcext:value-type="string">
            <text:p>inorwegian</text:p>
          </table:table-cell>
          <table:table-cell office:value-type="string" calcext:value-type="string">
            <text:p>Norwegian</text:p>
          </table:table-cell>
        </table:table-row>
        <table:table-row table:style-name="ro1">
          <table:table-cell table:style-name="Default" office:value-type="string" calcext:value-type="string">
            <text:p>iogerman</text:p>
          </table:table-cell>
          <table:table-cell office:value-type="string" calcext:value-type="string">
            <text:p>Old German</text:p>
          </table:table-cell>
        </table:table-row>
        <table:table-row table:style-name="ro1">
          <table:table-cell office:value-type="string" calcext:value-type="string">
            <text:p>ipolish</text:p>
          </table:table-cell>
          <table:table-cell office:value-type="string" calcext:value-type="string">
            <text:p>Polish</text:p>
          </table:table-cell>
        </table:table-row>
        <table:table-row table:style-name="ro1">
          <table:table-cell table:style-name="Default" office:value-type="string" calcext:value-type="string">
            <text:p>iportuguese</text:p>
          </table:table-cell>
          <table:table-cell office:value-type="string" calcext:value-type="string">
            <text:p>European Portuguese</text:p>
          </table:table-cell>
        </table:table-row>
        <table:table-row table:style-name="ro1">
          <table:table-cell office:value-type="string" calcext:value-type="string">
            <text:p>irussian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ispanish</text:p>
          </table:table-cell>
          <table:table-cell office:value-type="string" calcext:value-type="string">
            <text:p>Spanish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iswedish</text:p>
          </table:table-cell>
          <table:table-cell office:value-type="string" calcext:value-type="string">
            <text:p>Swedish</text:p>
          </table:table-cell>
        </table:table-row>
        <table:table-row table:style-name="ro1">
          <table:table-cell table:style-name="Default" office:value-type="string" calcext:value-type="string">
            <text:p>iswiss</text:p>
          </table:table-cell>
          <table:table-cell office:value-type="string" calcext:value-type="string">
            <text:p>Swiss (German)</text:p>
          </table:table-cell>
        </table:table-row>
        <table:table-row table:style-name="ro1">
          <table:table-cell table:style-name="Default" office:value-type="string" calcext:value-type="string">
            <text:p>itagalog</text:p>
          </table:table-cell>
          <table:table-cell office:value-type="string" calcext:value-type="string">
            <text:p>Tagalog</text:p>
          </table:table-cell>
        </table:table-row>
        <table:table-row table:style-name="ro1">
          <table:table-cell office:value-type="string" calcext:value-type="string">
            <text:p>iukrainian</text:p>
          </table:table-cell>
          <table:table-cell office:value-type="string" calcext:value-type="string">
            <text:p>Ukrainian</text:p>
          </table:table-cell>
        </table:table-row>
      </table:table>
      <table:table table:name="alfabeto-ruso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А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а[a]</text:p>
          </table:table-cell>
          <table:table-cell office:value-type="string" calcext:value-type="string">
            <text:p>азъ[as]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 de az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410 / U+0430</text:p>
          </table:table-cell>
        </table:table-row>
        <table:table-row table:style-name="ro1">
          <table:table-cell office:value-type="string" calcext:value-type="string">
            <text:p>Б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бэ[b]</text:p>
          </table:table-cell>
          <table:table-cell office:value-type="string" calcext:value-type="string">
            <text:p>буки['bu.kʲɪ]</text:p>
          </table:table-cell>
          <table:table-cell office:value-type="string" calcext:value-type="string">
            <text:p>/b/ o /bʲ/</text:p>
          </table:table-cell>
          <table:table-cell office:value-type="string" calcext:value-type="string">
            <text:p>b de Bras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11 / U+0431</text:p>
          </table:table-cell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вэ[v]</text:p>
          </table:table-cell>
          <table:table-cell office:value-type="string" calcext:value-type="string">
            <text:p>вѣди['vʲe.dʲɪ]</text:p>
          </table:table-cell>
          <table:table-cell office:value-type="string" calcext:value-type="string">
            <text:p>/v/ o /vʲ/</text:p>
          </table:table-cell>
          <table:table-cell office:value-type="string" calcext:value-type="string">
            <text:p>v como en el inglés v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412 / U+0432</text:p>
          </table:table-cell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гэ[g]</text:p>
          </table:table-cell>
          <table:table-cell office:value-type="string" calcext:value-type="string">
            <text:p>глаголь[glʌ'golʲ]</text:p>
          </table:table-cell>
          <table:table-cell office:value-type="string" calcext:value-type="string">
            <text:p>/g/</text:p>
          </table:table-cell>
          <table:table-cell office:value-type="string" calcext:value-type="string">
            <text:p>g de ga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413 / U+0433</text:p>
          </table:table-cell>
        </table:table-row>
        <table:table-row table:style-name="ro1">
          <table:table-cell office:value-type="string" calcext:value-type="string">
            <text:p>Д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дэ[d]</text:p>
          </table:table-cell>
          <table:table-cell office:value-type="string" calcext:value-type="string">
            <text:p>добро[də'bro]</text:p>
          </table:table-cell>
          <table:table-cell office:value-type="string" calcext:value-type="string">
            <text:p>/d/ o /dʲ/</text:p>
          </table:table-cell>
          <table:table-cell office:value-type="string" calcext:value-type="string">
            <text:p>d de de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414 / U+0434</text:p>
          </table:table-cell>
        </table:table-row>
        <table:table-row table:style-name="ro1">
          <table:table-cell office:value-type="string" calcext:value-type="string">
            <text:p>Е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е[e]</text:p>
          </table:table-cell>
          <table:table-cell office:value-type="string" calcext:value-type="string">
            <text:p>есть[jɛstʲ]</text:p>
          </table:table-cell>
          <table:table-cell office:value-type="string" calcext:value-type="string">
            <text:p>/jɛ/ o / ʲɛ/</text:p>
          </table:table-cell>
          <table:table-cell office:value-type="string" calcext:value-type="string">
            <text:p>ye /ié/ como hie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+0415 / U+0435</text:p>
          </table:table-cell>
        </table:table-row>
        <table:table-row table:style-name="ro1">
          <table:table-cell office:value-type="string" calcext:value-type="string">
            <text:p>Ё</text:p>
          </table:table-cell>
          <table:table-cell office:value-type="string" calcext:value-type="string">
            <text:p>ё</text:p>
          </table:table-cell>
          <table:table-cell office:value-type="string" calcext:value-type="string">
            <text:p>ё[yo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jo/ o / ʲo/</text:p>
          </table:table-cell>
          <table:table-cell office:value-type="string" calcext:value-type="string">
            <text:p>yo como en y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01 / U+0451</text:p>
          </table:table-cell>
        </table:table-row>
        <table:table-row table:style-name="ro1">
          <table:table-cell office:value-type="string" calcext:value-type="string">
            <text:p>Ж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жэ[zh]</text:p>
          </table:table-cell>
          <table:table-cell office:value-type="string" calcext:value-type="string">
            <text:p>живѣте[ʐɨ'vʲɵ.tʲə]</text:p>
          </table:table-cell>
          <table:table-cell office:value-type="string" calcext:value-type="string">
            <text:p>/ʐ/ o /ʒ/</text:p>
          </table:table-cell>
          <table:table-cell office:value-type="string" calcext:value-type="string">
            <text:p>como la J francesa o "ll" en lluvia (Argentina) (zh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16 / U+0436</text:p>
          </table:table-cell>
        </table:table-row>
        <table:table-row table:style-name="ro1">
          <table:table-cell office:value-type="string" calcext:value-type="string">
            <text:p>З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зэ[z]</text:p>
          </table:table-cell>
          <table:table-cell office:value-type="string" calcext:value-type="string">
            <text:p>земля[zʲɪ'mlʲa]</text:p>
          </table:table-cell>
          <table:table-cell office:value-type="string" calcext:value-type="string">
            <text:p>/z/ o /zʲ/</text:p>
          </table:table-cell>
          <table:table-cell office:value-type="string" calcext:value-type="string">
            <text:p>z del inglés zo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417 / U+0437</text:p>
          </table:table-cell>
        </table:table-row>
        <table:table-row table:style-name="ro1">
          <table:table-cell office:value-type="string" calcext:value-type="string">
            <text:p>И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и[i]</text:p>
          </table:table-cell>
          <table:table-cell office:value-type="string" calcext:value-type="string">
            <text:p>иже['i.ʐɨ]</text:p>
          </table:table-cell>
          <table:table-cell office:value-type="string" calcext:value-type="string">
            <text:p>/i/ o / ʲi/</text:p>
          </table:table-cell>
          <table:table-cell office:value-type="string" calcext:value-type="string">
            <text:p>i de i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418 / U+0438</text:p>
          </table:table-cell>
        </table:table-row>
        <table:table-row table:style-name="ro1">
          <table:table-cell office:value-type="string" calcext:value-type="string">
            <text:p>Й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и краткое[j 'kra.tkəjɪ]</text:p>
          </table:table-cell>
          <table:table-cell office:value-type="string" calcext:value-type="string">
            <text:p>и съ краткой[i s 'kra.tkəj]</text:p>
          </table:table-cell>
          <table:table-cell office:value-type="string" calcext:value-type="string">
            <text:p>/j/</text:p>
          </table:table-cell>
          <table:table-cell office:value-type="string" calcext:value-type="string">
            <text:p>y como en inglés 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19 / U+0439</text:p>
          </table:table-cell>
        </table:table-row>
        <table:table-row table:style-name="ro1">
          <table:table-cell office:value-type="string" calcext:value-type="string">
            <text:p>К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ка[ka]</text:p>
          </table:table-cell>
          <table:table-cell office:value-type="string" calcext:value-type="string">
            <text:p>како['ka.kə]</text:p>
          </table:table-cell>
          <table:table-cell office:value-type="string" calcext:value-type="string">
            <text:p>/k/ o /kʲ/</text:p>
          </table:table-cell>
          <table:table-cell office:value-type="string" calcext:value-type="string">
            <text:p>k de k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+041A / U+043A</text:p>
          </table:table-cell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эль[ɛlʲ]</text:p>
          </table:table-cell>
          <table:table-cell office:value-type="string" calcext:value-type="string">
            <text:p>люди['lʲu.dʲɪ]</text:p>
          </table:table-cell>
          <table:table-cell office:value-type="string" calcext:value-type="string">
            <text:p>/l/ o /lʲ/</text:p>
          </table:table-cell>
          <table:table-cell office:value-type="string" calcext:value-type="string">
            <text:p>l de luj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+041B / U+043B</text:p>
          </table:table-cell>
        </table:table-row>
        <table:table-row table:style-name="ro1">
          <table:table-cell office:value-type="string" calcext:value-type="string">
            <text:p>М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эм[ɛm]</text:p>
          </table:table-cell>
          <table:table-cell office:value-type="string" calcext:value-type="string">
            <text:p>мыслѣте['mɨ.slʲɪ.tʲɪ]</text:p>
          </table:table-cell>
          <table:table-cell office:value-type="string" calcext:value-type="string">
            <text:p>/m/ o /mʲ/</text:p>
          </table:table-cell>
          <table:table-cell office:value-type="string" calcext:value-type="string">
            <text:p>m de ma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+041C / U+043C</text:p>
          </table:table-cell>
        </table:table-row>
        <table:table-row table:style-name="ro1">
          <table:table-cell office:value-type="string" calcext:value-type="string">
            <text:p>Н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эн[ɛn]</text:p>
          </table:table-cell>
          <table:table-cell office:value-type="string" calcext:value-type="string">
            <text:p>нашъ[naʂ]</text:p>
          </table:table-cell>
          <table:table-cell office:value-type="string" calcext:value-type="string">
            <text:p>/n/ o /nʲ/</text:p>
          </table:table-cell>
          <table:table-cell office:value-type="string" calcext:value-type="string">
            <text:p>n de 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+041D / U+043D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o[o]</text:p>
          </table:table-cell>
          <table:table-cell office:value-type="string" calcext:value-type="string">
            <text:p>онъ[on]</text:p>
          </table:table-cell>
          <table:table-cell office:value-type="string" calcext:value-type="string">
            <text:p>/o/</text:p>
          </table:table-cell>
          <table:table-cell office:value-type="string" calcext:value-type="string">
            <text:p>o de ogro (suena como a de árbol cuando no está acentuada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+041E / U+043E</text:p>
          </table:table-cell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пэ[pɛ]</text:p>
          </table:table-cell>
          <table:table-cell office:value-type="string" calcext:value-type="string">
            <text:p>покой[pʌ'koj]</text:p>
          </table:table-cell>
          <table:table-cell office:value-type="string" calcext:value-type="string">
            <text:p>/p/ o /pʲ/</text:p>
          </table:table-cell>
          <table:table-cell office:value-type="string" calcext:value-type="string">
            <text:p>p de pe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+041F / U+043F</text:p>
          </table:table-cell>
        </table:table-row>
        <table:table-row table:style-name="ro1">
          <table:table-cell office:value-type="string" calcext:value-type="string">
            <text:p>Р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эр[ɛr]</text:p>
          </table:table-cell>
          <table:table-cell office:value-type="string" calcext:value-type="string">
            <text:p>рцы[rʦɨ]</text:p>
          </table:table-cell>
          <table:table-cell office:value-type="string" calcext:value-type="string">
            <text:p>/r/ o /rʲ/</text:p>
          </table:table-cell>
          <table:table-cell office:value-type="string" calcext:value-type="string">
            <text:p>r vibrante como en rol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+0420 / U+0440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эс[ɛs]</text:p>
          </table:table-cell>
          <table:table-cell office:value-type="string" calcext:value-type="string">
            <text:p>слово['slo.və]</text:p>
          </table:table-cell>
          <table:table-cell office:value-type="string" calcext:value-type="string">
            <text:p>/s/ o /sʲ/</text:p>
          </table:table-cell>
          <table:table-cell office:value-type="string" calcext:value-type="string">
            <text:p>s como en el inglés s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+0421 / U+0441</text:p>
          </table:table-cell>
        </table:table-row>
        <table:table-row table:style-name="ro1">
          <table:table-cell office:value-type="string" calcext:value-type="string">
            <text:p>Т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тэ[tɛ]</text:p>
          </table:table-cell>
          <table:table-cell office:value-type="string" calcext:value-type="string">
            <text:p>твердо[tvʲɛ.rdə]</text:p>
          </table:table-cell>
          <table:table-cell office:value-type="string" calcext:value-type="string">
            <text:p>/t/ o /tʲ/</text:p>
          </table:table-cell>
          <table:table-cell office:value-type="string" calcext:value-type="string">
            <text:p>t de tipo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+0422 / U+0442</text:p>
          </table:table-cell>
        </table:table-row>
        <table:table-row table:style-name="ro1">
          <table:table-cell office:value-type="string" calcext:value-type="string">
            <text:p>У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у[u]</text:p>
          </table:table-cell>
          <table:table-cell office:value-type="string" calcext:value-type="string">
            <text:p>укъ[uk]</text:p>
          </table:table-cell>
          <table:table-cell office:value-type="string" calcext:value-type="string">
            <text:p>/u/</text:p>
          </table:table-cell>
          <table:table-cell office:value-type="string" calcext:value-type="string">
            <text:p>u como en tu en españo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+0423 / U+0443</text:p>
          </table:table-cell>
        </table:table-row>
        <table:table-row table:style-name="ro1">
          <table:table-cell office:value-type="string" calcext:value-type="string">
            <text:p>Ф</text:p>
          </table:table-cell>
          <table:table-cell office:value-type="string" calcext:value-type="string">
            <text:p>ф</text:p>
          </table:table-cell>
          <table:table-cell office:value-type="string" calcext:value-type="string">
            <text:p>эф[ɛf]</text:p>
          </table:table-cell>
          <table:table-cell office:value-type="string" calcext:value-type="string">
            <text:p>фертъ[fʲɛrt]</text:p>
          </table:table-cell>
          <table:table-cell office:value-type="string" calcext:value-type="string">
            <text:p>/f/ o /fʲ/</text:p>
          </table:table-cell>
          <table:table-cell office:value-type="string" calcext:value-type="string">
            <text:p>f de fueg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+0424 / U+0444</text:p>
          </table:table-cell>
        </table:table-row>
        <table:table-row table:style-name="ro1">
          <table:table-cell office:value-type="string" calcext:value-type="string">
            <text:p>Х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ха[ha/xa]</text:p>
          </table:table-cell>
          <table:table-cell office:value-type="string" calcext:value-type="string">
            <text:p>хѣръ[xʲɛr]</text:p>
          </table:table-cell>
          <table:table-cell office:value-type="string" calcext:value-type="string">
            <text:p>/x/</text:p>
          </table:table-cell>
          <table:table-cell office:value-type="string" calcext:value-type="string">
            <text:p>j castellana como en "caja" o ch escocesa como en "loch"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+0425 / U+0445</text:p>
          </table:table-cell>
        </table:table-row>
        <table:table-row table:style-name="ro1">
          <table:table-cell office:value-type="string" calcext:value-type="string">
            <text:p>Ц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це[ʦɛ]</text:p>
          </table:table-cell>
          <table:table-cell office:value-type="string" calcext:value-type="string">
            <text:p>цы[ʦɨ]</text:p>
          </table:table-cell>
          <table:table-cell office:value-type="string" calcext:value-type="string">
            <text:p>/ʦ/</text:p>
          </table:table-cell>
          <table:table-cell office:value-type="string" calcext:value-type="string">
            <text:p>ts como en Tzintzuntzan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+0426 / U+0446</text:p>
          </table:table-cell>
        </table:table-row>
        <table:table-row table:style-name="ro1">
          <table:table-cell office:value-type="string" calcext:value-type="string">
            <text:p>Ч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че[ʨɛ]</text:p>
          </table:table-cell>
          <table:table-cell office:value-type="string" calcext:value-type="string">
            <text:p>червь[ʨervʲ]</text:p>
          </table:table-cell>
          <table:table-cell office:value-type="string" calcext:value-type="string">
            <text:p>/ʧ/ o /ʨ/</text:p>
          </table:table-cell>
          <table:table-cell office:value-type="string" calcext:value-type="string">
            <text:p>ch de cha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+0427 / U+0447</text:p>
          </table:table-cell>
        </table:table-row>
        <table:table-row table:style-name="ro1">
          <table:table-cell office:value-type="string" calcext:value-type="string">
            <text:p>Ш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ша[ʂa/sh]</text:p>
          </table:table-cell>
          <table:table-cell office:value-type="string" calcext:value-type="string">
            <text:p>ша[ʂa]</text:p>
          </table:table-cell>
          <table:table-cell office:value-type="string" calcext:value-type="string">
            <text:p>/ʃ/ o /ʂ/</text:p>
          </table:table-cell>
          <table:table-cell office:value-type="string" calcext:value-type="string">
            <text:p>sh como en 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28 / U+0448</text:p>
          </table:table-cell>
        </table:table-row>
        <table:table-row table:style-name="ro1">
          <table:table-cell office:value-type="string" calcext:value-type="string">
            <text:p>Щ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ща[ɕːa/shch]</text:p>
          </table:table-cell>
          <table:table-cell office:value-type="string" calcext:value-type="string">
            <text:p>ща[ɕtɕa]</text:p>
          </table:table-cell>
          <table:table-cell office:value-type="string" calcext:value-type="string">
            <text:p>/ʃʧ/ o /ɕː/</text:p>
          </table:table-cell>
          <table:table-cell office:value-type="string" calcext:value-type="string">
            <text:p>especie de sh larga, usualmente transliterada como sh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29 / U+0449</text:p>
          </table:table-cell>
        </table:table-row>
        <table:table-row table:style-name="ro1">
          <table:table-cell office:value-type="string" calcext:value-type="string">
            <text:p>Ъ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твёрдый знак['tvʲо.rdəj 'znak]</text:p>
          </table:table-cell>
          <table:table-cell office:value-type="string" calcext:value-type="string">
            <text:p>еръ[jer]; Yer</text:p>
          </table:table-cell>
          <table:table-cell office:value-type="string" calcext:value-type="string">
            <text:p>Note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+042A / U+044A</text:p>
          </table:table-cell>
        </table:table-row>
        <table:table-row table:style-name="ro1">
          <table:table-cell office:value-type="string" calcext:value-type="string">
            <text:p>Ы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ы[ɨ]</text:p>
          </table:table-cell>
          <table:table-cell office:value-type="string" calcext:value-type="string">
            <text:p>еры['jɛ.rɨ]</text:p>
          </table:table-cell>
          <table:table-cell office:value-type="string" calcext:value-type="string">
            <text:p>/ɨ/5</text:p>
          </table:table-cell>
          <table:table-cell office:value-type="string" calcext:value-type="string">
            <text:p>i de rí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2B / U+044B</text:p>
          </table:table-cell>
        </table:table-row>
        <table:table-row table:style-name="ro1">
          <table:table-cell office:value-type="string" calcext:value-type="string">
            <text:p>Ь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мягкий знак['mʲækʲɪj 'znak]</text:p>
          </table:table-cell>
          <table:table-cell office:value-type="string" calcext:value-type="string">
            <text:p>ерь[jerʲ]</text:p>
          </table:table-cell>
          <table:table-cell office:value-type="string" calcext:value-type="string">
            <text:p>/ ʲ/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+042C / U+044C</text:p>
          </table:table-cell>
        </table:table-row>
        <table:table-row table:style-name="ro1">
          <table:table-cell office:value-type="string" calcext:value-type="string">
            <text:p>Э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э[ɛ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ɛ/</text:p>
          </table:table-cell>
          <table:table-cell office:value-type="string" calcext:value-type="string">
            <text:p>e de épo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2D / U+044D</text:p>
          </table:table-cell>
        </table:table-row>
        <table:table-row table:style-name="ro1">
          <table:table-cell office:value-type="string" calcext:value-type="string">
            <text:p>Ю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ю4[ju]</text:p>
          </table:table-cell>
          <table:table-cell office:value-type="string" calcext:value-type="string">
            <text:p>ю[ju]</text:p>
          </table:table-cell>
          <table:table-cell office:value-type="string" calcext:value-type="string">
            <text:p>/ju/ o / ʲu/</text:p>
          </table:table-cell>
          <table:table-cell office:value-type="string" calcext:value-type="string">
            <text:p>yu (/iú/) como en Yugoslav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2E / U+044E</text:p>
          </table:table-cell>
        </table:table-row>
        <table:table-row table:style-name="ro1">
          <table:table-cell office:value-type="string" calcext:value-type="string">
            <text:p>Я</text:p>
          </table:table-cell>
          <table:table-cell office:value-type="string" calcext:value-type="string">
            <text:p>я</text:p>
          </table:table-cell>
          <table:table-cell table:number-columns-repeated="2" office:value-type="string" calcext:value-type="string">
            <text:p>я[ja]</text:p>
          </table:table-cell>
          <table:table-cell office:value-type="string" calcext:value-type="string">
            <text:p>/ja/ o / ʲa/</text:p>
          </table:table-cell>
          <table:table-cell office:value-type="string" calcext:value-type="string">
            <text:p>ya /iá/ como en parano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+042F / U+044F</text:p>
          </table:table-cell>
        </table:table-row>
        <table:table-row table:style-name="ro1">
          <table:table-cell table:style-name="ce16" office:value-type="string" calcext:value-type="string" table:number-columns-spanned="7" table:number-rows-spanned="1">
            <text:p>Letras eliminadas en 1918: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І</text:p>
          </table:table-cell>
          <table:table-cell office:value-type="string" calcext:value-type="string">
            <text:p>і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і десятеричное[i]</text:p>
          </table:table-cell>
          <table:table-cell office:value-type="string" calcext:value-type="string">
            <text:p>/i/ or / ʲi/</text:p>
          </table:table-cell>
          <table:table-cell office:value-type="string" calcext:value-type="string">
            <text:p>como en i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Ѳ</text:p>
          </table:table-cell>
          <table:table-cell office:value-type="string" calcext:value-type="string">
            <text:p>ѳ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ѳита[fʲɪ'ta]</text:p>
          </table:table-cell>
          <table:table-cell office:value-type="string" calcext:value-type="string">
            <text:p>/f/ o /fʲ/</text:p>
          </table:table-cell>
          <table:table-cell office:value-type="string" calcext:value-type="string">
            <text:p>como en foc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Ѣ</text:p>
          </table:table-cell>
          <table:table-cell office:value-type="string" calcext:value-type="string">
            <text:p>ѣ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ять[jætʲ]; Yat</text:p>
          </table:table-cell>
          <table:table-cell office:value-type="string" calcext:value-type="string">
            <text:p>/jɛ/ o / ʲɛ/</text:p>
          </table:table-cell>
          <table:table-cell office:value-type="string" calcext:value-type="string">
            <text:p>como е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Ѵ</text:p>
          </table:table-cell>
          <table:table-cell office:value-type="string" calcext:value-type="string">
            <text:p>ѵ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жица['i.ʐɨ.tsə]</text:p>
          </table:table-cell>
          <table:table-cell office:value-type="string" calcext:value-type="string">
            <text:p>/i/ o / ʲi/</text:p>
          </table:table-cell>
          <table:table-cell office:value-type="string" calcext:value-type="string">
            <text:p>como и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7" table:number-rows-spanned="1">
            <text:p>Letras en desuso antes del siglo XVIII18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Ѕ</text:p>
          </table:table-cell>
          <table:table-cell office:value-type="string" calcext:value-type="string">
            <text:p>ѕ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ѣло['zʲɛ.lə]</text:p>
          </table:table-cell>
          <table:table-cell office:value-type="string" calcext:value-type="string">
            <text:p>/dz/, /z/ o /zʲ/</text:p>
          </table:table-cell>
          <table:table-cell office:value-type="string" calcext:value-type="string">
            <text:p>como з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Ѯ</text:p>
          </table:table-cell>
          <table:table-cell office:value-type="string" calcext:value-type="string">
            <text:p>ѯ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си[ksʲi]</text:p>
          </table:table-cell>
          <table:table-cell office:value-type="string" calcext:value-type="string">
            <text:p>/ks/ o /ksʲ/</text:p>
          </table:table-cell>
          <table:table-cell office:value-type="string" calcext:value-type="string">
            <text:p>como кс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Ѱ</text:p>
          </table:table-cell>
          <table:table-cell office:value-type="string" calcext:value-type="string">
            <text:p>ѱ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си[psʲi]</text:p>
          </table:table-cell>
          <table:table-cell office:value-type="string" calcext:value-type="string">
            <text:p>/ps/ o /psʲ/</text:p>
          </table:table-cell>
          <table:table-cell office:value-type="string" calcext:value-type="string">
            <text:p>como пс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Ѡ</text:p>
          </table:table-cell>
          <table:table-cell office:value-type="string" calcext:value-type="string">
            <text:p>ѡ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мега[ʌ'mʲɛ.gə]</text:p>
          </table:table-cell>
          <table:table-cell office:value-type="string" calcext:value-type="string">
            <text:p>/o/</text:p>
          </table:table-cell>
          <table:table-cell office:value-type="string" calcext:value-type="string">
            <text:p>como о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Ѫ</text:p>
          </table:table-cell>
          <table:table-cell office:value-type="string" calcext:value-type="string">
            <text:p>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юсъ большой['jus bʌlʲ'ʂoj], Yus</text:p>
          </table:table-cell>
          <table:table-cell office:value-type="string" calcext:value-type="string">
            <text:p>/u/,/ju/ o / ʲu/15</text:p>
          </table:table-cell>
          <table:table-cell office:value-type="string" calcext:value-type="string">
            <text:p>como у o ю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Ѧ15</text:p>
          </table:table-cell>
          <table:table-cell office:value-type="string" calcext:value-type="string">
            <text:p>ѧ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юсъ малый['jus 'mɑ.lɨj]</text:p>
          </table:table-cell>
          <table:table-cell office:value-type="string" calcext:value-type="string">
            <text:p>/ja/ o / ʲa/16</text:p>
          </table:table-cell>
          <table:table-cell office:value-type="string" calcext:value-type="string">
            <text:p>como я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Ѭ</text:p>
          </table:table-cell>
          <table:table-cell office:value-type="string" calcext:value-type="string">
            <text:p>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юсъ большой іотированный['jus bʌlʲ'ʂoj jʌ'tʲi.rə.vən.nɨj]</text:p>
          </table:table-cell>
          <table:table-cell office:value-type="string" calcext:value-type="string">
            <text:p>/ju/ o / ʲu/15</text:p>
          </table:table-cell>
          <table:table-cell office:value-type="string" calcext:value-type="string">
            <text:p>como ю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Ѩ</text:p>
          </table:table-cell>
          <table:table-cell office:value-type="string" calcext:value-type="string">
            <text:p>ѩ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юсъ малый іотированный['jus 'mɑ.lɨj jʌ'tʲi.rə.vən.nɨj]</text:p>
          </table:table-cell>
          <table:table-cell office:value-type="string" calcext:value-type="string">
            <text:p>/ja/ o / ʲa/15</text:p>
          </table:table-cell>
          <table:table-cell office:value-type="string" calcext:value-type="string">
            <text:p>como я</text:p>
          </table:table-cell>
          <table:table-cell office:value-type="string" calcext:value-type="string">
            <text:p>-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4.A1:Hoja4.F1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01:07:52.3943777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0:15:33.654505715</meta:creation-date>
    <dc:date>2017-01-28T01:11:09.636138610</dc:date>
    <meta:editing-duration>PT2H10M1S</meta:editing-duration>
    <meta:editing-cycles>14</meta:editing-cycles>
    <meta:generator>LibreOffice/5.1.4.2$Linux_X86_64 LibreOffice_project/10m0$Build-2</meta:generator>
    <meta:document-statistic meta:table-count="6" meta:cell-count="4001" meta:object-count="0"/>
  </office:meta>
</office:document-meta>
</file>